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AC00000DAC192427C552B4F2E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3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5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6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6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6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7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7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7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7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8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9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9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9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1" style:family="table-row">
      <style:table-row-properties fo:background-color="transparent" fo:keep-together="auto">
        <style:background-image/>
      </style:table-row-properties>
    </style:style>
    <style:style style:name="Tabla10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0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0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0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0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0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1" style:family="table-row">
      <style:table-row-properties fo:background-color="transparent" fo:keep-together="auto">
        <style:background-image/>
      </style:table-row-properties>
    </style:style>
    <style:style style:name="Tabla11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1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1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1" style:family="table-row">
      <style:table-row-properties fo:background-color="transparent" fo:keep-together="auto">
        <style:background-image/>
      </style:table-row-properties>
    </style:style>
    <style:style style:name="Tabla12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2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2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2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2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2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8.5cm" style:rel-column-width="32767*"/>
    </style:style>
    <style:style style:name="Tabla13.B" style:family="table-column">
      <style:table-column-properties style:column-width="8.5cm" style:rel-column-width="32768*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3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3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3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3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3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3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3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4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4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4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4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4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4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4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5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8.5cm" style:rel-column-width="32767*"/>
    </style:style>
    <style:style style:name="Tabla15.B" style:family="table-column">
      <style:table-column-properties style:column-width="8.5cm" style:rel-column-width="32768*"/>
    </style:style>
    <style:style style:name="Tabla15.1" style:family="table-row">
      <style:table-row-properties fo:background-color="transparent" fo:keep-together="auto">
        <style:background-image/>
      </style:table-row-properties>
    </style:style>
    <style:style style:name="Tabla15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5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5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5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5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5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5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5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6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8.5cm" style:rel-column-width="32767*"/>
    </style:style>
    <style:style style:name="Tabla16.B" style:family="table-column">
      <style:table-column-properties style:column-width="8.5cm" style:rel-column-width="32768*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6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6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6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6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6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7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7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7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7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7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7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7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7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8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1" style:family="table-row">
      <style:table-row-properties fo:background-color="transparent" fo:keep-together="auto">
        <style:background-image/>
      </style:table-row-properties>
    </style:style>
    <style:style style:name="Tabla18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8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8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8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8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8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8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8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9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9.A" style:family="table-column">
      <style:table-column-properties style:column-width="8.5cm" style:rel-column-width="32767*"/>
    </style:style>
    <style:style style:name="Tabla19.B" style:family="table-column">
      <style:table-column-properties style:column-width="8.5cm" style:rel-column-width="32768*"/>
    </style:style>
    <style:style style:name="Tabla19.1" style:family="table-row">
      <style:table-row-properties fo:background-color="transparent" fo:keep-together="auto">
        <style:background-image/>
      </style:table-row-properties>
    </style:style>
    <style:style style:name="Tabla19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9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19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9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0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0.A" style:family="table-column">
      <style:table-column-properties style:column-width="8.5cm" style:rel-column-width="32767*"/>
    </style:style>
    <style:style style:name="Tabla20.B" style:family="table-column">
      <style:table-column-properties style:column-width="8.5cm" style:rel-column-width="32768*"/>
    </style:style>
    <style:style style:name="Tabla20.1" style:family="table-row">
      <style:table-row-properties fo:background-color="transparent" fo:keep-together="auto">
        <style:background-image/>
      </style:table-row-properties>
    </style:style>
    <style:style style:name="Tabla20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0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20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0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0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0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0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0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1.A" style:family="table-column">
      <style:table-column-properties style:column-width="8.5cm" style:rel-column-width="32767*"/>
    </style:style>
    <style:style style:name="Tabla21.B" style:family="table-column">
      <style:table-column-properties style:column-width="8.5cm" style:rel-column-width="32768*"/>
    </style:style>
    <style:style style:name="Tabla21.1" style:family="table-row">
      <style:table-row-properties fo:background-color="transparent" fo:keep-together="auto">
        <style:background-image/>
      </style:table-row-properties>
    </style:style>
    <style:style style:name="Tabla21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1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21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1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1" style:family="table-row">
      <style:table-row-properties fo:background-color="transparent" fo:keep-together="auto">
        <style:background-image/>
      </style:table-row-properties>
    </style:style>
    <style:style style:name="Tabla22.A1" style:family="table-cell">
      <style:table-cell-properties style:vertical-align="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2.B1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a22.A2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2.B2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2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2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9.5pt" fo:font-weight="normal" officeooo:rsid="02870ed5" officeooo:paragraph-rsid="02be41f3" fo:background-color="transparent" style:font-size-asian="9.5pt" style:font-weight-asian="normal" style:font-size-complex="9.5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9.5pt" fo:font-weight="normal" officeooo:rsid="02bf2b30" officeooo:paragraph-rsid="02c507f1" fo:background-color="transparent" style:font-size-asian="9.5pt" style:font-weight-asian="normal" style:font-size-complex="9.5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9.5pt" fo:font-weight="normal" officeooo:rsid="02bf2b30" officeooo:paragraph-rsid="02ffd9e3" fo:background-color="transparent" style:font-size-asian="9.5pt" style:font-weight-asian="normal" style:font-size-complex="9.5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9.5pt" fo:font-weight="normal" officeooo:rsid="02bf2b30" officeooo:paragraph-rsid="0310ba40" fo:background-color="transparent" style:font-size-asian="9.5pt" style:font-weight-asian="normal" style:font-size-complex="9.5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bc5016" style:font-size-asian="9.5pt" style:font-weight-asian="bold" style:font-size-complex="9.5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cae8d7" style:font-size-asian="9.5pt" style:font-weight-asian="bold" style:font-size-complex="9.5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f9f397" style:font-size-asian="9.5pt" style:font-size-complex="9.5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300f4b1" style:font-size-asian="9.5pt" style:font-size-complex="9.5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0024597" style:font-size-asian="9.5pt" style:font-size-complex="9.5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7f1ace" style:font-size-asian="9.5pt" style:font-size-complex="9.5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88ac72" style:font-size-asian="9.5pt" style:font-size-complex="9.5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968d93" style:font-size-asian="9.5pt" style:font-size-complex="9.5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a39ea2" style:font-size-asian="9.5pt" style:font-size-complex="9.5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adbda1" style:font-size-asian="9.5pt" style:font-size-complex="9.5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b0897c" style:font-size-asian="9.5pt" style:font-size-complex="9.5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bc5016" style:font-size-asian="9.5pt" style:font-size-complex="9.5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c41444" style:font-size-asian="9.5pt" style:font-size-complex="9.5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cae8d7" style:font-size-asian="9.5pt" style:font-size-complex="9.5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cf869d" style:font-size-asian="9.5pt" style:font-size-complex="9.5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d4abda" style:font-size-asian="9.5pt" style:font-size-complex="9.5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e063c7" style:font-size-asian="9.5pt" style:font-size-complex="9.5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d6c430" style:font-size-asian="9.5pt" style:font-size-complex="9.5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eb16bb" style:font-size-asian="9.5pt" style:font-size-complex="9.5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310ba40" style:font-size-asian="9.5pt" style:font-size-complex="9.5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318aede" style:font-size-asian="9.5pt" style:font-size-complex="9.5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Arial1" fo:font-size="9.5pt" officeooo:rsid="027af4da" officeooo:paragraph-rsid="027af4da" style:font-size-asian="9.5pt" style:font-size-complex="9.5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1" fo:font-size="9.5pt" officeooo:rsid="027af4da" officeooo:paragraph-rsid="027af4da" style:font-size-asian="9.5pt" style:font-size-complex="9.5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85ecf6" style:font-size-asian="9.5pt" style:font-size-complex="9.5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8b6b88" style:font-size-asian="9.5pt" style:font-size-complex="9.5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968d93" style:font-size-asian="9.5pt" style:font-size-complex="9.5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adbda1" style:font-size-asian="9.5pt" style:font-size-complex="9.5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bc5016" style:font-size-asian="9.5pt" style:font-size-complex="9.5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c507f1" style:font-size-asian="9.5pt" style:font-size-complex="9.5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cf869d" style:font-size-asian="9.5pt" style:font-size-complex="9.5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e063c7" style:font-size-asian="9.5pt" style:font-size-complex="9.5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ffd9e3" style:font-size-asian="9.5pt" style:font-size-complex="9.5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d6c430" style:font-size-asian="9.5pt" style:font-size-complex="9.5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2eb16bb" style:font-size-asian="9.5pt" style:font-size-complex="9.5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310ba40" style:font-size-asian="9.5pt" style:font-size-complex="9.5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318aede" style:font-size-asian="9.5pt" style:font-size-complex="9.5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2870ed5" style:font-size-asian="9.5pt" style:font-size-complex="9.5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2968d93" style:font-size-asian="9.5pt" style:font-size-complex="9.5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2adbda1" style:font-size-asian="9.5pt" style:font-size-complex="9.5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2cf869d" style:font-size-asian="9.5pt" style:font-size-complex="9.5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2d6c430" style:font-size-asian="9.5pt" style:font-size-complex="9.5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2e063c7" style:font-size-asian="9.5pt" style:font-size-complex="9.5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318aede" style:font-size-asian="9.5pt" style:font-size-complex="9.5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28b6b88" style:font-size-asian="9.5pt" style:font-size-complex="9.5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2eb16bb" style:font-size-asian="9.5pt" style:font-size-complex="9.5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1" fo:font-size="9.5pt" officeooo:rsid="02a39ea2" officeooo:paragraph-rsid="02a4f8e9" style:font-size-asian="9.5pt" style:font-size-complex="9.5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1" fo:font-size="9.5pt" officeooo:rsid="02a39ea2" officeooo:paragraph-rsid="02adbda1" style:font-size-asian="9.5pt" style:font-size-complex="9.5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1" fo:font-size="9.5pt" officeooo:rsid="02a39ea2" officeooo:paragraph-rsid="02b40b88" style:font-size-asian="9.5pt" style:font-size-complex="9.5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1" fo:font-size="9.5pt" officeooo:rsid="02a39ea2" officeooo:paragraph-rsid="02cf869d" style:font-size-asian="9.5pt" style:font-size-complex="9.5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1" fo:font-size="9.5pt" officeooo:rsid="02a39ea2" officeooo:paragraph-rsid="02d4abda" style:font-size-asian="9.5pt" style:font-size-complex="9.5pt"/>
    </style:style>
    <style:style style:name="P55" style:family="paragraph" style:parent-style-name="Standard">
      <style:paragraph-properties fo:line-height="150%" fo:text-align="center" style:justify-single-word="false"/>
      <style:text-properties style:font-name="Arial1" fo:font-size="9.5pt" officeooo:rsid="02a39ea2" officeooo:paragraph-rsid="02cf869d" style:font-size-asian="9.5pt" style:font-size-complex="9.5pt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1" fo:font-size="9.5pt" officeooo:rsid="02bc5016" officeooo:paragraph-rsid="02bc5016" style:font-size-asian="9.5pt" style:font-size-complex="9.5pt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1" fo:font-size="9.5pt" officeooo:rsid="02be41f3" officeooo:paragraph-rsid="02bf2b30" style:font-size-asian="9.5pt" style:font-size-complex="9.5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1" fo:font-size="9.5pt" officeooo:rsid="0308ce66" officeooo:paragraph-rsid="030b9c69" style:font-size-asian="9.5pt" style:font-size-complex="9.5pt"/>
    </style:style>
    <style:style style:name="P59" style:family="paragraph" style:parent-style-name="Standard">
      <style:paragraph-properties fo:line-height="150%" fo:text-align="center" style:justify-single-word="false"/>
      <style:text-properties fo:color="#ffffff" loext:opacity="100%" style:font-name="Arial1" fo:font-size="9.5pt" fo:font-weight="bold" officeooo:paragraph-rsid="00024597" fo:background-color="#ff7f00" style:font-size-asian="9.5pt" style:font-weight-asian="bold" style:font-size-complex="9.5pt" style:font-weight-complex="bold"/>
    </style:style>
    <style:style style:name="P60" style:family="paragraph" style:parent-style-name="Standard">
      <style:paragraph-properties fo:text-align="center" style:justify-single-word="false" style:writing-mode="lr-tb"/>
      <style:text-properties style:font-name="Arial1" fo:font-size="9.5pt" fo:font-weight="bold" style:font-size-asian="9.5pt" style:font-weight-asian="bold" style:font-size-complex="9.5pt" style:font-weight-complex="bold"/>
    </style:style>
    <style:style style:name="P61" style:family="paragraph" style:parent-style-name="Standard">
      <style:paragraph-properties fo:text-align="center" style:justify-single-word="false" style:writing-mode="lr-tb"/>
      <style:text-properties style:font-name="Arial1" fo:font-size="9.5pt" fo:font-weight="bold" officeooo:paragraph-rsid="02f9f397" style:font-size-asian="9.5pt" style:font-weight-asian="bold" style:font-size-complex="9.5pt" style:font-weight-complex="bold"/>
    </style:style>
    <style:style style:name="P62" style:family="paragraph" style:parent-style-name="Standard">
      <style:paragraph-properties fo:text-align="center" style:justify-single-word="false" style:writing-mode="lr-tb"/>
      <style:text-properties style:font-name="Arial1" fo:font-size="9.5pt" fo:font-weight="bold" officeooo:paragraph-rsid="0300f4b1" style:font-size-asian="9.5pt" style:font-weight-asian="bold" style:font-size-complex="9.5pt" style:font-weight-complex="bold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Arial1" fo:font-size="9.5pt" fo:font-weight="bold" officeooo:paragraph-rsid="02c41444" style:font-size-asian="9.5pt" style:font-weight-asian="bold" style:font-size-complex="9.5pt" style:font-weight-complex="bold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Arial1" fo:font-size="9.5pt" fo:font-weight="bold" officeooo:paragraph-rsid="02e40fdd" style:font-size-asian="9.5pt" style:font-weight-asian="bold" style:font-size-complex="9.5pt" style:font-weight-complex="bold"/>
    </style:style>
    <style:style style:name="P65" style:family="paragraph" style:parent-style-name="Standard">
      <style:paragraph-properties fo:text-align="center" style:justify-single-word="false" style:writing-mode="lr-tb"/>
      <style:text-properties style:font-name="Arial1" fo:font-size="9.5pt" fo:font-weight="bold" officeooo:paragraph-rsid="0310ba40" style:font-size-asian="9.5pt" style:font-weight-asian="bold" style:font-size-complex="9.5pt" style:font-weight-complex="bold"/>
    </style:style>
    <style:style style:name="P66" style:family="paragraph" style:parent-style-name="Standard">
      <style:paragraph-properties fo:text-align="center" style:justify-single-word="false" style:writing-mode="lr-tb"/>
      <style:text-properties style:font-name="Arial1" fo:font-size="9.5pt" fo:font-weight="bold" officeooo:paragraph-rsid="0318aede" style:font-size-asian="9.5pt" style:font-weight-asian="bold" style:font-size-complex="9.5pt" style:font-weight-complex="bold"/>
    </style:style>
    <style:style style:name="P67" style:family="paragraph" style:parent-style-name="Standard">
      <style:paragraph-properties fo:text-align="center" style:justify-single-word="false" style:writing-mode="lr-tb"/>
      <style:text-properties fo:color="#804000" loext:opacity="100%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size-complex="9.5pt" style:font-weight-complex="bold" style:text-emphasize="none"/>
    </style:style>
    <style:style style:name="P68" style:family="paragraph" style:parent-style-name="Standard">
      <style:paragraph-properties fo:text-align="center" style:justify-single-word="false" style:writing-mode="lr-tb"/>
      <style:text-properties fo:color="#804000" loext:opacity="100%" style:font-name="Arial1" fo:font-size="9.5pt" fo:font-weight="bold" style:font-size-asian="9.5pt" style:font-weight-asian="bold" style:font-size-complex="9.5pt" style:font-weight-complex="bold"/>
    </style:style>
    <style:style style:name="P69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bc5016" style:font-size-asian="9.5pt" style:font-weight-asian="bold" style:font-size-complex="9.5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f9f397" style:font-size-asian="9.5pt" style:font-weight-asian="bold" style:font-size-complex="9.5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300f4b1" style:font-size-asian="9.5pt" style:font-weight-asian="bold" style:font-size-complex="9.5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826cfe" style:font-size-asian="9.5pt" style:font-weight-asian="bold" style:font-size-complex="9.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88ac72" style:font-size-asian="9.5pt" style:font-weight-asian="bold" style:font-size-complex="9.5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968d93" style:font-size-asian="9.5pt" style:font-weight-asian="bold" style:font-size-complex="9.5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a39ea2" style:font-size-asian="9.5pt" style:font-weight-asian="bold" style:font-size-complex="9.5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adbda1" style:font-size-asian="9.5pt" style:font-weight-asian="bold" style:font-size-complex="9.5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b0897c" style:font-size-asian="9.5pt" style:font-weight-asian="bold" style:font-size-complex="9.5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bc5016" style:font-size-asian="9.5pt" style:font-weight-asian="bold" style:font-size-complex="9.5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c41444" style:font-size-asian="9.5pt" style:font-weight-asian="bold" style:font-size-complex="9.5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cae8d7" style:font-size-asian="9.5pt" style:font-weight-asian="bold" style:font-size-complex="9.5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cf869d" style:font-size-asian="9.5pt" style:font-weight-asian="bold" style:font-size-complex="9.5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d4abda" style:font-size-asian="9.5pt" style:font-weight-asian="bold" style:font-size-complex="9.5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e063c7" style:font-size-asian="9.5pt" style:font-weight-asian="bold" style:font-size-complex="9.5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d6c430" style:font-size-asian="9.5pt" style:font-weight-asian="bold" style:font-size-complex="9.5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2eb16bb" style:font-size-asian="9.5pt" style:font-weight-asian="bold" style:font-size-complex="9.5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310ba40" style:font-size-asian="9.5pt" style:font-weight-asian="bold" style:font-size-complex="9.5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318aede" style:font-size-asian="9.5pt" style:font-weight-asian="bold" style:font-size-complex="9.5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style:font-size-asian="9.5pt" style:font-weight-asian="bold" style:font-size-complex="9.5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f9f397" style:font-size-asian="9.5pt" style:font-weight-asian="bold" style:font-size-complex="9.5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00f4b1" style:font-size-asian="9.5pt" style:font-weight-asian="bold" style:font-size-complex="9.5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826cfe" style:font-size-asian="9.5pt" style:font-weight-asian="bold" style:font-size-complex="9.5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88ac72" style:font-size-asian="9.5pt" style:font-weight-asian="bold" style:font-size-complex="9.5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968d93" style:font-size-asian="9.5pt" style:font-weight-asian="bold" style:font-size-complex="9.5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a39ea2" style:font-size-asian="9.5pt" style:font-weight-asian="bold" style:font-size-complex="9.5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adbda1" style:font-size-asian="9.5pt" style:font-weight-asian="bold" style:font-size-complex="9.5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b0897c" style:font-size-asian="9.5pt" style:font-weight-asian="bold" style:font-size-complex="9.5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bc5016" style:font-size-asian="9.5pt" style:font-weight-asian="bold" style:font-size-complex="9.5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c41444" style:font-size-asian="9.5pt" style:font-weight-asian="bold" style:font-size-complex="9.5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cae8d7" style:font-size-asian="9.5pt" style:font-weight-asian="bold" style:font-size-complex="9.5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cf869d" style:font-size-asian="9.5pt" style:font-weight-asian="bold" style:font-size-complex="9.5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d4abda" style:font-size-asian="9.5pt" style:font-weight-asian="bold" style:font-size-complex="9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e063c7" style:font-size-asian="9.5pt" style:font-weight-asian="bold" style:font-size-complex="9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d6c430" style:font-size-asian="9.5pt" style:font-weight-asian="bold" style:font-size-complex="9.5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eb16bb" style:font-size-asian="9.5pt" style:font-weight-asian="bold" style:font-size-complex="9.5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10ba40" style:font-size-asian="9.5pt" style:font-weight-asian="bold" style:font-size-complex="9.5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18aede" style:font-size-asian="9.5pt" style:font-weight-asian="bold" style:font-size-complex="9.5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style:font-size-asian="9.5pt" style:font-size-complex="9.5pt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b0897c" style:font-size-asian="9.5pt" style:font-size-complex="9.5pt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c41444" style:font-size-asian="9.5pt" style:font-size-complex="9.5pt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2eb16bb" style:font-size-asian="9.5pt" style:font-size-complex="9.5pt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10ba40" style:font-size-asian="9.5pt" style:font-size-complex="9.5pt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c41444" officeooo:paragraph-rsid="02c41444" style:font-size-asian="9.5pt" style:font-size-complex="9.5pt"/>
    </style:style>
    <style:style style:name="P113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style:font-size-asian="9.5pt" style:font-weight-asian="bold" style:font-size-complex="9.5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paragraph-rsid="02d6c430" style:font-size-asian="9.5pt" style:font-weight-asian="bold" style:font-size-complex="9.5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rsid="02826cfe" officeooo:paragraph-rsid="02826cfe" style:font-size-asian="9.5pt" style:font-weight-asian="bold" style:font-size-complex="9.5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rsid="02826cfe" officeooo:paragraph-rsid="02d6c430" style:font-size-asian="9.5pt" style:font-weight-asian="bold" style:font-size-complex="9.5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rsid="02826cfe" officeooo:paragraph-rsid="02eb16bb" style:font-size-asian="9.5pt" style:font-weight-asian="bold" style:font-size-complex="9.5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rsid="02826cfe" officeooo:paragraph-rsid="0318aede" style:font-size-asian="9.5pt" style:font-weight-asian="bold" style:font-size-complex="9.5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rsid="02a39ea2" officeooo:paragraph-rsid="02a39ea2" style:font-size-asian="9.5pt" style:font-weight-asian="bold" style:font-size-complex="9.5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f9f397" style:font-size-asian="9.5pt" style:font-weight-asian="normal" style:font-size-complex="9.5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300f4b1" style:font-size-asian="9.5pt" style:font-weight-asian="normal" style:font-size-complex="9.5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868ab7" style:font-size-asian="9.5pt" style:font-weight-asian="normal" style:font-size-complex="9.5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88ac72" style:font-size-asian="9.5pt" style:font-weight-asian="normal" style:font-size-complex="9.5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968d93" style:font-size-asian="9.5pt" style:font-weight-asian="normal" style:font-size-complex="9.5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a39ea2" style:font-size-asian="9.5pt" style:font-weight-asian="normal" style:font-size-complex="9.5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adbda1" style:font-size-asian="9.5pt" style:font-weight-asian="normal" style:font-size-complex="9.5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b0897c" style:font-size-asian="9.5pt" style:font-weight-asian="normal" style:font-size-complex="9.5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b20585" style:font-size-asian="9.5pt" style:font-weight-asian="normal" style:font-size-complex="9.5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bc5016" style:font-size-asian="9.5pt" style:font-weight-asian="normal" style:font-size-complex="9.5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c41444" style:font-size-asian="9.5pt" style:font-weight-asian="normal" style:font-size-complex="9.5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cae8d7" style:font-size-asian="9.5pt" style:font-weight-asian="normal" style:font-size-complex="9.5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cf869d" style:font-size-asian="9.5pt" style:font-weight-asian="normal" style:font-size-complex="9.5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d4abda" style:font-size-asian="9.5pt" style:font-weight-asian="normal" style:font-size-complex="9.5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e063c7" style:font-size-asian="9.5pt" style:font-weight-asian="normal" style:font-size-complex="9.5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d73492" style:font-size-asian="9.5pt" style:font-weight-asian="normal" style:font-size-complex="9.5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d6c430" style:font-size-asian="9.5pt" style:font-weight-asian="normal" style:font-size-complex="9.5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2eb16bb" style:font-size-asian="9.5pt" style:font-weight-asian="normal" style:font-size-complex="9.5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310ba40" style:font-size-asian="9.5pt" style:font-weight-asian="normal" style:font-size-complex="9.5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318aede" style:font-size-asian="9.5pt" style:font-weight-asian="normal" style:font-size-complex="9.5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color="#804000" loext:opacity="100%" style:font-name="Arial1" fo:font-size="9.5pt" fo:font-weight="bold" officeooo:rsid="02826cfe" officeooo:paragraph-rsid="02f9f397" style:font-size-asian="9.5pt" style:font-weight-asian="bold" style:font-size-complex="9.5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color="#804000" loext:opacity="100%" style:font-name="Arial1" fo:font-size="9.5pt" fo:font-weight="bold" officeooo:rsid="02826cfe" officeooo:paragraph-rsid="02bc5016" style:font-size-asian="9.5pt" style:font-weight-asian="bold" style:font-size-complex="9.5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color="#804000" loext:opacity="100%" style:font-name="Arial1" fo:font-size="9.5pt" fo:font-weight="bold" officeooo:rsid="02826cfe" officeooo:paragraph-rsid="02c41444" style:font-size-asian="9.5pt" style:font-weight-asian="bold" style:font-size-complex="9.5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color="#804000" loext:opacity="100%" style:font-name="Arial1" fo:font-size="9.5pt" fo:font-weight="bold" officeooo:rsid="02826cfe" officeooo:paragraph-rsid="0310ba40" style:font-size-asian="9.5pt" style:font-weight-asian="bold" style:font-size-complex="9.5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color="#804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2826cfe" officeooo:paragraph-rsid="02a39ea2" style:font-size-asian="9.5pt" style:font-style-asian="normal" style:font-weight-asian="bold" style:font-size-complex="9.5pt" style:font-weight-complex="bold" style:text-emphasize="none"/>
    </style:style>
    <style:style style:name="P145" style:family="paragraph" style:parent-style-name="Table_20_Contents">
      <style:paragraph-properties fo:text-align="center" style:justify-single-word="false"/>
      <style:text-properties fo:color="#008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2826cfe" officeooo:paragraph-rsid="0300f4b1" style:font-size-asian="9.5pt" style:font-style-asian="normal" style:font-weight-asian="bold" style:font-size-complex="9.5pt" style:font-weight-complex="bold" style:text-emphasize="none"/>
    </style:style>
    <style:style style:name="P146" style:family="paragraph" style:parent-style-name="Table_20_Contents">
      <style:paragraph-properties fo:text-align="center" style:justify-single-word="false"/>
      <style:text-properties fo:color="#008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2826cfe" officeooo:paragraph-rsid="0288ac72" style:font-size-asian="9.5pt" style:font-style-asian="normal" style:font-weight-asian="bold" style:font-size-complex="9.5pt" style:font-weight-complex="bold" style:text-emphasize="none"/>
    </style:style>
    <style:style style:name="P147" style:family="paragraph" style:parent-style-name="Table_20_Contents">
      <style:paragraph-properties fo:text-align="center" style:justify-single-word="false"/>
      <style:text-properties fo:color="#008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2826cfe" officeooo:paragraph-rsid="02e063c7" style:font-size-asian="9.5pt" style:font-style-asian="normal" style:font-weight-asian="bold" style:font-size-complex="9.5pt" style:font-weight-complex="bold" style:text-emphasize="none"/>
    </style:style>
    <style:style style:name="P148" style:family="paragraph" style:parent-style-name="Table_20_Contents">
      <style:paragraph-properties fo:text-align="center" style:justify-single-word="false"/>
      <style:text-properties fo:color="#ffff00" loext:opacity="100%" style:font-name="Arial1" fo:font-size="9.5pt" fo:font-weight="bold" officeooo:rsid="02826cfe" officeooo:paragraph-rsid="02ae97d2" style:font-size-asian="9.5pt" style:font-weight-asian="bold" style:font-size-complex="9.5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color="#ffff00" loext:opacity="100%" style:font-name="Arial1" fo:font-size="9.5pt" fo:font-weight="bold" officeooo:rsid="02826cfe" officeooo:paragraph-rsid="02968d93" style:font-size-asian="9.5pt" style:font-weight-asian="bold" style:font-size-complex="9.5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color="#ffff00" loext:opacity="100%" style:font-name="Arial1" fo:font-size="9.5pt" fo:font-weight="bold" officeooo:rsid="02826cfe" officeooo:paragraph-rsid="02adbda1" style:font-size-asian="9.5pt" style:font-weight-asian="bold" style:font-size-complex="9.5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color="#ffff00" loext:opacity="100%" style:font-name="Arial1" fo:font-size="9.5pt" fo:font-weight="bold" officeooo:rsid="02826cfe" officeooo:paragraph-rsid="02cf869d" style:font-size-asian="9.5pt" style:font-weight-asian="bold" style:font-size-complex="9.5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color="#00ffff" loext:opacity="100%" style:font-name="Arial1" fo:font-size="9.5pt" fo:font-weight="bold" officeooo:rsid="02826cfe" officeooo:paragraph-rsid="02b0897c" style:font-size-asian="9.5pt" style:font-weight-asian="bold" style:font-size-complex="9.5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color="#00ffff" loext:opacity="100%" style:font-name="Arial1" fo:font-size="9.5pt" fo:font-weight="bold" officeooo:rsid="02826cfe" officeooo:paragraph-rsid="02cae8d7" style:font-size-asian="9.5pt" style:font-weight-asian="bold" style:font-size-complex="9.5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color="#00ffff" loext:opacity="100%" style:font-name="Arial1" fo:font-size="9.5pt" fo:font-weight="bold" officeooo:rsid="02826cfe" officeooo:paragraph-rsid="02d4abda" style:font-size-asian="9.5pt" style:font-weight-asian="bold" style:font-size-complex="9.5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color="#00ffff" loext:opacity="100%" style:font-name="Arial1" fo:font-size="9.5pt" fo:font-weight="bold" officeooo:rsid="02b0897c" officeooo:paragraph-rsid="02b0897c" style:font-size-asian="9.5pt" style:font-weight-asian="bold" style:font-size-complex="9.5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color="#00ffff" loext:opacity="100%" style:font-name="Arial1" fo:font-size="9.5pt" fo:font-weight="bold" officeooo:rsid="02b0897c" officeooo:paragraph-rsid="02cae8d7" style:font-size-asian="9.5pt" style:font-weight-asian="bold" style:font-size-complex="9.5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color="#00ffff" loext:opacity="100%" style:font-name="Arial1" fo:font-size="9.5pt" fo:font-weight="bold" officeooo:rsid="02b0897c" officeooo:paragraph-rsid="02d4abda" style:font-size-asian="9.5pt" style:font-weight-asian="bold" style:font-size-complex="9.5pt" style:font-weight-complex="bold"/>
    </style:style>
    <style:style style:name="P158" style:family="paragraph" style:parent-style-name="Standard" style:list-style-name="L1">
      <style:paragraph-properties fo:line-height="150%" fo:text-align="justify" style:justify-single-word="false"/>
      <style:text-properties style:font-name="Arial1" fo:font-size="9.5pt" officeooo:rsid="02870ed5" officeooo:paragraph-rsid="02870ed5" style:font-size-asian="9.5pt" style:font-size-complex="9.5pt"/>
    </style:style>
    <style:style style:name="P159" style:family="paragraph" style:parent-style-name="Standard" style:list-style-name="L1">
      <style:paragraph-properties fo:line-height="150%" fo:text-align="justify" style:justify-single-word="false"/>
      <style:text-properties style:font-name="Arial1" fo:font-size="9.5pt" officeooo:rsid="02870ed5" officeooo:paragraph-rsid="02968d93" style:font-size-asian="9.5pt" style:font-size-complex="9.5pt"/>
    </style:style>
    <style:style style:name="P160" style:family="paragraph" style:parent-style-name="Standard" style:list-style-name="L1">
      <style:paragraph-properties fo:line-height="150%" fo:text-align="justify" style:justify-single-word="false"/>
      <style:text-properties style:font-name="Arial1" fo:font-size="9.5pt" officeooo:rsid="02870ed5" officeooo:paragraph-rsid="02adbda1" style:font-size-asian="9.5pt" style:font-size-complex="9.5pt"/>
    </style:style>
    <style:style style:name="P161" style:family="paragraph" style:parent-style-name="Standard" style:list-style-name="L1">
      <style:paragraph-properties fo:line-height="150%" fo:text-align="justify" style:justify-single-word="false"/>
      <style:text-properties style:font-name="Arial1" fo:font-size="9.5pt" officeooo:rsid="02870ed5" officeooo:paragraph-rsid="02cf869d" style:font-size-asian="9.5pt" style:font-size-complex="9.5pt"/>
    </style:style>
    <style:style style:name="P162" style:family="paragraph" style:parent-style-name="Standard" style:list-style-name="L1">
      <style:paragraph-properties fo:line-height="150%" fo:text-align="justify" style:justify-single-word="false"/>
      <style:text-properties style:font-name="Arial1" fo:font-size="9.5pt" officeooo:rsid="02870ed5" officeooo:paragraph-rsid="02d6c430" style:font-size-asian="9.5pt" style:font-size-complex="9.5pt"/>
    </style:style>
    <style:style style:name="P163" style:family="paragraph" style:parent-style-name="Standard" style:list-style-name="L1">
      <style:paragraph-properties fo:line-height="150%" fo:text-align="justify" style:justify-single-word="false"/>
      <style:text-properties style:font-name="Arial1" fo:font-size="9.5pt" officeooo:rsid="02870ed5" officeooo:paragraph-rsid="02e063c7" style:font-size-asian="9.5pt" style:font-size-complex="9.5pt"/>
    </style:style>
    <style:style style:name="P164" style:family="paragraph" style:parent-style-name="Standard" style:list-style-name="L1">
      <style:paragraph-properties fo:line-height="150%" fo:text-align="justify" style:justify-single-word="false"/>
      <style:text-properties style:font-name="Arial1" fo:font-size="9.5pt" officeooo:rsid="02870ed5" officeooo:paragraph-rsid="02ecbe89" style:font-size-asian="9.5pt" style:font-size-complex="9.5pt"/>
    </style:style>
    <style:style style:name="P165" style:family="paragraph" style:parent-style-name="Standard" style:list-style-name="L1">
      <style:paragraph-properties fo:line-height="150%" fo:text-align="justify" style:justify-single-word="false"/>
      <style:text-properties style:font-name="Arial1" fo:font-size="9.5pt" officeooo:rsid="02870ed5" officeooo:paragraph-rsid="03504b07" style:font-size-asian="9.5pt" style:font-size-complex="9.5pt"/>
    </style:style>
    <style:style style:name="P166" style:family="paragraph" style:parent-style-name="Standard" style:list-style-name="L2">
      <style:paragraph-properties fo:line-height="150%" fo:text-align="justify" style:justify-single-word="false"/>
      <style:text-properties style:font-name="Arial1" fo:font-size="9.5pt" officeooo:rsid="02870ed5" officeooo:paragraph-rsid="02870ed5" style:font-size-asian="9.5pt" style:font-size-complex="9.5pt"/>
    </style:style>
    <style:style style:name="P167" style:family="paragraph" style:parent-style-name="Standard" style:list-style-name="L3">
      <style:paragraph-properties fo:line-height="150%" fo:text-align="justify" style:justify-single-word="false"/>
      <style:text-properties style:font-name="Arial1" fo:font-size="9.5pt" officeooo:rsid="02870ed5" officeooo:paragraph-rsid="028b6b88" style:font-size-asian="9.5pt" style:font-size-complex="9.5pt"/>
    </style:style>
    <style:style style:name="P168" style:family="paragraph" style:parent-style-name="Standard" style:list-style-name="L4">
      <style:paragraph-properties fo:line-height="150%" fo:text-align="justify" style:justify-single-word="false"/>
      <style:text-properties style:font-name="Arial1" fo:font-size="9.5pt" officeooo:rsid="02870ed5" officeooo:paragraph-rsid="02a13dd5" style:font-size-asian="9.5pt" style:font-size-complex="9.5pt"/>
    </style:style>
    <style:style style:name="P169" style:family="paragraph" style:parent-style-name="Standard" style:list-style-name="L5">
      <style:paragraph-properties fo:line-height="150%" fo:text-align="justify" style:justify-single-word="false"/>
      <style:text-properties style:font-name="Arial1" fo:font-size="9.5pt" officeooo:rsid="02870ed5" officeooo:paragraph-rsid="02adbda1" style:font-size-asian="9.5pt" style:font-size-complex="9.5pt"/>
    </style:style>
    <style:style style:name="P170" style:family="paragraph" style:parent-style-name="Standard" style:list-style-name="L10">
      <style:paragraph-properties fo:line-height="150%" fo:text-align="justify" style:justify-single-word="false"/>
      <style:text-properties style:font-name="Arial1" fo:font-size="9.5pt" officeooo:rsid="02870ed5" officeooo:paragraph-rsid="02cf869d" style:font-size-asian="9.5pt" style:font-size-complex="9.5pt"/>
    </style:style>
    <style:style style:name="P171" style:family="paragraph" style:parent-style-name="Standard" style:list-style-name="L11">
      <style:paragraph-properties fo:line-height="150%" fo:text-align="justify" style:justify-single-word="false"/>
      <style:text-properties style:font-name="Arial1" fo:font-size="9.5pt" officeooo:rsid="02870ed5" officeooo:paragraph-rsid="02db48ea" style:font-size-asian="9.5pt" style:font-size-complex="9.5pt"/>
    </style:style>
    <style:style style:name="P172" style:family="paragraph" style:parent-style-name="Standard" style:list-style-name="L12">
      <style:paragraph-properties fo:line-height="150%" fo:text-align="justify" style:justify-single-word="false"/>
      <style:text-properties style:font-name="Arial1" fo:font-size="9.5pt" officeooo:rsid="02870ed5" officeooo:paragraph-rsid="02e5fe35" style:font-size-asian="9.5pt" style:font-size-complex="9.5pt"/>
    </style:style>
    <style:style style:name="P173" style:family="paragraph" style:parent-style-name="Standard" style:list-style-name="L13">
      <style:paragraph-properties fo:line-height="150%" fo:text-align="justify" style:justify-single-word="false"/>
      <style:text-properties style:font-name="Arial1" fo:font-size="9.5pt" officeooo:rsid="02870ed5" officeooo:paragraph-rsid="02eb16bb" style:font-size-asian="9.5pt" style:font-size-complex="9.5pt"/>
    </style:style>
    <style:style style:name="P174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3462304" style:font-size-asian="9.5pt" style:font-size-complex="9.5pt"/>
    </style:style>
    <style:style style:name="P175" style:family="paragraph" style:parent-style-name="Standard" style:list-style-name="L22">
      <style:paragraph-properties fo:line-height="150%" fo:text-align="justify" style:justify-single-word="false"/>
      <style:text-properties style:font-name="Arial1" fo:font-size="9.5pt" officeooo:rsid="02870ed5" officeooo:paragraph-rsid="03504b07" style:font-size-asian="9.5pt" style:font-size-complex="9.5pt"/>
    </style:style>
    <style:style style:name="P176" style:family="paragraph" style:parent-style-name="Standard">
      <style:paragraph-properties fo:line-height="150%" fo:text-align="justify" style:justify-single-word="false"/>
      <style:text-properties style:font-name="Arial1" fo:font-size="9.5pt" officeooo:rsid="02870ed5" officeooo:paragraph-rsid="03504b07" style:font-size-asian="9.5pt" style:font-size-complex="9.5pt"/>
    </style:style>
    <style:style style:name="P177" style:family="paragraph" style:parent-style-name="Standard" style:list-style-name="L2">
      <style:paragraph-properties fo:line-height="150%" fo:text-align="justify" style:justify-single-word="false"/>
      <style:text-properties style:font-name="Arial1" fo:font-size="9.5pt" officeooo:rsid="02876c28" officeooo:paragraph-rsid="02876c28" style:font-size-asian="9.5pt" style:font-size-complex="9.5pt"/>
    </style:style>
    <style:style style:name="P178" style:family="paragraph" style:parent-style-name="Standard" style:list-style-name="L2">
      <style:paragraph-properties fo:line-height="150%" fo:text-align="justify" style:justify-single-word="false"/>
      <style:text-properties style:font-name="Arial1" fo:font-size="9.5pt" officeooo:paragraph-rsid="02887f40" style:font-size-asian="9.5pt" style:font-size-complex="9.5pt"/>
    </style:style>
    <style:style style:name="P179" style:family="paragraph" style:parent-style-name="Standard" style:list-style-name="L13">
      <style:paragraph-properties fo:line-height="150%" fo:text-align="justify" style:justify-single-word="false"/>
      <style:text-properties style:font-name="Arial1" fo:font-size="9.5pt" officeooo:paragraph-rsid="02f48718" style:font-size-asian="9.5pt" style:font-size-complex="9.5pt"/>
    </style:style>
    <style:style style:name="P180" style:family="paragraph" style:parent-style-name="Standard" style:list-style-name="L14">
      <style:paragraph-properties fo:line-height="150%" fo:text-align="justify" style:justify-single-word="false"/>
      <style:text-properties style:font-name="Arial1" fo:font-size="9.5pt" officeooo:paragraph-rsid="02ffd9e3" style:font-size-asian="9.5pt" style:font-size-complex="9.5pt"/>
    </style:style>
    <style:style style:name="P181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27f1ace" style:font-size-asian="9.5pt" style:font-size-complex="9.5pt"/>
    </style:style>
    <style:style style:name="P182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3462304" style:font-size-asian="9.5pt" style:font-size-complex="9.5pt"/>
    </style:style>
    <style:style style:name="P183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34cb12f" style:font-size-asian="9.5pt" style:font-size-complex="9.5pt"/>
    </style:style>
    <style:style style:name="P184" style:family="paragraph" style:parent-style-name="Standard">
      <style:paragraph-properties fo:line-height="150%" fo:text-align="justify" style:justify-single-word="false"/>
      <style:text-properties style:font-name="Arial1" fo:font-size="9.5pt" officeooo:paragraph-rsid="03504b07" style:font-size-asian="9.5pt" style:font-size-complex="9.5pt"/>
    </style:style>
    <style:style style:name="P185" style:family="paragraph" style:parent-style-name="Standard" style:list-style-name="L4">
      <style:paragraph-properties fo:line-height="150%" fo:text-align="justify" style:justify-single-word="false"/>
      <style:text-properties style:font-name="Arial1" fo:font-size="9.5pt" officeooo:rsid="02a39ea2" officeooo:paragraph-rsid="02a39ea2" style:font-size-asian="9.5pt" style:font-size-complex="9.5pt"/>
    </style:style>
    <style:style style:name="P186" style:family="paragraph" style:parent-style-name="Standard" style:list-style-name="L5">
      <style:paragraph-properties fo:line-height="150%" fo:text-align="justify" style:justify-single-word="false"/>
      <style:text-properties style:font-name="Arial1" fo:font-size="9.5pt" officeooo:rsid="02a39ea2" officeooo:paragraph-rsid="02adbda1" style:font-size-asian="9.5pt" style:font-size-complex="9.5pt"/>
    </style:style>
    <style:style style:name="P187" style:family="paragraph" style:parent-style-name="Standard" style:list-style-name="L10">
      <style:paragraph-properties fo:line-height="150%" fo:text-align="justify" style:justify-single-word="false"/>
      <style:text-properties style:font-name="Arial1" fo:font-size="9.5pt" officeooo:rsid="02a39ea2" officeooo:paragraph-rsid="02cf869d" style:font-size-asian="9.5pt" style:font-size-complex="9.5pt"/>
    </style:style>
    <style:style style:name="P188" style:family="paragraph" style:parent-style-name="Standard" style:list-style-name="L6">
      <style:paragraph-properties fo:line-height="150%" fo:text-align="justify" style:justify-single-word="false"/>
      <style:text-properties style:font-name="Arial1" fo:font-size="9.5pt" officeooo:rsid="02be41f3" officeooo:paragraph-rsid="02be41f3" style:font-size-asian="9.5pt" style:font-size-complex="9.5pt"/>
    </style:style>
    <style:style style:name="P189" style:family="paragraph" style:parent-style-name="Standard" style:list-style-name="L7">
      <style:paragraph-properties fo:line-height="150%" fo:text-align="justify" style:justify-single-word="false"/>
      <style:text-properties style:font-name="Arial1" fo:font-size="9.5pt" officeooo:rsid="02be41f3" officeooo:paragraph-rsid="02beb89a" style:font-size-asian="9.5pt" style:font-size-complex="9.5pt"/>
    </style:style>
    <style:style style:name="P190" style:family="paragraph" style:parent-style-name="Standard" style:list-style-name="L7">
      <style:paragraph-properties fo:line-height="150%" fo:text-align="justify" style:justify-single-word="false"/>
      <style:text-properties style:font-name="Arial1" fo:font-size="9.5pt" officeooo:rsid="02be41f3" officeooo:paragraph-rsid="0335cddf" style:font-size-asian="9.5pt" style:font-size-complex="9.5pt"/>
    </style:style>
    <style:style style:name="P191" style:family="paragraph" style:parent-style-name="Standard" style:list-style-name="L8">
      <style:paragraph-properties fo:line-height="150%" fo:text-align="justify" style:justify-single-word="false"/>
      <style:text-properties style:font-name="Arial1" fo:font-size="9.5pt" officeooo:rsid="02c507f1" officeooo:paragraph-rsid="02c507f1" style:font-size-asian="9.5pt" style:font-size-complex="9.5pt"/>
    </style:style>
    <style:style style:name="P192" style:family="paragraph" style:parent-style-name="Standard" style:list-style-name="L17">
      <style:paragraph-properties fo:line-height="150%" fo:text-align="justify" style:justify-single-word="false"/>
      <style:text-properties style:font-name="Arial1" fo:font-size="9.5pt" officeooo:rsid="02c759f0" officeooo:paragraph-rsid="0310ba40" style:font-size-asian="9.5pt" style:font-size-complex="9.5pt"/>
    </style:style>
    <style:style style:name="P193" style:family="paragraph" style:parent-style-name="Standard" style:list-style-name="L15">
      <style:paragraph-properties fo:line-height="150%" fo:text-align="justify" style:justify-single-word="false"/>
      <style:text-properties style:font-name="Arial1" fo:font-size="9.5pt" officeooo:rsid="02c91bf6" officeooo:paragraph-rsid="02ffd9e3" style:font-size-asian="9.5pt" style:font-size-complex="9.5pt"/>
    </style:style>
    <style:style style:name="P194" style:family="paragraph" style:parent-style-name="Standard" style:list-style-name="L11">
      <style:paragraph-properties fo:line-height="150%" fo:text-align="justify" style:justify-single-word="false"/>
      <style:text-properties style:font-name="Arial1" fo:font-size="9.5pt" officeooo:rsid="02dca6a9" officeooo:paragraph-rsid="02e049a2" style:font-size-asian="9.5pt" style:font-size-complex="9.5pt"/>
    </style:style>
    <style:style style:name="P195" style:family="paragraph" style:parent-style-name="Standard" style:list-style-name="L22">
      <style:paragraph-properties fo:line-height="150%" fo:text-align="justify" style:justify-single-word="false"/>
      <style:text-properties style:font-name="Arial1" fo:font-size="9.5pt" officeooo:rsid="02dca6a9" officeooo:paragraph-rsid="03504b07" style:font-size-asian="9.5pt" style:font-size-complex="9.5pt"/>
    </style:style>
    <style:style style:name="P196" style:family="paragraph" style:parent-style-name="Standard" style:list-style-name="L12">
      <style:paragraph-properties fo:line-height="150%" fo:text-align="justify" style:justify-single-word="false"/>
      <style:text-properties style:font-name="Arial1" fo:font-size="9.5pt" officeooo:rsid="02e5fe35" officeooo:paragraph-rsid="02e89fac" style:font-size-asian="9.5pt" style:font-size-complex="9.5pt"/>
    </style:style>
    <style:style style:name="P197" style:family="paragraph" style:parent-style-name="Standard" style:list-style-name="L13">
      <style:paragraph-properties fo:line-height="150%" fo:text-align="justify" style:justify-single-word="false"/>
      <style:text-properties style:font-name="Arial1" fo:font-size="9.5pt" officeooo:rsid="02f3735c" officeooo:paragraph-rsid="02f3735c" style:font-size-asian="9.5pt" style:font-size-complex="9.5pt"/>
    </style:style>
    <style:style style:name="P198" style:family="paragraph" style:parent-style-name="Standard" style:list-style-name="L18">
      <style:paragraph-properties fo:line-height="150%" fo:text-align="justify" style:justify-single-word="false"/>
      <style:text-properties style:font-name="Arial1" fo:font-size="9.5pt" officeooo:rsid="031fd17a" officeooo:paragraph-rsid="031fd17a" style:font-size-asian="9.5pt" style:font-size-complex="9.5pt"/>
    </style:style>
    <style:style style:name="P199" style:family="paragraph" style:parent-style-name="Standard">
      <style:paragraph-properties fo:line-height="150%" fo:text-align="center" style:justify-single-word="false"/>
      <style:text-properties style:font-name="Arial1" fo:font-size="9.5pt" officeooo:rsid="02859bf7" officeooo:paragraph-rsid="0300f4b1" style:font-size-asian="9.5pt" style:font-size-complex="9.5pt"/>
    </style:style>
    <style:style style:name="P200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3462304" style:font-size-asian="9.5pt" style:font-size-complex="9.5pt"/>
    </style:style>
    <style:style style:name="P201" style:family="paragraph" style:parent-style-name="Standard">
      <style:paragraph-properties fo:line-height="150%" fo:text-align="justify" style:justify-single-word="false"/>
      <style:text-properties style:font-name="Arial1" fo:font-size="9.5pt" officeooo:rsid="0285ecf6" officeooo:paragraph-rsid="03504b07" style:font-size-asian="9.5pt" style:font-size-complex="9.5pt"/>
    </style:style>
    <style:style style:name="P202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e063c7" style:font-size-asian="9.5pt" style:font-weight-asian="bold" style:font-size-complex="9.5pt" style:font-weight-complex="bold"/>
    </style:style>
    <style:style style:name="P203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968d93" style:font-size-asian="9.5pt" style:font-weight-asian="bold" style:font-size-complex="9.5pt" style:font-weight-complex="bold"/>
    </style:style>
    <style:style style:name="P204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adbda1" style:font-size-asian="9.5pt" style:font-weight-asian="bold" style:font-size-complex="9.5pt" style:font-weight-complex="bold"/>
    </style:style>
    <style:style style:name="P205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859bf7" style:font-size-asian="9.5pt" style:font-weight-asian="bold" style:font-size-complex="9.5pt" style:font-weight-complex="bold"/>
    </style:style>
    <style:style style:name="P206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88ac72" style:font-size-asian="9.5pt" style:font-weight-asian="bold" style:font-size-complex="9.5pt" style:font-weight-complex="bold"/>
    </style:style>
    <style:style style:name="P207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a39ea2" style:font-size-asian="9.5pt" style:font-weight-asian="bold" style:font-size-complex="9.5pt" style:font-weight-complex="bold"/>
    </style:style>
    <style:style style:name="P208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b0897c" style:font-size-asian="9.5pt" style:font-weight-asian="bold" style:font-size-complex="9.5pt" style:font-weight-complex="bold"/>
    </style:style>
    <style:style style:name="P209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c41444" style:font-size-asian="9.5pt" style:font-weight-asian="bold" style:font-size-complex="9.5pt" style:font-weight-complex="bold"/>
    </style:style>
    <style:style style:name="P210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cae8d7" style:font-size-asian="9.5pt" style:font-weight-asian="bold" style:font-size-complex="9.5pt" style:font-weight-complex="bold"/>
    </style:style>
    <style:style style:name="P211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cf869d" style:font-size-asian="9.5pt" style:font-weight-asian="bold" style:font-size-complex="9.5pt" style:font-weight-complex="bold"/>
    </style:style>
    <style:style style:name="P212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d4abda" style:font-size-asian="9.5pt" style:font-weight-asian="bold" style:font-size-complex="9.5pt" style:font-weight-complex="bold"/>
    </style:style>
    <style:style style:name="P213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d6c430" style:font-size-asian="9.5pt" style:font-weight-asian="bold" style:font-size-complex="9.5pt" style:font-weight-complex="bold"/>
    </style:style>
    <style:style style:name="P214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eb16bb" style:font-size-asian="9.5pt" style:font-weight-asian="bold" style:font-size-complex="9.5pt" style:font-weight-complex="bold"/>
    </style:style>
    <style:style style:name="P215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2f9f397" style:font-size-asian="9.5pt" style:font-weight-asian="bold" style:font-size-complex="9.5pt" style:font-weight-complex="bold"/>
    </style:style>
    <style:style style:name="P216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310ba40" style:font-size-asian="9.5pt" style:font-weight-asian="bold" style:font-size-complex="9.5pt" style:font-weight-complex="bold"/>
    </style:style>
    <style:style style:name="P217" style:family="paragraph" style:parent-style-name="Standard">
      <style:paragraph-properties fo:line-height="150%" fo:text-align="center" style:justify-single-word="false"/>
      <style:text-properties style:font-name="Arial1" fo:font-size="9.5pt" fo:font-weight="bold" officeooo:rsid="02859bf7" officeooo:paragraph-rsid="0318aede" style:font-size-asian="9.5pt" style:font-weight-asian="bold" style:font-size-complex="9.5pt" style:font-weight-complex="bold"/>
    </style:style>
    <style:style style:name="P218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Arial1" fo:font-size="9.5pt" fo:font-weight="normal" officeooo:rsid="02be41f3" officeooo:paragraph-rsid="02be41f3" fo:background-color="transparent" style:font-size-asian="9.5pt" style:font-weight-asian="normal" style:font-size-complex="9.5pt" style:font-weight-complex="normal"/>
    </style:style>
    <style:style style:name="P219" style:family="paragraph" style:parent-style-name="Standard" style:list-style-name="L17">
      <style:paragraph-properties fo:line-height="150%" fo:text-align="justify" style:justify-single-word="false"/>
      <style:text-properties fo:color="#000000" loext:opacity="100%" style:font-name="Arial1" fo:font-size="9.5pt" fo:font-weight="normal" officeooo:rsid="0317b46f" officeooo:paragraph-rsid="0317b46f" fo:background-color="transparent" style:font-size-asian="9.5pt" style:font-weight-asian="normal" style:font-size-complex="9.5pt" style:font-weight-complex="normal"/>
    </style:style>
    <style:style style:name="P220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9.5pt" fo:font-weight="normal" officeooo:rsid="0323801b" officeooo:paragraph-rsid="031fd17a" fo:background-color="transparent" style:font-size-asian="9.5pt" style:font-weight-asian="normal" style:font-size-complex="9.5pt" style:font-weight-complex="normal"/>
    </style:style>
    <style:style style:name="P221" style:family="paragraph" style:parent-style-name="Standard" style:list-style-name="L19">
      <style:paragraph-properties fo:line-height="150%" fo:text-align="justify" style:justify-single-word="false"/>
      <style:text-properties fo:color="#000000" loext:opacity="100%" style:font-name="Arial1" fo:font-size="9.5pt" fo:font-weight="normal" officeooo:rsid="031fd17a" officeooo:paragraph-rsid="034b394d" fo:background-color="transparent" style:font-size-asian="9.5pt" style:font-weight-asian="normal" style:font-size-complex="9.5pt" style:font-weight-complex="normal"/>
    </style:style>
    <style:style style:name="P222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9.5pt" fo:font-weight="normal" officeooo:rsid="02bf2b30" officeooo:paragraph-rsid="034cb12f" fo:background-color="transparent" style:font-size-asian="9.5pt" style:font-weight-asian="normal" style:font-size-complex="9.5pt" style:font-weight-complex="normal"/>
    </style:style>
    <style:style style:name="P223" style:family="paragraph" style:parent-style-name="Standard" style:list-style-name="L16">
      <style:paragraph-properties fo:line-height="150%" fo:text-align="justify" style:justify-single-word="false"/>
      <style:text-properties officeooo:paragraph-rsid="0310ba40"/>
    </style:style>
    <style:style style:name="P224" style:family="paragraph" style:parent-style-name="Standard">
      <style:paragraph-properties fo:line-height="150%" fo:text-align="justify" style:justify-single-word="false"/>
      <style:text-properties officeooo:paragraph-rsid="027f1ace"/>
    </style:style>
    <style:style style:name="P225" style:family="paragraph" style:parent-style-name="Standard">
      <style:paragraph-properties fo:line-height="150%" fo:text-align="justify" style:justify-single-word="false"/>
      <style:text-properties officeooo:paragraph-rsid="0324823d"/>
    </style:style>
    <style:style style:name="P226" style:family="paragraph" style:parent-style-name="Standard">
      <style:paragraph-properties fo:line-height="150%" fo:text-align="justify" style:justify-single-word="false"/>
      <style:text-properties officeooo:paragraph-rsid="02a39ea2"/>
    </style:style>
    <style:style style:name="P227" style:family="paragraph" style:parent-style-name="Standard" style:list-style-name="L5">
      <style:paragraph-properties fo:line-height="150%" fo:text-align="justify" style:justify-single-word="false"/>
      <style:text-properties officeooo:paragraph-rsid="02adbda1"/>
    </style:style>
    <style:style style:name="P228" style:family="paragraph" style:parent-style-name="Standard" style:list-style-name="L7">
      <style:paragraph-properties fo:line-height="150%" fo:text-align="justify" style:justify-single-word="false"/>
      <style:text-properties officeooo:paragraph-rsid="02bf2b30"/>
    </style:style>
    <style:style style:name="P229" style:family="paragraph" style:parent-style-name="Standard" style:list-style-name="L9">
      <style:paragraph-properties fo:line-height="150%" fo:text-align="justify" style:justify-single-word="false"/>
      <style:text-properties officeooo:paragraph-rsid="033623a4"/>
    </style:style>
    <style:style style:name="P230" style:family="paragraph" style:parent-style-name="Standard" style:list-style-name="L9">
      <style:paragraph-properties fo:line-height="150%" fo:text-align="justify" style:justify-single-word="false"/>
      <style:text-properties officeooo:paragraph-rsid="02c91bf6"/>
    </style:style>
    <style:style style:name="P231" style:family="paragraph" style:parent-style-name="Standard" style:list-style-name="L12">
      <style:paragraph-properties fo:line-height="150%" fo:text-align="justify" style:justify-single-word="false"/>
      <style:text-properties officeooo:paragraph-rsid="02e89fac"/>
    </style:style>
    <style:style style:name="P232" style:family="paragraph" style:parent-style-name="Standard" style:list-style-name="L15">
      <style:paragraph-properties fo:line-height="150%" fo:text-align="justify" style:justify-single-word="false"/>
      <style:text-properties officeooo:paragraph-rsid="02ffd9e3"/>
    </style:style>
    <style:style style:name="P233" style:family="paragraph" style:parent-style-name="Standard" style:list-style-name="L1">
      <style:paragraph-properties fo:line-height="150%" fo:text-align="justify" style:justify-single-word="false"/>
      <style:text-properties officeooo:paragraph-rsid="0318aede"/>
    </style:style>
    <style:style style:name="P234" style:family="paragraph" style:parent-style-name="Standard" style:list-style-name="L1">
      <style:paragraph-properties fo:line-height="150%" fo:text-align="justify" style:justify-single-word="false"/>
      <style:text-properties officeooo:paragraph-rsid="03462304"/>
    </style:style>
    <style:style style:name="P235" style:family="paragraph" style:parent-style-name="Standard" style:list-style-name="L18">
      <style:paragraph-properties fo:line-height="150%" fo:text-align="justify" style:justify-single-word="false"/>
      <style:text-properties officeooo:paragraph-rsid="0318aede"/>
    </style:style>
    <style:style style:name="P236" style:family="paragraph" style:parent-style-name="Standard" style:list-style-name="L19">
      <style:paragraph-properties fo:line-height="150%" fo:text-align="justify" style:justify-single-word="false"/>
      <style:text-properties officeooo:paragraph-rsid="034b394d"/>
    </style:style>
    <style:style style:name="P237" style:family="paragraph" style:parent-style-name="Standard" style:list-style-name="L19">
      <style:paragraph-properties fo:line-height="150%" fo:text-align="justify" style:justify-single-word="false"/>
      <style:text-properties officeooo:paragraph-rsid="034a0e04"/>
    </style:style>
    <style:style style:name="P238" style:family="paragraph" style:parent-style-name="Standard">
      <style:paragraph-properties fo:line-height="150%" fo:text-align="justify" style:justify-single-word="false"/>
      <style:text-properties officeooo:paragraph-rsid="034cb12f"/>
    </style:style>
    <style:style style:name="P239" style:family="paragraph" style:parent-style-name="Standard" style:list-style-name="L21">
      <style:paragraph-properties fo:line-height="150%" fo:text-align="justify" style:justify-single-word="false"/>
      <style:text-properties officeooo:paragraph-rsid="034cb12f"/>
    </style:style>
    <style:style style:name="P240" style:family="paragraph" style:parent-style-name="Standard" style:list-style-name="L20">
      <style:paragraph-properties fo:line-height="150%" fo:text-align="justify" style:justify-single-word="false"/>
      <style:text-properties officeooo:paragraph-rsid="034cb12f"/>
    </style:style>
    <style:style style:name="P241" style:family="paragraph" style:parent-style-name="Standard">
      <style:paragraph-properties fo:text-align="center" style:justify-single-word="false" style:writing-mode="lr-tb"/>
      <style:text-properties fo:color="#0000ff" loext:opacity="100%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size-complex="9.5pt" style:font-weight-complex="bold" style:text-emphasize="none"/>
    </style:style>
    <style:style style:name="P242" style:family="paragraph" style:parent-style-name="Standard">
      <style:paragraph-properties fo:text-align="center" style:justify-single-word="false" style:writing-mode="lr-tb"/>
      <style:text-properties style:font-name="Arial1" fo:font-size="9.5pt" fo:font-weight="bold" officeooo:paragraph-rsid="034cb12f" style:font-size-asian="9.5pt" style:font-weight-asian="bold" style:font-size-complex="9.5pt" style:font-weight-complex="bold"/>
    </style:style>
    <style:style style:name="P243" style:family="paragraph" style:parent-style-name="Standard">
      <style:paragraph-properties fo:text-align="center" style:justify-single-word="false" style:writing-mode="lr-tb"/>
      <style:text-properties officeooo:paragraph-rsid="03462304"/>
    </style:style>
    <style:style style:name="P244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968d93" style:font-size-asian="9.5pt" style:font-weight-asian="bold" style:font-size-complex="9.5pt" style:font-weight-complex="bold"/>
    </style:style>
    <style:style style:name="P245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859bf7" style:font-size-asian="9.5pt" style:font-weight-asian="bold" style:font-size-complex="9.5pt" style:font-weight-complex="bold"/>
    </style:style>
    <style:style style:name="P246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88ac72" style:font-size-asian="9.5pt" style:font-weight-asian="bold" style:font-size-complex="9.5pt" style:font-weight-complex="bold"/>
    </style:style>
    <style:style style:name="P247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a39ea2" style:font-size-asian="9.5pt" style:font-weight-asian="bold" style:font-size-complex="9.5pt" style:font-weight-complex="bold"/>
    </style:style>
    <style:style style:name="P248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adbda1" style:font-size-asian="9.5pt" style:font-weight-asian="bold" style:font-size-complex="9.5pt" style:font-weight-complex="bold"/>
    </style:style>
    <style:style style:name="P249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b0897c" style:font-size-asian="9.5pt" style:font-weight-asian="bold" style:font-size-complex="9.5pt" style:font-weight-complex="bold"/>
    </style:style>
    <style:style style:name="P250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c41444" style:font-size-asian="9.5pt" style:font-weight-asian="bold" style:font-size-complex="9.5pt" style:font-weight-complex="bold"/>
    </style:style>
    <style:style style:name="P251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cae8d7" style:font-size-asian="9.5pt" style:font-weight-asian="bold" style:font-size-complex="9.5pt" style:font-weight-complex="bold"/>
    </style:style>
    <style:style style:name="P252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cf869d" style:font-size-asian="9.5pt" style:font-weight-asian="bold" style:font-size-complex="9.5pt" style:font-weight-complex="bold"/>
    </style:style>
    <style:style style:name="P253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d4abda" style:font-size-asian="9.5pt" style:font-weight-asian="bold" style:font-size-complex="9.5pt" style:font-weight-complex="bold"/>
    </style:style>
    <style:style style:name="P254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d6c430" style:font-size-asian="9.5pt" style:font-weight-asian="bold" style:font-size-complex="9.5pt" style:font-weight-complex="bold"/>
    </style:style>
    <style:style style:name="P255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e063c7" style:font-size-asian="9.5pt" style:font-weight-asian="bold" style:font-size-complex="9.5pt" style:font-weight-complex="bold"/>
    </style:style>
    <style:style style:name="P256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eb16bb" style:font-size-asian="9.5pt" style:font-weight-asian="bold" style:font-size-complex="9.5pt" style:font-weight-complex="bold"/>
    </style:style>
    <style:style style:name="P257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2f9f397" style:font-size-asian="9.5pt" style:font-weight-asian="bold" style:font-size-complex="9.5pt" style:font-weight-complex="bold"/>
    </style:style>
    <style:style style:name="P258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310ba40" style:font-size-asian="9.5pt" style:font-weight-asian="bold" style:font-size-complex="9.5pt" style:font-weight-complex="bold"/>
    </style:style>
    <style:style style:name="P259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318aede" style:font-size-asian="9.5pt" style:font-weight-asian="bold" style:font-size-complex="9.5pt" style:font-weight-complex="bold"/>
    </style:style>
    <style:style style:name="P260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3462304" style:font-size-asian="9.5pt" style:font-weight-asian="bold" style:font-size-complex="9.5pt" style:font-weight-complex="bold"/>
    </style:style>
    <style:style style:name="P261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34cb12f" style:font-size-asian="9.5pt" style:font-weight-asian="bold" style:font-size-complex="9.5pt" style:font-weight-complex="bold"/>
    </style:style>
    <style:style style:name="P262" style:family="paragraph" style:parent-style-name="Standard">
      <style:paragraph-properties fo:line-height="150%" fo:text-align="center" style:justify-single-word="false" fo:break-before="page"/>
      <style:text-properties style:font-name="Arial1" fo:font-size="9.5pt" fo:font-weight="bold" officeooo:rsid="02859bf7" officeooo:paragraph-rsid="03504b07" style:font-size-asian="9.5pt" style:font-weight-asian="bold" style:font-size-complex="9.5pt" style:font-weight-complex="bold"/>
    </style:style>
    <style:style style:name="P263" style:family="paragraph" style:parent-style-name="Standard">
      <style:paragraph-properties fo:line-height="150%" fo:text-align="center" style:justify-single-word="false" fo:break-before="page"/>
      <style:text-properties style:font-name="Arial1" fo:font-size="9.5pt" officeooo:rsid="02859bf7" officeooo:paragraph-rsid="0300f4b1" style:font-size-asian="9.5pt" style:font-size-complex="9.5pt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462304" style:font-size-asian="9.5pt" style:font-size-complex="9.5pt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4cb12f" style:font-size-asian="9.5pt" style:font-size-complex="9.5pt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504b07" style:font-size-asian="9.5pt" style:font-size-complex="9.5pt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3462304" style:font-size-asian="9.5pt" style:font-weight-asian="bold" style:font-size-complex="9.5pt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34cb12f" style:font-size-asian="9.5pt" style:font-weight-asian="bold" style:font-size-complex="9.5pt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rsid="02826cfe" officeooo:paragraph-rsid="03504b07" style:font-size-asian="9.5pt" style:font-weight-asian="bold" style:font-size-complex="9.5pt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462304" style:font-size-asian="9.5pt" style:font-weight-asian="bold" style:font-size-complex="9.5pt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4cb12f" style:font-size-asian="9.5pt" style:font-weight-asian="bold" style:font-size-complex="9.5pt" style:font-weight-complex="bold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font-name="Arial1" fo:font-size="9.5pt" fo:font-weight="bold" officeooo:paragraph-rsid="03504b07" style:font-size-asian="9.5pt" style:font-weight-asian="bold" style:font-size-complex="9.5pt" style:font-weight-complex="bold"/>
    </style:style>
    <style:style style:name="P273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rsid="02826cfe" officeooo:paragraph-rsid="03462304" style:font-size-asian="9.5pt" style:font-weight-asian="bold" style:font-size-complex="9.5pt" style:font-weight-complex="bold"/>
    </style:style>
    <style:style style:name="P274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rsid="02826cfe" officeooo:paragraph-rsid="03504b07" style:font-size-asian="9.5pt" style:font-weight-asian="bold" style:font-size-complex="9.5pt" style:font-weight-complex="bold"/>
    </style:style>
    <style:style style:name="P275" style:family="paragraph" style:parent-style-name="Table_20_Contents">
      <style:paragraph-properties fo:text-align="center" style:justify-single-word="false"/>
      <style:text-properties fo:color="#0000ff" loext:opacity="100%" style:font-name="Arial1" fo:font-size="9.5pt" fo:font-weight="bold" officeooo:paragraph-rsid="03504b07" style:font-size-asian="9.5pt" style:font-weight-asian="bold" style:font-size-complex="9.5pt" style:font-weight-complex="bold"/>
    </style:style>
    <style:style style:name="P27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3462304" style:font-size-asian="9.5pt" style:font-weight-asian="normal" style:font-size-complex="9.5pt" style:font-weight-complex="normal"/>
    </style:style>
    <style:style style:name="P27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34cb12f" style:font-size-asian="9.5pt" style:font-weight-asian="normal" style:font-size-complex="9.5pt" style:font-weight-complex="normal"/>
    </style:style>
    <style:style style:name="P27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9.5pt" fo:font-weight="normal" officeooo:rsid="02868ab7" officeooo:paragraph-rsid="03504b07" style:font-size-asian="9.5pt" style:font-weight-asian="normal" style:font-size-complex="9.5pt" style:font-weight-complex="normal"/>
    </style:style>
    <style:style style:name="P279" style:family="paragraph" style:parent-style-name="Table_20_Contents">
      <style:paragraph-properties fo:text-align="center" style:justify-single-word="false"/>
      <style:text-properties fo:color="#804000" loext:opacity="100%" style:font-name="Arial1" fo:font-size="9.5pt" fo:font-weight="bold" officeooo:rsid="02826cfe" officeooo:paragraph-rsid="034cb12f" style:font-size-asian="9.5pt" style:font-weight-asian="bold" style:font-size-complex="9.5pt" style:font-weight-complex="bold"/>
    </style:style>
    <style:style style:name="P280" style:family="paragraph" style:parent-style-name="Text_20_body" style:list-style-name="L20">
      <style:paragraph-properties fo:line-height="150%" fo:text-align="justify" style:justify-single-word="false"/>
      <style:text-properties fo:color="#000000" loext:opacity="100%" style:font-name="Arial1" fo:font-size="9.5pt" fo:font-weight="normal" officeooo:rsid="0317b46f" officeooo:paragraph-rsid="034cb12f" fo:background-color="transparent" style:font-size-asian="9.5pt" style:font-weight-asian="normal" style:font-size-complex="9.5pt" style:font-weight-complex="normal"/>
    </style:style>
    <style:style style:name="P281" style:family="paragraph" style:parent-style-name="Text_20_body" style:list-style-name="L20">
      <style:paragraph-properties fo:line-height="150%" fo:text-align="justify" style:justify-single-word="false"/>
      <style:text-properties officeooo:paragraph-rsid="034ce1a3"/>
    </style:style>
    <style:style style:name="T1" style:family="text">
      <style:text-properties officeooo:rsid="001f7512"/>
    </style:style>
    <style:style style:name="T2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3" style:family="text">
      <style:text-properties fo:color="#ffffff" loext:opacity="100%" fo:font-weight="bold" officeooo:rsid="020ef60a" fo:background-color="#ff7f00" loext:char-shading-value="0" style:font-weight-asian="bold" style:font-weight-complex="bold"/>
    </style:style>
    <style:style style:name="T4" style:family="text">
      <style:text-properties fo:color="#ffffff" loext:opacity="100%" fo:font-weight="bold" officeooo:rsid="027b6349" fo:background-color="#ff7f00" loext:char-shading-value="0" style:font-weight-asian="bold" style:font-weight-complex="bold"/>
    </style:style>
    <style:style style:name="T5" style:family="text">
      <style:text-properties fo:color="#ffffff" loext:opacity="100%" fo:font-weight="bold" officeooo:rsid="027bcc0e" fo:background-color="#ff7f00" loext:char-shading-value="0" style:font-weight-asian="bold" style:font-weight-complex="bold"/>
    </style:style>
    <style:style style:name="T6" style:family="text">
      <style:text-properties fo:color="#ffffff" loext:opacity="100%" fo:font-weight="bold" officeooo:rsid="027be4bd" fo:background-color="#ff7f00" loext:char-shading-value="0" style:font-weight-asian="bold" style:font-weight-complex="bold"/>
    </style:style>
    <style:style style:name="T7" style:family="text">
      <style:text-properties fo:color="#ffffff" loext:opacity="100%" fo:font-weight="bold" officeooo:rsid="02aad7d9" fo:background-color="#ff7f00" loext:char-shading-value="0" style:font-weight-asian="bold" style:font-weight-complex="bold"/>
    </style:style>
    <style:style style:name="T8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9" style:family="text">
      <style:text-properties fo:color="#000000" loext:opacity="100%" fo:font-weight="normal" officeooo:rsid="024392ff" fo:background-color="transparent" loext:char-shading-value="0" style:font-weight-asian="normal" style:font-weight-complex="normal"/>
    </style:style>
    <style:style style:name="T10" style:family="text">
      <style:text-properties fo:color="#000000" loext:opacity="100%" fo:font-weight="normal" officeooo:rsid="028c92c4" fo:background-color="transparent" loext:char-shading-value="0" style:font-weight-asian="normal" style:font-weight-complex="normal"/>
    </style:style>
    <style:style style:name="T11" style:family="text">
      <style:text-properties fo:color="#000000" loext:opacity="100%" fo:font-weight="normal" officeooo:rsid="028e10aa" fo:background-color="transparent" loext:char-shading-value="0" style:font-weight-asian="normal" style:font-weight-complex="normal"/>
    </style:style>
    <style:style style:name="T12" style:family="text">
      <style:text-properties fo:color="#000000" loext:opacity="100%" fo:font-weight="normal" officeooo:rsid="028e7ff8" fo:background-color="transparent" loext:char-shading-value="0" style:font-weight-asian="normal" style:font-weight-complex="normal"/>
    </style:style>
    <style:style style:name="T13" style:family="text">
      <style:text-properties fo:color="#000000" loext:opacity="100%" fo:font-weight="normal" officeooo:rsid="02909b45" fo:background-color="transparent" loext:char-shading-value="0" style:font-weight-asian="normal" style:font-weight-complex="normal"/>
    </style:style>
    <style:style style:name="T14" style:family="text">
      <style:text-properties fo:color="#000000" loext:opacity="100%" fo:font-weight="normal" officeooo:rsid="02914d0e" fo:background-color="transparent" loext:char-shading-value="0" style:font-weight-asian="normal" style:font-weight-complex="normal"/>
    </style:style>
    <style:style style:name="T15" style:family="text">
      <style:text-properties fo:color="#000000" loext:opacity="100%" fo:font-weight="normal" officeooo:rsid="02934536" fo:background-color="transparent" loext:char-shading-value="0" style:font-weight-asian="normal" style:font-weight-complex="normal"/>
    </style:style>
    <style:style style:name="T16" style:family="text">
      <style:text-properties fo:color="#000000" loext:opacity="100%" fo:font-weight="normal" officeooo:rsid="02934b2c" fo:background-color="transparent" loext:char-shading-value="0" style:font-weight-asian="normal" style:font-weight-complex="normal"/>
    </style:style>
    <style:style style:name="T17" style:family="text">
      <style:text-properties fo:color="#000000" loext:opacity="100%" fo:font-weight="normal" officeooo:rsid="02945b70" fo:background-color="transparent" loext:char-shading-value="0" style:font-weight-asian="normal" style:font-weight-complex="normal"/>
    </style:style>
    <style:style style:name="T18" style:family="text">
      <style:text-properties fo:color="#000000" loext:opacity="100%" fo:font-weight="normal" officeooo:rsid="0294c714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font-weight="normal" officeooo:rsid="02a4f8e9" fo:background-color="transparent" loext:char-shading-value="0" style:font-weight-asian="normal" style:font-weight-complex="normal"/>
    </style:style>
    <style:style style:name="T20" style:family="text">
      <style:text-properties fo:color="#000000" loext:opacity="100%" fo:font-weight="normal" officeooo:rsid="02a66a1c" fo:background-color="transparent" loext:char-shading-value="0" style:font-weight-asian="normal" style:font-weight-complex="normal"/>
    </style:style>
    <style:style style:name="T21" style:family="text">
      <style:text-properties fo:color="#000000" loext:opacity="100%" fo:font-weight="normal" officeooo:rsid="02a84ab4" fo:background-color="transparent" loext:char-shading-value="0" style:font-weight-asian="normal" style:font-weight-complex="normal"/>
    </style:style>
    <style:style style:name="T22" style:family="text">
      <style:text-properties fo:color="#000000" loext:opacity="100%" fo:font-weight="normal" officeooo:rsid="02ac05fe" fo:background-color="transparent" loext:char-shading-value="0" style:font-weight-asian="normal" style:font-weight-complex="normal"/>
    </style:style>
    <style:style style:name="T23" style:family="text">
      <style:text-properties fo:color="#000000" loext:opacity="100%" fo:font-weight="normal" officeooo:rsid="00025d7b" fo:background-color="transparent" loext:char-shading-value="0" style:font-weight-asian="normal" style:font-weight-complex="normal"/>
    </style:style>
    <style:style style:name="T24" style:family="text">
      <style:text-properties fo:color="#000000" loext:opacity="100%" fo:font-weight="normal" officeooo:rsid="02870ed5" fo:background-color="transparent" loext:char-shading-value="0" style:font-weight-asian="normal" style:font-weight-complex="normal"/>
    </style:style>
    <style:style style:name="T25" style:family="text">
      <style:text-properties fo:color="#000000" loext:opacity="100%" fo:font-weight="normal" officeooo:rsid="02868ab7" fo:background-color="transparent" loext:char-shading-value="0" style:font-weight-asian="normal" style:font-weight-complex="normal"/>
    </style:style>
    <style:style style:name="T26" style:family="text">
      <style:text-properties fo:color="#000000" loext:opacity="100%" fo:font-weight="normal" officeooo:rsid="02b40b88" fo:background-color="transparent" loext:char-shading-value="0" style:font-weight-asian="normal" style:font-weight-complex="normal"/>
    </style:style>
    <style:style style:name="T27" style:family="text">
      <style:text-properties fo:color="#000000" loext:opacity="100%" fo:font-weight="normal" officeooo:rsid="02b58df0" fo:background-color="transparent" loext:char-shading-value="0" style:font-weight-asian="normal" style:font-weight-complex="normal"/>
    </style:style>
    <style:style style:name="T28" style:family="text">
      <style:text-properties fo:color="#000000" loext:opacity="100%" fo:font-weight="normal" officeooo:rsid="02b60a85" fo:background-color="transparent" loext:char-shading-value="0" style:font-weight-asian="normal" style:font-weight-complex="normal"/>
    </style:style>
    <style:style style:name="T29" style:family="text">
      <style:text-properties fo:color="#000000" loext:opacity="100%" fo:font-weight="normal" officeooo:rsid="02bb0368" fo:background-color="transparent" loext:char-shading-value="0" style:font-weight-asian="normal" style:font-weight-complex="normal"/>
    </style:style>
    <style:style style:name="T30" style:family="text">
      <style:text-properties fo:color="#000000" loext:opacity="100%" fo:font-weight="normal" officeooo:rsid="02be6b7a" fo:background-color="transparent" loext:char-shading-value="0" style:font-weight-asian="normal" style:font-weight-complex="normal"/>
    </style:style>
    <style:style style:name="T31" style:family="text">
      <style:text-properties fo:color="#000000" loext:opacity="100%" fo:font-weight="normal" officeooo:rsid="02be9a5f" fo:background-color="transparent" loext:char-shading-value="0" style:font-weight-asian="normal" style:font-weight-complex="normal"/>
    </style:style>
    <style:style style:name="T32" style:family="text">
      <style:text-properties fo:color="#000000" loext:opacity="100%" fo:font-weight="normal" officeooo:rsid="02beb89a" fo:background-color="transparent" loext:char-shading-value="0" style:font-weight-asian="normal" style:font-weight-complex="normal"/>
    </style:style>
    <style:style style:name="T33" style:family="text">
      <style:text-properties fo:color="#000000" loext:opacity="100%" fo:font-weight="normal" officeooo:rsid="02bf2b30" fo:background-color="transparent" loext:char-shading-value="0" style:font-weight-asian="normal" style:font-weight-complex="normal"/>
    </style:style>
    <style:style style:name="T34" style:family="text">
      <style:text-properties fo:color="#000000" loext:opacity="100%" fo:font-weight="normal" officeooo:rsid="02bfd2f6" fo:background-color="transparent" loext:char-shading-value="0" style:font-weight-asian="normal" style:font-weight-complex="normal"/>
    </style:style>
    <style:style style:name="T35" style:family="text">
      <style:text-properties fo:color="#000000" loext:opacity="100%" fo:font-weight="normal" officeooo:rsid="02c678eb" fo:background-color="transparent" loext:char-shading-value="0" style:font-weight-asian="normal" style:font-weight-complex="normal"/>
    </style:style>
    <style:style style:name="T36" style:family="text">
      <style:text-properties fo:color="#000000" loext:opacity="100%" fo:font-weight="normal" officeooo:rsid="02c759f0" fo:background-color="transparent" loext:char-shading-value="0" style:font-weight-asian="normal" style:font-weight-complex="normal"/>
    </style:style>
    <style:style style:name="T37" style:family="text">
      <style:text-properties fo:color="#000000" loext:opacity="100%" fo:font-weight="normal" officeooo:rsid="02c7de40" fo:background-color="transparent" loext:char-shading-value="0" style:font-weight-asian="normal" style:font-weight-complex="normal"/>
    </style:style>
    <style:style style:name="T38" style:family="text">
      <style:text-properties fo:color="#000000" loext:opacity="100%" fo:font-weight="normal" officeooo:rsid="02c9b58f" fo:background-color="transparent" loext:char-shading-value="0" style:font-weight-asian="normal" style:font-weight-complex="normal"/>
    </style:style>
    <style:style style:name="T39" style:family="text">
      <style:text-properties fo:color="#000000" loext:opacity="100%" fo:font-weight="normal" officeooo:rsid="02cbd232" fo:background-color="transparent" loext:char-shading-value="0" style:font-weight-asian="normal" style:font-weight-complex="normal"/>
    </style:style>
    <style:style style:name="T40" style:family="text">
      <style:text-properties fo:color="#000000" loext:opacity="100%" fo:font-weight="normal" officeooo:rsid="02cd9a70" fo:background-color="transparent" loext:char-shading-value="0" style:font-weight-asian="normal" style:font-weight-complex="normal"/>
    </style:style>
    <style:style style:name="T41" style:family="text">
      <style:text-properties fo:color="#000000" loext:opacity="100%" fo:font-weight="normal" officeooo:rsid="02e40fdd" fo:background-color="transparent" loext:char-shading-value="0" style:font-weight-asian="normal" style:font-weight-complex="normal"/>
    </style:style>
    <style:style style:name="T42" style:family="text">
      <style:text-properties fo:color="#000000" loext:opacity="100%" fo:font-weight="normal" officeooo:rsid="02e5fe35" fo:background-color="transparent" loext:char-shading-value="0" style:font-weight-asian="normal" style:font-weight-complex="normal"/>
    </style:style>
    <style:style style:name="T43" style:family="text">
      <style:text-properties fo:color="#000000" loext:opacity="100%" fo:font-weight="normal" officeooo:rsid="02e6e7cd" fo:background-color="transparent" loext:char-shading-value="0" style:font-weight-asian="normal" style:font-weight-complex="normal"/>
    </style:style>
    <style:style style:name="T44" style:family="text">
      <style:text-properties fo:color="#000000" loext:opacity="100%" fo:font-weight="normal" officeooo:rsid="02e89fac" fo:background-color="transparent" loext:char-shading-value="0" style:font-weight-asian="normal" style:font-weight-complex="normal"/>
    </style:style>
    <style:style style:name="T45" style:family="text">
      <style:text-properties fo:color="#000000" loext:opacity="100%" fo:font-weight="normal" officeooo:rsid="02edd160" fo:background-color="transparent" loext:char-shading-value="0" style:font-weight-asian="normal" style:font-weight-complex="normal"/>
    </style:style>
    <style:style style:name="T46" style:family="text">
      <style:text-properties fo:color="#000000" loext:opacity="100%" fo:font-weight="normal" officeooo:rsid="02ef0b42" fo:background-color="transparent" loext:char-shading-value="0" style:font-weight-asian="normal" style:font-weight-complex="normal"/>
    </style:style>
    <style:style style:name="T47" style:family="text">
      <style:text-properties fo:color="#000000" loext:opacity="100%" fo:font-weight="normal" officeooo:rsid="02f04e02" fo:background-color="transparent" loext:char-shading-value="0" style:font-weight-asian="normal" style:font-weight-complex="normal"/>
    </style:style>
    <style:style style:name="T48" style:family="text">
      <style:text-properties fo:color="#000000" loext:opacity="100%" fo:font-weight="normal" officeooo:rsid="02f1c5da" fo:background-color="transparent" loext:char-shading-value="0" style:font-weight-asian="normal" style:font-weight-complex="normal"/>
    </style:style>
    <style:style style:name="T49" style:family="text">
      <style:text-properties fo:color="#000000" loext:opacity="100%" fo:font-weight="normal" officeooo:rsid="02f36ffb" fo:background-color="transparent" loext:char-shading-value="0" style:font-weight-asian="normal" style:font-weight-complex="normal"/>
    </style:style>
    <style:style style:name="T50" style:family="text">
      <style:text-properties fo:color="#000000" loext:opacity="100%" fo:font-weight="normal" officeooo:rsid="02f48718" fo:background-color="transparent" loext:char-shading-value="0" style:font-weight-asian="normal" style:font-weight-complex="normal"/>
    </style:style>
    <style:style style:name="T51" style:family="text">
      <style:text-properties fo:color="#000000" loext:opacity="100%" fo:font-weight="normal" officeooo:rsid="02f4886a" fo:background-color="transparent" loext:char-shading-value="0" style:font-weight-asian="normal" style:font-weight-complex="normal"/>
    </style:style>
    <style:style style:name="T52" style:family="text">
      <style:text-properties fo:color="#000000" loext:opacity="100%" fo:font-weight="normal" officeooo:rsid="02f62b4a" fo:background-color="transparent" loext:char-shading-value="0" style:font-weight-asian="normal" style:font-weight-complex="normal"/>
    </style:style>
    <style:style style:name="T53" style:family="text">
      <style:text-properties fo:color="#000000" loext:opacity="100%" fo:font-weight="normal" officeooo:rsid="02f6fd85" fo:background-color="transparent" loext:char-shading-value="0" style:font-weight-asian="normal" style:font-weight-complex="normal"/>
    </style:style>
    <style:style style:name="T54" style:family="text">
      <style:text-properties fo:color="#000000" loext:opacity="100%" fo:font-weight="normal" officeooo:rsid="02c507f1" fo:background-color="transparent" loext:char-shading-value="0" style:font-weight-asian="normal" style:font-weight-complex="normal"/>
    </style:style>
    <style:style style:name="T55" style:family="text">
      <style:text-properties fo:color="#000000" loext:opacity="100%" fo:font-weight="normal" officeooo:rsid="030b02f6" fo:background-color="transparent" loext:char-shading-value="0" style:font-weight-asian="normal" style:font-weight-complex="normal"/>
    </style:style>
    <style:style style:name="T56" style:family="text">
      <style:text-properties fo:color="#000000" loext:opacity="100%" fo:font-weight="normal" officeooo:rsid="030b9c69" fo:background-color="transparent" loext:char-shading-value="0" style:font-weight-asian="normal" style:font-weight-complex="normal"/>
    </style:style>
    <style:style style:name="T57" style:family="text">
      <style:text-properties fo:color="#000000" loext:opacity="100%" fo:font-weight="normal" officeooo:rsid="03142070" fo:background-color="transparent" loext:char-shading-value="0" style:font-weight-asian="normal" style:font-weight-complex="normal"/>
    </style:style>
    <style:style style:name="T58" style:family="text">
      <style:text-properties fo:color="#000000" loext:opacity="100%" fo:font-weight="normal" officeooo:rsid="0314da42" fo:background-color="transparent" loext:char-shading-value="0" style:font-weight-asian="normal" style:font-weight-complex="normal"/>
    </style:style>
    <style:style style:name="T59" style:family="text">
      <style:text-properties fo:color="#000000" loext:opacity="100%" fo:font-weight="normal" officeooo:rsid="0315f933" fo:background-color="transparent" loext:char-shading-value="0" style:font-weight-asian="normal" style:font-weight-complex="normal"/>
    </style:style>
    <style:style style:name="T60" style:family="text">
      <style:text-properties fo:color="#000000" loext:opacity="100%" fo:font-weight="normal" officeooo:rsid="0317b46f" fo:background-color="transparent" loext:char-shading-value="0" style:font-weight-asian="normal" style:font-weight-complex="normal"/>
    </style:style>
    <style:style style:name="T61" style:family="text">
      <style:text-properties fo:color="#000000" loext:opacity="100%" fo:font-weight="normal" officeooo:rsid="031fa236" fo:background-color="transparent" loext:char-shading-value="0" style:font-weight-asian="normal" style:font-weight-complex="normal"/>
    </style:style>
    <style:style style:name="T62" style:family="text">
      <style:text-properties fo:color="#000000" loext:opacity="100%" fo:font-weight="normal" officeooo:rsid="0321c366" fo:background-color="transparent" loext:char-shading-value="0" style:font-weight-asian="normal" style:font-weight-complex="normal"/>
    </style:style>
    <style:style style:name="T63" style:family="text">
      <style:text-properties fo:color="#000000" loext:opacity="100%" fo:font-weight="normal" officeooo:rsid="0323801b" fo:background-color="transparent" loext:char-shading-value="0" style:font-weight-asian="normal" style:font-weight-complex="normal"/>
    </style:style>
    <style:style style:name="T64" style:family="text">
      <style:text-properties fo:color="#000000" loext:opacity="100%" fo:font-weight="normal" officeooo:rsid="033352db" fo:background-color="transparent" loext:char-shading-value="0" style:font-weight-asian="normal" style:font-weight-complex="normal"/>
    </style:style>
    <style:style style:name="T65" style:family="text">
      <style:text-properties fo:color="#000000" loext:opacity="100%" fo:font-weight="normal" officeooo:rsid="03346d2f" fo:background-color="transparent" loext:char-shading-value="0" style:font-weight-asian="normal" style:font-weight-complex="normal"/>
    </style:style>
    <style:style style:name="T66" style:family="text">
      <style:text-properties fo:color="#000000" loext:opacity="100%" fo:font-weight="normal" officeooo:rsid="03356e77" fo:background-color="transparent" loext:char-shading-value="0" style:font-weight-asian="normal" style:font-weight-complex="normal"/>
    </style:style>
    <style:style style:name="T67" style:family="text">
      <style:text-properties fo:color="#000000" loext:opacity="100%" fo:font-weight="normal" officeooo:rsid="033ba244" fo:background-color="transparent" loext:char-shading-value="0" style:font-weight-asian="normal" style:font-weight-complex="normal"/>
    </style:style>
    <style:style style:name="T68" style:family="text">
      <style:text-properties fo:color="#000000" loext:opacity="100%" fo:font-weight="normal" officeooo:rsid="033bed7c" fo:background-color="transparent" loext:char-shading-value="0" style:font-weight-asian="normal" style:font-weight-complex="normal"/>
    </style:style>
    <style:style style:name="T69" style:family="text">
      <style:text-properties fo:color="#000000" loext:opacity="100%" fo:font-weight="normal" officeooo:rsid="02de8364" fo:background-color="transparent" loext:char-shading-value="0" style:font-weight-asian="normal" style:font-weight-complex="normal"/>
    </style:style>
    <style:style style:name="T70" style:family="text">
      <style:text-properties fo:color="#000000" loext:opacity="100%" fo:font-weight="normal" officeooo:rsid="02e049a2" fo:background-color="transparent" loext:char-shading-value="0" style:font-weight-asian="normal" style:font-weight-complex="normal"/>
    </style:style>
    <style:style style:name="T71" style:family="text">
      <style:text-properties fo:color="#000000" loext:opacity="100%" style:font-name="Arial1" fo:font-size="9.5pt" fo:font-weight="normal" officeooo:rsid="02c507f1" fo:background-color="transparent" loext:char-shading-value="0" style:font-size-asian="9.5pt" style:font-weight-asian="normal" style:font-size-complex="9.5pt" style:font-weight-complex="normal"/>
    </style:style>
    <style:style style:name="T72" style:family="text">
      <style:text-properties fo:color="#000000" loext:opacity="100%" style:font-name="Arial1" fo:font-size="9.5pt" fo:font-weight="normal" officeooo:rsid="02c678eb" fo:background-color="transparent" loext:char-shading-value="0" style:font-size-asian="9.5pt" style:font-weight-asian="normal" style:font-size-complex="9.5pt" style:font-weight-complex="normal"/>
    </style:style>
    <style:style style:name="T73" style:family="text">
      <style:text-properties fo:color="#000000" loext:opacity="100%" style:font-name="Arial1" fo:font-size="9.5pt" fo:font-weight="normal" officeooo:rsid="02c759f0" fo:background-color="transparent" loext:char-shading-value="0" style:font-size-asian="9.5pt" style:font-weight-asian="normal" style:font-size-complex="9.5pt" style:font-weight-complex="normal"/>
    </style:style>
    <style:style style:name="T74" style:family="text">
      <style:text-properties fo:color="#000000" loext:opacity="100%" style:font-name="Arial1" fo:font-size="9.5pt" fo:font-weight="normal" officeooo:rsid="03142070" fo:background-color="transparent" loext:char-shading-value="0" style:font-size-asian="9.5pt" style:font-weight-asian="normal" style:font-size-complex="9.5pt" style:font-weight-complex="normal"/>
    </style:style>
    <style:style style:name="T75" style:family="text">
      <style:text-properties fo:color="#000000" loext:opacity="100%" style:font-name="Arial1" fo:font-size="9.5pt" fo:font-weight="normal" officeooo:rsid="02beb89a" fo:background-color="transparent" loext:char-shading-value="0" style:font-size-asian="9.5pt" style:font-weight-asian="normal" style:font-size-complex="9.5pt" style:font-weight-complex="normal"/>
    </style:style>
    <style:style style:name="T76" style:family="text">
      <style:text-properties fo:color="#000000" loext:opacity="100%" style:font-name="Arial1" fo:font-size="9.5pt" fo:font-weight="normal" officeooo:rsid="02bf2b30" fo:background-color="transparent" loext:char-shading-value="0" style:font-size-asian="9.5pt" style:font-weight-asian="normal" style:font-size-complex="9.5pt" style:font-weight-complex="normal"/>
    </style:style>
    <style:style style:name="T77" style:family="text">
      <style:text-properties fo:color="#000000" loext:opacity="100%" style:font-name="Arial1" fo:font-size="9.5pt" fo:font-weight="normal" officeooo:rsid="02be6b7a" fo:background-color="transparent" loext:char-shading-value="0" style:font-size-asian="9.5pt" style:font-weight-asian="normal" style:font-size-complex="9.5pt" style:font-weight-complex="normal"/>
    </style:style>
    <style:style style:name="T78" style:family="text">
      <style:text-properties fo:color="#000000" loext:opacity="100%" style:font-name="Arial1" fo:font-size="9.5pt" fo:font-weight="normal" officeooo:rsid="02bfd2f6" fo:background-color="transparent" loext:char-shading-value="0" style:font-size-asian="9.5pt" style:font-weight-asian="normal" style:font-size-complex="9.5pt" style:font-weight-complex="normal"/>
    </style:style>
    <style:style style:name="T79" style:family="text">
      <style:text-properties fo:color="#000000" loext:opacity="100%" style:font-name="Arial1" fo:font-size="9.5pt" fo:font-weight="normal" officeooo:rsid="03356e77" fo:background-color="transparent" loext:char-shading-value="0" style:font-size-asian="9.5pt" style:font-weight-asian="normal" style:font-size-complex="9.5pt" style:font-weight-complex="normal"/>
    </style:style>
    <style:style style:name="T80" style:family="text">
      <style:text-properties fo:color="#000000" loext:opacity="100%" style:font-name="Arial1" fo:font-size="9.5pt" fo:font-weight="normal" officeooo:rsid="02c7de40" fo:background-color="transparent" loext:char-shading-value="0" style:font-size-asian="9.5pt" style:font-weight-asian="normal" style:font-size-complex="9.5pt" style:font-weight-complex="normal"/>
    </style:style>
    <style:style style:name="T81" style:family="text">
      <style:text-properties fo:color="#000000" loext:opacity="100%" style:font-name="Arial1" fo:font-size="9.5pt" fo:font-weight="normal" officeooo:rsid="02c91bf6" fo:background-color="transparent" loext:char-shading-value="0" style:font-size-asian="9.5pt" style:font-weight-asian="normal" style:font-size-complex="9.5pt" style:font-weight-complex="normal"/>
    </style:style>
    <style:style style:name="T82" style:family="text">
      <style:text-properties fo:color="#000000" loext:opacity="100%" style:font-name="Arial1" fo:font-size="9.5pt" fo:font-weight="normal" officeooo:rsid="033623a4" fo:background-color="transparent" loext:char-shading-value="0" style:font-size-asian="9.5pt" style:font-weight-asian="normal" style:font-size-complex="9.5pt" style:font-weight-complex="normal"/>
    </style:style>
    <style:style style:name="T83" style:family="text">
      <style:text-properties fo:color="#000000" loext:opacity="100%" style:font-name="Arial1" fo:font-size="9.5pt" fo:font-weight="normal" officeooo:rsid="02c9b58f" fo:background-color="transparent" loext:char-shading-value="0" style:font-size-asian="9.5pt" style:font-weight-asian="normal" style:font-size-complex="9.5pt" style:font-weight-complex="normal"/>
    </style:style>
    <style:style style:name="T84" style:family="text">
      <style:text-properties fo:color="#000000" loext:opacity="100%" style:font-name="Arial1" fo:font-size="9.5pt" fo:font-weight="normal" officeooo:rsid="033820a4" fo:background-color="transparent" loext:char-shading-value="0" style:font-size-asian="9.5pt" style:font-weight-asian="normal" style:font-size-complex="9.5pt" style:font-weight-complex="normal"/>
    </style:style>
    <style:style style:name="T85" style:family="text">
      <style:text-properties fo:color="#000000" loext:opacity="100%" style:font-name="Arial1" fo:font-size="9.5pt" fo:font-weight="normal" officeooo:rsid="02e89fac" fo:background-color="transparent" loext:char-shading-value="0" style:font-size-asian="9.5pt" style:font-weight-asian="normal" style:font-size-complex="9.5pt" style:font-weight-complex="normal"/>
    </style:style>
    <style:style style:name="T86" style:family="text">
      <style:text-properties fo:color="#000000" loext:opacity="100%" style:font-name="Arial1" fo:font-size="9.5pt" fo:font-weight="normal" officeooo:rsid="028c92c4" fo:background-color="transparent" loext:char-shading-value="0" style:font-size-asian="9.5pt" style:font-weight-asian="normal" style:font-size-complex="9.5pt" style:font-weight-complex="normal"/>
    </style:style>
    <style:style style:name="T87" style:family="text">
      <style:text-properties fo:color="#000000" loext:opacity="100%" style:font-name="Arial1" fo:font-size="9.5pt" fo:font-weight="normal" officeooo:rsid="02e40fdd" fo:background-color="transparent" loext:char-shading-value="0" style:font-size-asian="9.5pt" style:font-weight-asian="normal" style:font-size-complex="9.5pt" style:font-weight-complex="normal"/>
    </style:style>
    <style:style style:name="T88" style:family="text">
      <style:text-properties fo:color="#000000" loext:opacity="100%" style:font-name="Arial1" fo:font-size="9.5pt" fo:font-weight="normal" officeooo:rsid="02e5fe35" fo:background-color="transparent" loext:char-shading-value="0" style:font-size-asian="9.5pt" style:font-weight-asian="normal" style:font-size-complex="9.5pt" style:font-weight-complex="normal"/>
    </style:style>
    <style:style style:name="T89" style:family="text">
      <style:text-properties fo:color="#000000" loext:opacity="100%" style:font-name="Arial1" fo:font-size="9.5pt" fo:font-weight="normal" officeooo:rsid="033bed7c" fo:background-color="transparent" loext:char-shading-value="0" style:font-size-asian="9.5pt" style:font-weight-asian="normal" style:font-size-complex="9.5pt" style:font-weight-complex="normal"/>
    </style:style>
    <style:style style:name="T90" style:family="text">
      <style:text-properties fo:color="#000000" loext:opacity="100%" style:font-name="Arial1" fo:font-size="9.5pt" fo:font-weight="normal" officeooo:rsid="033dac99" fo:background-color="transparent" loext:char-shading-value="0" style:font-size-asian="9.5pt" style:font-weight-asian="normal" style:font-size-complex="9.5pt" style:font-weight-complex="normal"/>
    </style:style>
    <style:style style:name="T91" style:family="text">
      <style:text-properties fo:color="#000000" loext:opacity="100%" style:font-name="Arial1" fo:font-size="9.5pt" fo:font-weight="normal" officeooo:rsid="033ed24b" fo:background-color="transparent" loext:char-shading-value="0" style:font-size-asian="9.5pt" style:font-weight-asian="normal" style:font-size-complex="9.5pt" style:font-weight-complex="normal"/>
    </style:style>
    <style:style style:name="T92" style:family="text">
      <style:text-properties fo:color="#000000" loext:opacity="100%" style:font-name="Arial1" fo:font-size="9.5pt" fo:font-weight="normal" officeooo:rsid="02edd160" fo:background-color="transparent" loext:char-shading-value="0" style:font-size-asian="9.5pt" style:font-weight-asian="normal" style:font-size-complex="9.5pt" style:font-weight-complex="normal"/>
    </style:style>
    <style:style style:name="T93" style:family="text">
      <style:text-properties fo:color="#000000" loext:opacity="100%" style:font-name="Arial1" fo:font-size="9.5pt" fo:font-weight="normal" officeooo:rsid="031cb60d" fo:background-color="transparent" loext:char-shading-value="0" style:font-size-asian="9.5pt" style:font-weight-asian="normal" style:font-size-complex="9.5pt" style:font-weight-complex="normal"/>
    </style:style>
    <style:style style:name="T94" style:family="text">
      <style:text-properties fo:color="#000000" loext:opacity="100%" style:font-name="Arial1" fo:font-size="9.5pt" fo:font-weight="normal" officeooo:rsid="031e3a9b" fo:background-color="transparent" loext:char-shading-value="0" style:font-size-asian="9.5pt" style:font-weight-asian="normal" style:font-size-complex="9.5pt" style:font-weight-complex="normal"/>
    </style:style>
    <style:style style:name="T95" style:family="text">
      <style:text-properties fo:color="#000000" loext:opacity="100%" style:font-name="Arial1" fo:font-size="9.5pt" fo:font-weight="normal" officeooo:rsid="0344a6db" fo:background-color="transparent" loext:char-shading-value="0" style:font-size-asian="9.5pt" style:font-weight-asian="normal" style:font-size-complex="9.5pt" style:font-weight-complex="normal"/>
    </style:style>
    <style:style style:name="T96" style:family="text">
      <style:text-properties fo:color="#000000" loext:opacity="100%" style:font-name="Arial1" fo:font-size="9.5pt" fo:font-weight="normal" officeooo:rsid="0344e6bf" fo:background-color="transparent" loext:char-shading-value="0" style:font-size-asian="9.5pt" style:font-weight-asian="normal" style:font-size-complex="9.5pt" style:font-weight-complex="normal"/>
    </style:style>
    <style:style style:name="T97" style:family="text">
      <style:text-properties fo:color="#000000" loext:opacity="100%" style:font-name="Arial1" fo:font-size="9.5pt" fo:font-weight="normal" officeooo:rsid="031fa236" fo:background-color="transparent" loext:char-shading-value="0" style:font-size-asian="9.5pt" style:font-weight-asian="normal" style:font-size-complex="9.5pt" style:font-weight-complex="normal"/>
    </style:style>
    <style:style style:name="T98" style:family="text">
      <style:text-properties fo:color="#000000" loext:opacity="100%" style:font-name="Arial1" fo:font-size="9.5pt" fo:font-weight="normal" officeooo:rsid="031fd17a" fo:background-color="transparent" loext:char-shading-value="0" style:font-size-asian="9.5pt" style:font-weight-asian="normal" style:font-size-complex="9.5pt" style:font-weight-complex="normal"/>
    </style:style>
    <style:style style:name="T99" style:family="text">
      <style:text-properties fo:color="#000000" loext:opacity="100%" style:font-name="Arial1" fo:font-size="9.5pt" fo:font-weight="normal" officeooo:rsid="0348b840" fo:background-color="transparent" loext:char-shading-value="0" style:font-size-asian="9.5pt" style:font-weight-asian="normal" style:font-size-complex="9.5pt" style:font-weight-complex="normal"/>
    </style:style>
    <style:style style:name="T100" style:family="text">
      <style:text-properties fo:color="#000000" loext:opacity="100%" style:font-name="Arial1" fo:font-size="9.5pt" fo:font-weight="normal" officeooo:rsid="034a0e04" fo:background-color="transparent" loext:char-shading-value="0" style:font-size-asian="9.5pt" style:font-weight-asian="normal" style:font-size-complex="9.5pt" style:font-weight-complex="normal"/>
    </style:style>
    <style:style style:name="T101" style:family="text">
      <style:text-properties fo:color="#000000" loext:opacity="100%" style:font-name="Arial1" fo:font-size="9.5pt" fo:font-weight="normal" officeooo:rsid="034b394d" fo:background-color="transparent" loext:char-shading-value="0" style:font-size-asian="9.5pt" style:font-weight-asian="normal" style:font-size-complex="9.5pt" style:font-weight-complex="normal"/>
    </style:style>
    <style:style style:name="T102" style:family="text">
      <style:text-properties fo:color="#000000" loext:opacity="100%" style:font-name="Arial1" fo:font-size="9.5pt" fo:font-weight="normal" officeooo:rsid="00025d7b" fo:background-color="transparent" loext:char-shading-value="0" style:font-size-asian="9.5pt" style:font-weight-asian="normal" style:font-size-complex="9.5pt" style:font-weight-complex="normal"/>
    </style:style>
    <style:style style:name="T103" style:family="text">
      <style:text-properties fo:color="#000000" loext:opacity="100%" style:font-name="Arial1" fo:font-size="9.5pt" fo:font-weight="normal" officeooo:rsid="02b40b88" fo:background-color="transparent" loext:char-shading-value="0" style:font-size-asian="9.5pt" style:font-weight-asian="normal" style:font-size-complex="9.5pt" style:font-weight-complex="normal"/>
    </style:style>
    <style:style style:name="T104" style:family="text">
      <style:text-properties fo:color="#000000" loext:opacity="100%" style:font-name="Arial1" fo:font-size="9.5pt" fo:font-weight="normal" officeooo:rsid="02870ed5" fo:background-color="transparent" loext:char-shading-value="0" style:font-size-asian="9.5pt" style:font-weight-asian="normal" style:font-size-complex="9.5pt" style:font-weight-complex="normal"/>
    </style:style>
    <style:style style:name="T105" style:family="text">
      <style:text-properties fo:color="#000000" loext:opacity="100%" style:font-name="Arial1" fo:font-size="9.5pt" fo:font-weight="normal" officeooo:rsid="02868ab7" fo:background-color="transparent" loext:char-shading-value="0" style:font-size-asian="9.5pt" style:font-weight-asian="normal" style:font-size-complex="9.5pt" style:font-weight-complex="normal"/>
    </style:style>
    <style:style style:name="T106" style:family="text">
      <style:text-properties fo:color="#000000" loext:opacity="100%" style:font-name="Arial1" fo:font-size="9.5pt" fo:font-weight="normal" officeooo:rsid="034cb12f" fo:background-color="transparent" loext:char-shading-value="0" style:font-size-asian="9.5pt" style:font-weight-asian="normal" style:font-size-complex="9.5pt" style:font-weight-complex="normal"/>
    </style:style>
    <style:style style:name="T107" style:family="text">
      <style:text-properties fo:color="#000000" loext:opacity="100%" style:font-name="Arial1" fo:font-size="9.5pt" fo:font-weight="normal" officeooo:rsid="0317b46f" fo:background-color="transparent" loext:char-shading-value="0" style:font-size-asian="9.5pt" style:font-weight-asian="normal" style:font-size-complex="9.5pt" style:font-weight-complex="normal"/>
    </style:style>
    <style:style style:name="T108" style:family="text">
      <style:text-properties fo:color="#000000" loext:opacity="100%" style:font-name="Arial1" fo:font-size="9.5pt" fo:font-weight="normal" officeooo:rsid="034ce1a3" fo:background-color="transparent" loext:char-shading-value="0" style:font-size-asian="9.5pt" style:font-weight-asian="normal" style:font-size-complex="9.5pt" style:font-weight-complex="normal"/>
    </style:style>
    <style:style style:name="T109" style:family="text">
      <style:text-properties officeooo:rsid="00025d7b"/>
    </style:style>
    <style:style style:name="T110" style:family="text">
      <style:text-properties officeooo:rsid="02868ab7"/>
    </style:style>
    <style:style style:name="T111" style:family="text">
      <style:text-properties officeooo:rsid="0286915b"/>
    </style:style>
    <style:style style:name="T112" style:family="text">
      <style:text-properties officeooo:rsid="02870ed5"/>
    </style:style>
    <style:style style:name="T113" style:family="text">
      <style:text-properties officeooo:rsid="02876c28"/>
    </style:style>
    <style:style style:name="T114" style:family="text">
      <style:text-properties officeooo:rsid="02886979"/>
    </style:style>
    <style:style style:name="T115" style:family="text">
      <style:text-properties officeooo:rsid="02887f40"/>
    </style:style>
    <style:style style:name="T116" style:family="text">
      <style:text-properties officeooo:rsid="0288ac72"/>
    </style:style>
    <style:style style:name="T117" style:family="text">
      <style:text-properties fo:color="#008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18" style:family="text">
      <style:text-properties fo:color="#008000" loext:opacity="100%" style:text-outline="false" style:text-line-through-style="none" style:text-line-through-type="none" fo:font-style="normal" fo:text-shadow="none" style:text-underline-style="none" officeooo:rsid="028bf842" style:font-style-asian="normal" style:text-emphasize="none"/>
    </style:style>
    <style:style style:name="T119" style:family="text">
      <style:text-properties fo:color="#008000" loext:opacity="100%" style:text-outline="false" style:text-line-through-style="none" style:text-line-through-type="none" fo:font-style="normal" fo:text-shadow="none" style:text-underline-style="none" officeooo:rsid="02e063c7" style:font-style-asian="normal" style:text-emphasize="none"/>
    </style:style>
    <style:style style:name="T120" style:family="text">
      <style:text-properties fo:color="#008000" loext:opacity="100%" style:text-outline="false" style:text-line-through-style="none" style:text-line-through-type="none" fo:font-style="normal" fo:text-shadow="none" style:text-underline-style="none" officeooo:rsid="0300f4b1" style:font-style-asian="normal" style:text-emphasize="none"/>
    </style:style>
    <style:style style:name="T121" style:family="text">
      <style:text-properties officeooo:rsid="028b6b88"/>
    </style:style>
    <style:style style:name="T122" style:family="text">
      <style:text-properties officeooo:rsid="028c92c4"/>
    </style:style>
    <style:style style:name="T123" style:family="text">
      <style:text-properties officeooo:rsid="02968d93"/>
    </style:style>
    <style:style style:name="T124" style:family="text">
      <style:text-properties officeooo:rsid="029a85e7"/>
    </style:style>
    <style:style style:name="T125" style:family="text">
      <style:text-properties officeooo:rsid="029b4d6d"/>
    </style:style>
    <style:style style:name="T126" style:family="text">
      <style:text-properties officeooo:rsid="029b970b"/>
    </style:style>
    <style:style style:name="T127" style:family="text">
      <style:text-properties officeooo:rsid="029d658d"/>
    </style:style>
    <style:style style:name="T128" style:family="text">
      <style:text-properties officeooo:rsid="029f2b4f"/>
    </style:style>
    <style:style style:name="T129" style:family="text">
      <style:text-properties officeooo:rsid="029fe952"/>
    </style:style>
    <style:style style:name="T130" style:family="text">
      <style:text-properties officeooo:rsid="02a11a48"/>
    </style:style>
    <style:style style:name="T131" style:family="text">
      <style:text-properties officeooo:rsid="02a13dd5"/>
    </style:style>
    <style:style style:name="T132" style:family="text">
      <style:text-properties officeooo:rsid="02a39ea2"/>
    </style:style>
    <style:style style:name="T133" style:family="text">
      <style:text-properties officeooo:rsid="02a4f8e9"/>
    </style:style>
    <style:style style:name="T13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35" style:family="text">
      <style:text-properties style:text-outline="false" style:text-line-through-style="none" style:text-line-through-type="none" fo:font-style="normal" fo:text-shadow="none" style:text-underline-style="none" officeooo:rsid="02a4f8e9" style:font-style-asian="normal" style:text-emphasize="none"/>
    </style:style>
    <style:style style:name="T136" style:family="text">
      <style:text-properties officeooo:rsid="02a62df0"/>
    </style:style>
    <style:style style:name="T137" style:family="text">
      <style:text-properties officeooo:rsid="02a89c54"/>
    </style:style>
    <style:style style:name="T138" style:family="text">
      <style:text-properties officeooo:rsid="02b0897c"/>
    </style:style>
    <style:style style:name="T139" style:family="text">
      <style:text-properties officeooo:rsid="02b20585"/>
    </style:style>
    <style:style style:name="T140" style:family="text">
      <style:text-properties officeooo:rsid="02b28e15"/>
    </style:style>
    <style:style style:name="T141" style:family="text">
      <style:text-properties officeooo:rsid="02b2f592"/>
    </style:style>
    <style:style style:name="T142" style:family="text">
      <style:text-properties officeooo:rsid="02b40b88"/>
    </style:style>
    <style:style style:name="T143" style:family="text">
      <style:text-properties officeooo:rsid="02b60a85"/>
    </style:style>
    <style:style style:name="T144" style:family="text">
      <style:text-properties officeooo:rsid="02b79705"/>
    </style:style>
    <style:style style:name="T145" style:family="text">
      <style:text-properties fo:color="#804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46" style:family="text">
      <style:text-properties fo:color="#804000" loext:opacity="100%" style:text-outline="false" style:text-line-through-style="none" style:text-line-through-type="none" fo:font-style="normal" fo:text-shadow="none" style:text-underline-style="none" officeooo:rsid="02be6b7a" style:font-style-asian="normal" style:text-emphasize="none"/>
    </style:style>
    <style:style style:name="T147" style:family="text">
      <style:text-properties fo:color="#804000" loext:opacity="100%" style:text-outline="false" style:text-line-through-style="none" style:text-line-through-type="none" fo:font-style="normal" fo:text-shadow="none" style:text-underline-style="none" officeooo:rsid="02c507f1" style:font-style-asian="normal" style:text-emphasize="none"/>
    </style:style>
    <style:style style:name="T148" style:family="text">
      <style:text-properties fo:color="#804000" loext:opacity="100%" style:text-outline="false" style:text-line-through-style="none" style:text-line-through-type="none" fo:font-style="normal" fo:text-shadow="none" style:text-underline-style="none" officeooo:rsid="02fcbc79" style:font-style-asian="normal" style:text-emphasize="none"/>
    </style:style>
    <style:style style:name="T149" style:family="text">
      <style:text-properties fo:color="#804000" loext:opacity="100%" style:text-outline="false" style:text-line-through-style="none" style:text-line-through-type="none" fo:font-style="normal" fo:text-shadow="none" style:text-underline-style="none" officeooo:rsid="0310ba40" style:font-style-asian="normal" style:text-emphasize="none"/>
    </style:style>
    <style:style style:name="T150" style:family="text">
      <style:text-properties officeooo:rsid="02be41f3"/>
    </style:style>
    <style:style style:name="T151" style:family="text">
      <style:text-properties officeooo:rsid="02c41444"/>
    </style:style>
    <style:style style:name="T152" style:family="text">
      <style:text-properties officeooo:rsid="02cbd232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30beda4" style:font-weight-asian="bold" style:font-weight-complex="bold"/>
    </style:style>
    <style:style style:name="T155" style:family="text">
      <style:text-properties officeooo:rsid="02d6c430"/>
    </style:style>
    <style:style style:name="T156" style:family="text">
      <style:text-properties officeooo:rsid="02d895fe"/>
    </style:style>
    <style:style style:name="T157" style:family="text">
      <style:text-properties officeooo:rsid="02da871a"/>
    </style:style>
    <style:style style:name="T158" style:family="text">
      <style:text-properties officeooo:rsid="02daa1f6"/>
    </style:style>
    <style:style style:name="T159" style:family="text">
      <style:text-properties officeooo:rsid="02db48ea"/>
    </style:style>
    <style:style style:name="T160" style:family="text">
      <style:text-properties officeooo:rsid="02de8364"/>
    </style:style>
    <style:style style:name="T161" style:family="text">
      <style:text-properties officeooo:rsid="02e049a2"/>
    </style:style>
    <style:style style:name="T162" style:family="text">
      <style:text-properties officeooo:rsid="02e40fdd"/>
    </style:style>
    <style:style style:name="T163" style:family="text">
      <style:text-properties fo:color="#0000ff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64" style:family="text">
      <style:text-properties fo:color="#0000ff" loext:opacity="100%" style:text-outline="false" style:text-line-through-style="none" style:text-line-through-type="none" fo:font-style="normal" fo:text-shadow="none" style:text-underline-style="none" officeooo:rsid="02eb16bb" style:font-style-asian="normal" style:text-emphasize="none"/>
    </style:style>
    <style:style style:name="T165" style:family="text">
      <style:text-properties fo:color="#0000ff" loext:opacity="100%" style:text-outline="false" style:text-line-through-style="none" style:text-line-through-type="none" fo:font-style="normal" fo:text-shadow="none" style:text-underline-style="none" officeooo:rsid="031a7a21" style:font-style-asian="normal" style:text-emphasize="none"/>
    </style:style>
    <style:style style:name="T166" style:family="text">
      <style:text-properties fo:color="#0000ff" loext:opacity="100%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size-complex="9.5pt" style:font-weight-complex="bold" style:text-emphasize="none"/>
    </style:style>
    <style:style style:name="T167" style:family="text">
      <style:text-properties fo:color="#0000ff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31a7a21" style:font-size-asian="9.5pt" style:font-style-asian="normal" style:font-weight-asian="bold" style:font-size-complex="9.5pt" style:font-weight-complex="bold" style:text-emphasize="none"/>
    </style:style>
    <style:style style:name="T168" style:family="text">
      <style:text-properties fo:color="#0000ff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3462304" style:font-size-asian="9.5pt" style:font-style-asian="normal" style:font-weight-asian="bold" style:font-size-complex="9.5pt" style:font-weight-complex="bold" style:text-emphasize="none"/>
    </style:style>
    <style:style style:name="T169" style:family="text">
      <style:text-properties officeooo:rsid="02fbf378"/>
    </style:style>
    <style:style style:name="T170" style:family="text">
      <style:text-properties officeooo:rsid="02fc7651"/>
    </style:style>
    <style:style style:name="T171" style:family="text">
      <style:text-properties officeooo:rsid="02fe778a"/>
    </style:style>
    <style:style style:name="T172" style:family="text">
      <style:text-properties officeooo:rsid="0300f4b1"/>
    </style:style>
    <style:style style:name="T173" style:family="text">
      <style:text-properties officeooo:rsid="03070335"/>
    </style:style>
    <style:style style:name="T174" style:family="text">
      <style:text-properties officeooo:rsid="03072a48"/>
    </style:style>
    <style:style style:name="T175" style:family="text">
      <style:text-properties style:font-name="Arial1" fo:font-size="9.5pt" style:font-size-asian="9.5pt" style:font-size-complex="9.5pt"/>
    </style:style>
    <style:style style:name="T176" style:family="text">
      <style:text-properties style:font-name="Arial1" fo:font-size="9.5pt" officeooo:rsid="0324823d" style:font-size-asian="9.5pt" style:font-size-complex="9.5pt"/>
    </style:style>
    <style:style style:name="T177" style:family="text">
      <style:text-properties style:font-name="Arial1" fo:font-size="9.5pt" officeooo:rsid="0153fe94" style:font-size-asian="9.5pt" style:font-size-complex="9.5pt"/>
    </style:style>
    <style:style style:name="T178" style:family="text">
      <style:text-properties style:font-name="Arial1" fo:font-size="9.5pt" officeooo:rsid="00024597" style:font-size-asian="9.5pt" style:font-size-complex="9.5pt"/>
    </style:style>
    <style:style style:name="T179" style:family="text">
      <style:text-properties style:font-name="Arial1" fo:font-size="9.5pt" officeooo:rsid="0114ad89" style:font-size-asian="9.5pt" style:font-size-complex="9.5pt"/>
    </style:style>
    <style:style style:name="T180" style:family="text">
      <style:text-properties style:font-name="Arial1" fo:font-size="9.5pt" officeooo:rsid="0112e3d7" style:font-size-asian="9.5pt" style:font-size-complex="9.5pt"/>
    </style:style>
    <style:style style:name="T181" style:family="text">
      <style:text-properties style:font-name="Arial1" fo:font-size="9.5pt" officeooo:rsid="01f41861" style:font-size-asian="9.5pt" style:font-size-complex="9.5pt"/>
    </style:style>
    <style:style style:name="T182" style:family="text">
      <style:text-properties style:font-name="Arial1" fo:font-size="9.5pt" officeooo:rsid="021876d8" style:font-size-asian="9.5pt" style:font-size-complex="9.5pt"/>
    </style:style>
    <style:style style:name="T183" style:family="text">
      <style:text-properties style:font-name="Arial1" fo:font-size="9.5pt" officeooo:rsid="01f541dd" style:font-size-asian="9.5pt" style:font-size-complex="9.5pt"/>
    </style:style>
    <style:style style:name="T184" style:family="text">
      <style:text-properties style:font-name="Arial1" fo:font-size="9.5pt" officeooo:rsid="027be4bd" style:font-size-asian="9.5pt" style:font-size-complex="9.5pt"/>
    </style:style>
    <style:style style:name="T185" style:family="text">
      <style:text-properties style:font-name="Arial1" fo:font-size="9.5pt" officeooo:rsid="027cc124" style:font-size-asian="9.5pt" style:font-size-complex="9.5pt"/>
    </style:style>
    <style:style style:name="T186" style:family="text">
      <style:text-properties style:font-name="Arial1" fo:font-size="9.5pt" officeooo:rsid="027e5334" style:font-size-asian="9.5pt" style:font-size-complex="9.5pt"/>
    </style:style>
    <style:style style:name="T187" style:family="text">
      <style:text-properties style:font-name="Arial1" fo:font-size="9.5pt" officeooo:rsid="027f1ace" style:font-size-asian="9.5pt" style:font-size-complex="9.5pt"/>
    </style:style>
    <style:style style:name="T188" style:family="text">
      <style:text-properties style:font-name="Arial1" fo:font-size="9.5pt" officeooo:rsid="03265533" style:font-size-asian="9.5pt" style:font-size-complex="9.5pt"/>
    </style:style>
    <style:style style:name="T189" style:family="text">
      <style:text-properties style:font-name="Arial1" fo:font-size="9.5pt" officeooo:rsid="03280f8c" style:font-size-asian="9.5pt" style:font-size-complex="9.5pt"/>
    </style:style>
    <style:style style:name="T190" style:family="text">
      <style:text-properties style:font-name="Arial1" fo:font-size="9.5pt" officeooo:rsid="0281035e" style:font-size-asian="9.5pt" style:font-size-complex="9.5pt"/>
    </style:style>
    <style:style style:name="T191" style:family="text">
      <style:text-properties style:font-name="Arial1" fo:font-size="9.5pt" officeooo:rsid="02826cfe" style:font-size-asian="9.5pt" style:font-size-complex="9.5pt"/>
    </style:style>
    <style:style style:name="T192" style:family="text">
      <style:text-properties style:font-name="Arial1" fo:font-size="9.5pt" officeooo:rsid="00025d7b" style:font-size-asian="9.5pt" style:font-size-complex="9.5pt"/>
    </style:style>
    <style:style style:name="T193" style:family="text">
      <style:text-properties style:font-name="Arial1" fo:font-size="9.5pt" officeooo:rsid="02a39ea2" style:font-size-asian="9.5pt" style:font-size-complex="9.5pt"/>
    </style:style>
    <style:style style:name="T194" style:family="text">
      <style:text-properties style:font-name="Arial1" fo:font-size="9.5pt" officeooo:rsid="02a4f8e9" style:font-size-asian="9.5pt" style:font-size-complex="9.5pt"/>
    </style:style>
    <style:style style:name="T195" style:family="text">
      <style:text-properties style:font-name="Arial1" fo:font-size="9.5pt" officeooo:rsid="02a89c54" style:font-size-asian="9.5pt" style:font-size-complex="9.5pt"/>
    </style:style>
    <style:style style:name="T196" style:family="text">
      <style:text-properties style:font-name="Arial1" fo:font-size="9.5pt" officeooo:rsid="0330aa85" style:font-size-asian="9.5pt" style:font-size-complex="9.5pt"/>
    </style:style>
    <style:style style:name="T197" style:family="text">
      <style:text-properties style:font-name="Arial1" fo:font-size="9.5pt" officeooo:rsid="02a9e19f" style:font-size-asian="9.5pt" style:font-size-complex="9.5pt"/>
    </style:style>
    <style:style style:name="T198" style:family="text">
      <style:text-properties style:font-name="Arial1" fo:font-size="9.5pt" officeooo:rsid="02ac05fe" style:font-size-asian="9.5pt" style:font-size-complex="9.5pt"/>
    </style:style>
    <style:style style:name="T199" style:family="text">
      <style:text-properties style:font-name="Arial1" fo:font-size="9.5pt" officeooo:rsid="0331bc7f" style:font-size-asian="9.5pt" style:font-size-complex="9.5pt"/>
    </style:style>
    <style:style style:name="T200" style:family="text">
      <style:text-properties style:font-name="Arial1" fo:font-size="9.5pt" officeooo:rsid="029fe952" style:font-size-asian="9.5pt" style:font-size-complex="9.5pt"/>
    </style:style>
    <style:style style:name="T201" style:family="text">
      <style:text-properties style:font-name="Arial1" fo:font-size="9.5pt" officeooo:rsid="02a11a48" style:font-size-asian="9.5pt" style:font-size-complex="9.5pt"/>
    </style:style>
    <style:style style:name="T202" style:family="text">
      <style:text-properties style:font-name="Arial1" fo:font-size="9.5pt" officeooo:rsid="02b60a85" style:font-size-asian="9.5pt" style:font-size-complex="9.5pt"/>
    </style:style>
    <style:style style:name="T203" style:family="text">
      <style:text-properties style:font-name="Arial1" fo:font-size="9.5pt" officeooo:rsid="02a13dd5" style:font-size-asian="9.5pt" style:font-size-complex="9.5pt"/>
    </style:style>
    <style:style style:name="T204" style:family="text">
      <style:text-properties style:font-name="Arial1" fo:font-size="9.5pt" officeooo:rsid="02870ed5" style:font-size-asian="9.5pt" style:font-size-complex="9.5pt"/>
    </style:style>
    <style:style style:name="T205" style:family="text">
      <style:text-properties style:font-name="Arial1" fo:font-size="9.5pt" officeooo:rsid="031b2ed0" style:font-size-asian="9.5pt" style:font-size-complex="9.5pt"/>
    </style:style>
    <style:style style:name="T206" style:family="text">
      <style:text-properties style:font-name="Arial1" fo:font-size="9.5pt" officeooo:rsid="031e3a9b" style:font-size-asian="9.5pt" style:font-size-complex="9.5pt"/>
    </style:style>
    <style:style style:name="T207" style:family="text">
      <style:text-properties style:font-name="Arial1" fo:font-size="9.5pt" officeooo:rsid="031cb60d" style:font-size-asian="9.5pt" style:font-size-complex="9.5pt"/>
    </style:style>
    <style:style style:name="T208" style:family="text">
      <style:text-properties style:font-name="Arial1" fo:font-size="9.5pt" officeooo:rsid="0342ffdb" style:font-size-asian="9.5pt" style:font-size-complex="9.5pt"/>
    </style:style>
    <style:style style:name="T209" style:family="text">
      <style:text-properties style:font-name="Arial1" fo:font-size="9.5pt" officeooo:rsid="031dbf17" style:font-size-asian="9.5pt" style:font-size-complex="9.5pt"/>
    </style:style>
    <style:style style:name="T210" style:family="text">
      <style:text-properties style:font-name="Arial1" fo:font-size="9.5pt" officeooo:rsid="03462304" style:font-size-asian="9.5pt" style:font-size-complex="9.5pt"/>
    </style:style>
    <style:style style:name="T211" style:family="text">
      <style:text-properties style:font-name="Arial1" fo:font-size="9.5pt" officeooo:rsid="0347c43b" style:font-size-asian="9.5pt" style:font-size-complex="9.5pt"/>
    </style:style>
    <style:style style:name="T212" style:family="text">
      <style:text-properties style:font-name="Arial1" fo:font-size="9.5pt" officeooo:rsid="0348b840" style:font-size-asian="9.5pt" style:font-size-complex="9.5pt"/>
    </style:style>
    <style:style style:name="T213" style:family="text">
      <style:text-properties officeooo:rsid="032af5fa"/>
    </style:style>
    <style:style style:name="T214" style:family="text">
      <style:text-properties officeooo:rsid="032eadb6"/>
    </style:style>
    <style:style style:name="T215" style:family="text">
      <style:text-properties officeooo:rsid="0331bc7f"/>
    </style:style>
    <style:style style:name="T216" style:family="text">
      <style:text-properties officeooo:rsid="033a719f"/>
    </style:style>
    <style:style style:name="T217" style:family="text">
      <style:text-properties officeooo:rsid="0342e964"/>
    </style:style>
    <style:style style:name="T218" style:family="text">
      <style:text-properties officeooo:rsid="02edd160"/>
    </style:style>
    <style:style style:name="T219" style:family="text">
      <style:text-properties officeooo:rsid="0321c366"/>
    </style:style>
    <style:style style:name="T220" style:family="text">
      <style:text-properties officeooo:rsid="0348b840"/>
    </style:style>
    <style:style style:name="T221" style:family="text">
      <style:text-properties officeooo:rsid="034a0e04"/>
    </style:style>
    <style:style style:name="T222" style:family="text">
      <style:text-properties officeooo:rsid="034b394d"/>
    </style:style>
    <style:style style:name="T223" style:family="text">
      <style:text-properties officeooo:rsid="034ce1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Universidad de Temascaltepec de González <text:span text:style-name="T1">(UTG)</text:span></text:p>
      <text:p text:style-name="P26"><text:span text:style-name="T3">O</text:span><text:span text:style-name="T2">tras Instituciones Educativas en Municipios Colindantes</text:span></text:p>
      <text:p text:style-name="P27"><text:span text:style-name="T4">A</text:span><text:span text:style-name="T2">nálisis </text:span><text:span text:style-name="T5">de caso: “Las</text:span><text:span text:style-name="T2"> trayectorias académicas propuestas </text:span><text:span text:style-name="T5">para impartirse en la Universidad de Temas</text:span><text:span text:style-name="T6">caltepec de González </text:span><text:span text:style-name="T2">no generan conflictos de interés </text:span><text:span text:style-name="T6">o </text:span><text:span text:style-name="T7">colisiones académicas</text:span><text:span text:style-name="T2"> respecto a las trayectorias existentes </text:span><text:span text:style-name="T5">en las instituciones ya establecidas en los municipios cercanos colindantes”</text:span></text:p>
      <text:p text:style-name="P9"/>
      <text:p text:style-name="P224"><text:span text:style-name="T177">L</text:span><text:span text:style-name="T178">a Universidad de</text:span><text:span text:style-name="T175"> Temascaltepec de González </text:span><text:span text:style-name="T178">busca impartir distintos niveles educativos (</text:span><text:span text:style-name="T179">Medi</text:span><text:span text:style-name="T177">o</text:span><text:span text:style-name="T178">, Medio Superior, Superior y </text:span><text:span text:style-name="T180">Posgrado</text:span><text:span text:style-name="T178">), así como </text:span><text:span text:style-name="T181">impactar </text:span><text:span text:style-name="T182">socialmente </text:span><text:span text:style-name="T181">mediante </text:span><text:span text:style-name="T182">la</text:span><text:span text:style-name="T183"> aplicación de sus</text:span><text:span text:style-name="T178"> diversas áreas del conocimiento </text:span><text:span text:style-name="T181">de manera significativa y provechosa en el municipio</text:span><text:span text:style-name="T178">. </text:span><text:span text:style-name="T184">Sin embargo, sería inconsciente y osado plantear de modo aislado y egoísta el crear una nueva institución educativa en donde existan ya otras instituciones educativas</text:span><text:span text:style-name="T185"> </text:span><text:span text:style-name="T186">si es el caso que la nueva institución educativa tiene las mismas trayectorias académicas que poseen ya las instituciones existentes. Ante </text:span><text:span text:style-name="T187">la previsión de esta situación</text:span><text:span text:style-name="T186"> se ha realizado el análisis previo para evitar los conflictos de interé</text:span><text:span text:style-name="T187">s al menos de esta índole muy particular, para ello, se analizó la información disponible en medios oficiales de difusión del gobierno estatal los cuales hacían referencia a las instituciones educativas existentes; más adelante se indagó sobre la oferta educativa de estas instituciones educativas en los medios oficiales de difusión que estas tenían, y finalmente se </text:span><text:span text:style-name="T188">realizó</text:span><text:span text:style-name="T187"> la </text:span><text:span text:style-name="T188">respectiva </text:span><text:span text:style-name="T187">correlación «</text:span><text:span text:style-name="T188">u</text:span><text:span text:style-name="T187">nus ad unum» entre la</text:span><text:span text:style-name="T176">s trayectorias académicas de la</text:span><text:span text:style-name="T187"> Universidad de Temascaltepec de González y cada una de estas instituciones educativas para descartar dichas colisiones o redundancias.</text:span></text:p>
      <text:p text:style-name="P10"/>
      <text:p text:style-name="P225"><text:span text:style-name="T176">Por ello, a lo largo de este documento se analizarán todas trayectorias académicas de licenciatura y posgrado en donde pueda existir alguna cercanía académica respecto de las trayectorias de licenciatura y posgrado que se impartirán en la Universidad de Temascaltepec de González, de tal modo que para esta comparativa se comprenderá como «afinidad» a todas las trayectorias académicas que pese a su cercanía por área del conocimiento y </text:span><text:span text:style-name="T188">que</text:span><text:span text:style-name="T176"> se impartan en el mismo nivel educativo, sean diferentes debido a sus aptitudes y campo laboral; y se entenderá por «coincidencia» a todas las trayectorias académicas que, pese a tener el mismo objeto de estudio, mismo perfil de egreso, aptitudes y (posible) campo laboral, no se contraponen ya que son de diferente nivel educativo.</text:span></text:p>
      <text:p text:style-name="P10"/>
      <text:p text:style-name="P224"><text:span text:style-name="T187">Pese a que se </text:span><text:span text:style-name="T189">logró</text:span><text:span text:style-name="T187"> descartar en su totalidad la redundancia e igualdad de trayectorias académicas, si existe afinidad entre la Universidad de Temascaltepec de González y </text:span><text:span text:style-name="T189">diversas trayectorias académicas impartidas dentro de </text:span><text:span text:style-name="T187">las instituciones aledañas al ayuntamiento de Temascaltepec de González. Por ello, dichos análisis de afinidad se listan a continuación </text:span><text:span text:style-name="T190">de manera que se pueda constatar que, en primera instancia, no existen trayectorias redundantes ni iguales </text:span><text:span text:style-name="T189">si es que se trata del mismo nivel educativo</text:span><text:span text:style-name="T190">, </text:span><text:span text:style-name="T189">así como el hecho de</text:span><text:span text:style-name="T190"> que la afinidad de las trayectorias existentes en las otras instituciones académicas </text:span><text:span text:style-name="T191">en</text:span><text:span text:style-name="T190"> ayuntamientos aledaños, </text:span><text:span text:style-name="T191">complementan con su perfil académico las labores a realizar por los egresados de la Universidad de Temascaltepec de González</text:span><text:span text:style-name="T192">:</text:span></text:p>
      <text:p text:style-name="P205"/>
      <text:p text:style-name="P245">Afinidad detectada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8">Universidad Autónoma del Estado de México</text:p>
          </table:table-cell>
          <table:table-cell table:style-name="Tabla1.B1" office:value-type="string">
            <text:p text:style-name="P72">Universidad de Temascaltepec de González</text:p>
          </table:table-cell>
        </table:table-row>
        <table:table-row table:style-name="Tabla1.1">
          <table:table-cell table:style-name="Tabla1.A2" office:value-type="string">
            <text:p text:style-name="P88">Temascaltepec de González</text:p>
          </table:table-cell>
          <table:table-cell table:style-name="Tabla1.B2" office:value-type="string">
            <text:p text:style-name="P91">Temascaltepec de González</text:p>
          </table:table-cell>
        </table:table-row>
        <table:table-row table:style-name="Tabla1.1">
          <table:table-cell table:style-name="Tabla1.A2" office:value-type="string">
            <text:p text:style-name="P88">Centro Universitario Temascaltepec</text:p>
          </table:table-cell>
          <table:table-cell table:style-name="Tabla1.B2" office:value-type="string">
            <text:p text:style-name="P72">Unidad Homero Gómez González</text:p>
          </table:table-cell>
        </table:table-row>
        <table:table-row>
          <table:table-cell table:style-name="Tabla1.A4" office:value-type="string">
            <text:p text:style-name="P113"><text:span text:style-name="T110">Licenciatura</text:span><text:span text:style-name="T111"> en </text:span>Informática Administrativa</text:p>
          </table:table-cell>
          <table:table-cell table:style-name="Tabla1.B4" office:value-type="string">
            <text:p text:style-name="P115">Licenciatura en Ingeniería Telemática e Hidroeléctrica</text:p>
          </table:table-cell>
        </table:table-row>
        <table:table-row>
          <table:table-cell table:style-name="Tabla1.A5" office:value-type="string">
            <text:p text:style-name="P122">Área 3: Sociales y Administrativas</text:p>
          </table:table-cell>
          <table:table-cell table:style-name="Tabla1.B5" office:value-type="string">
            <text:p text:style-name="P122">Área 1: Físico-Matemáticas y de las Ingenierías</text:p>
          </table:table-cell>
        </table:table-row>
      </table:table>
      <text:p text:style-name="P10"/>
      <text:p text:style-name="P28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586150329" text:style-name="L1">
        <text:list-item>
          <text:p text:style-name="P158">Ambas trayectorias académicas tienen como uno de sus ejes centrales el desarrollo de software y la programación a un buen nivel de profundización, de tal suerte que ambos perfiles tienen conocimientos relativos a lenguajes de programación, así como instalación, operación y mantenimiento de software.</text:p>
        </text:list-item>
      </text:list>
      <text:p text:style-name="P41">Para esta afinidad, se tienen las siguientes diferencias:</text:p>
      <text:list xml:id="list1832825522" text:style-name="L2">
        <text:list-item>
          <text:p text:style-name="P166">El perfil del Licenciado en Informática Administrativa es el de un computólogo dedicado a la labor administrativa dentro de las organizaciones, mientras que el perfil del Licenciado en Ingeniería Telemática e Hidroeléctrica <text:span text:style-name="T113">es más bien relativo a telecomunicaciones, señales y redes de cómputo.</text:span></text:p>
        </text:list-item>
        <text:list-item>
          <text:p text:style-name="P177">El Licenciado en Informática Administrativa es un profesional que se encarga de dialogar con equipos de trabajo de índole administrativa, es decir, <text:span text:style-name="T115">C</text:span>ontadores, <text:span text:style-name="T115">A</text:span>dministradores, <text:span text:style-name="T115">P</text:span>ublicistas, <text:span text:style-name="T115">S</text:span>ociólogos; <text:span text:style-name="T114">mientras que los equipos de trabajo en donde se desempeña el Licenciado en Ingeniería en Telemática e Hidroeléctrica es el de colaborar con Ingenieros Electricistas, Ingenieros Electrónicos, </text:span><text:span text:style-name="T115">Ingenieros en Redes de Cómputo, Ingenieros Computacionales.</text:span></text:p>
        </text:list-item>
        <text:list-item>
          <text:p text:style-name="P178"><text:span text:style-name="T115">La trayectoria de Licenciatura en Informática Administrativa es de área 3, es decir, sociales y administrativas; mientras que la trayectoria de Licenciatura en Ingeniería en Informática Telemática e Hidroeléctrica es </text:span><text:span text:style-name="T116">de área 1, es decir, físico-matemáticas y de las ingenierías.</text:span></text:p>
        </text:list-item>
      </text:list>
      <text:p text:style-name="P206"/>
      <text:p text:style-name="P246">Afinidad detectada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2">Universidad Autónoma del Estado de México</text:p>
          </table:table-cell>
          <table:table-cell table:style-name="Tabla2.B1" office:value-type="string">
            <text:p text:style-name="P73">Universidad de Temascaltepec de González</text:p>
          </table:table-cell>
        </table:table-row>
        <table:table-row table:style-name="Tabla2.1">
          <table:table-cell table:style-name="Tabla2.A2" office:value-type="string">
            <text:p text:style-name="P92">Temascaltepec de González</text:p>
          </table:table-cell>
          <table:table-cell table:style-name="Tabla2.B2" office:value-type="string">
            <text:p text:style-name="P92">Temascaltepec de González</text:p>
          </table:table-cell>
        </table:table-row>
        <table:table-row table:style-name="Tabla2.1">
          <table:table-cell table:style-name="Tabla2.A2" office:value-type="string">
            <text:p text:style-name="P92">Centro Universitario Temascaltepec</text:p>
          </table:table-cell>
          <table:table-cell table:style-name="Tabla2.B2" office:value-type="string">
            <text:p text:style-name="P73">Unidad Homero Gómez González</text:p>
          </table:table-cell>
        </table:table-row>
        <table:table-row>
          <table:table-cell table:style-name="Tabla2.A4" office:value-type="string">
            <text:p text:style-name="P60"><text:span text:style-name="T118">Licenciatura de </text:span><text:span text:style-name="T117">Ingeniero Agrónomo Zootecnista</text:span></text:p>
          </table:table-cell>
          <table:table-cell table:style-name="Tabla2.B4" office:value-type="string">
            <text:p text:style-name="P146">Licenciatura en Ingeniería en Biotecnología y Alimentos.</text:p>
          </table:table-cell>
        </table:table-row>
        <table:table-row>
          <table:table-cell table:style-name="Tabla2.A5" office:value-type="string">
            <text:p text:style-name="P123">Área <text:span text:style-name="T121">1</text:span>: <text:span text:style-name="T121">Físico-Matemáticas y de las Ingenierías</text:span></text:p>
          </table:table-cell>
          <table:table-cell table:style-name="Tabla2.B5" office:value-type="string">
            <text:p text:style-name="P123">Área <text:span text:style-name="T121">1</text:span>: Físico-Matemáticas y de las Ingenierías</text:p>
          </table:table-cell>
        </table:table-row>
      </table:table>
      <text:p text:style-name="P11"/>
      <text:p text:style-name="P29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8632232607" text:continue-list="list586150329" text:style-name="L1">
        <text:list-item text:start-value="1">
          <text:p text:style-name="P159">Ambas trayectorias académicas tienen como uno de sus ejes centrales el desarrollo <text:span text:style-name="T121">de productos biológicos para la producción alimentaria del ser humano, así como la preservación de la población de fauna de instancia agrónoma. </text:span></text:p>
        </text:list-item>
        <text:list-item>
          <text:p text:style-name="P159"><text:span text:style-name="T123">E</text:span><text:span text:style-name="T121">n la base ambos contemplan fuertes conocimientos </text:span><text:span text:style-name="T122">relativos tanto a biología y química (acercándose de manera imperativa e intensiva al área 2) a su vez que reciben conocimientos relativos al área 1 a modo de breviario cultural, entre los que destacan los relativos a física y matemáticas, así como las aplicaciones de estos dentro de su área del conocimiento.</text:span></text:p>
        </text:list-item>
      </text:list>
      <text:p text:style-name="P48">Para esta afinidad, se tienen las siguientes diferencias:</text:p>
      <text:list xml:id="list3320781348" text:style-name="L3">
        <text:list-item>
          <text:p text:style-name="P167"><text:span text:style-name="T9">El perfil </text:span><text:span text:style-name="T10">de la Licenciatura de ingeniero </text:span><text:span text:style-name="T11">A</text:span><text:span text:style-name="T10">grónomo </text:span><text:span text:style-name="T11">Z</text:span><text:span text:style-name="T10">ootecnista </text:span><text:span text:style-name="T12">tiene como campo laboral de manera primordial </text:span><text:span text:style-name="T13">la producción de animales de interés zootécnico orientados al consumo humano que cumplan con los estándares de sanidad, inocuidad y calidad, </text:span><text:span text:style-name="T14">mientras que para la Licenciatura en Ingeniería en Biotecnología y Alimentos se tienen esos conocimientos pero no como meta principal sino como uno de sus tantos campos de acción, en donde, aparte de la producción de </text:span><text:span text:style-name="T15">animales, </text:span><text:span text:style-name="T16">se buscan otros intereses de índole biológica</text:span><text:span text:style-name="T17"> como la genética, </text:span><text:span text:style-name="T18">el cuidado ambiental y sustentable de los ecosistemas, la salud nutricional del ser humano y los alimentos de índole general y no solo del tipo agrónomo.</text:span></text:p>
        </text:list-item>
      </text:list>
      <text:p text:style-name="P203"/>
      <text:p text:style-name="P244">Afinidad detectada: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3">Universidad Autónoma del Estado de México</text:p>
          </table:table-cell>
          <table:table-cell table:style-name="Tabla3.B1" office:value-type="string">
            <text:p text:style-name="P74">Universidad de Temascaltepec de González</text:p>
          </table:table-cell>
        </table:table-row>
        <table:table-row table:style-name="Tabla3.1">
          <table:table-cell table:style-name="Tabla3.A2" office:value-type="string">
            <text:p text:style-name="P93">Temascaltepec de González</text:p>
          </table:table-cell>
          <table:table-cell table:style-name="Tabla3.B2" office:value-type="string">
            <text:p text:style-name="P93">Temascaltepec de González</text:p>
          </table:table-cell>
        </table:table-row>
        <table:table-row table:style-name="Tabla3.1">
          <table:table-cell table:style-name="Tabla3.A2" office:value-type="string">
            <text:p text:style-name="P93">Centro Universitario Temascaltepec</text:p>
          </table:table-cell>
          <table:table-cell table:style-name="Tabla3.B2" office:value-type="string">
            <text:p text:style-name="P74">Unidad Homero Gómez González</text:p>
          </table:table-cell>
        </table:table-row>
        <table:table-row>
          <table:table-cell table:style-name="Tabla3.A4" office:value-type="string">
            <text:p text:style-name="P148">Licenciatura en <text:span text:style-name="T126">Contaduría</text:span></text:p>
          </table:table-cell>
          <table:table-cell table:style-name="Tabla3.B4" office:value-type="string">
            <text:p text:style-name="P149">Licenciatura en Ingeniería Estadística y Económica</text:p>
          </table:table-cell>
        </table:table-row>
        <table:table-row>
          <table:table-cell table:style-name="Tabla3.A5" office:value-type="string">
            <text:p text:style-name="P124">Área 3: Sociales y Administrativas</text:p>
          </table:table-cell>
          <table:table-cell table:style-name="Tabla3.B5" office:value-type="string">
            <text:p text:style-name="P124">Área 1: Físico-Matemáticas y de las Ingenierías</text:p>
          </table:table-cell>
        </table:table-row>
      </table:table>
      <text:p text:style-name="P12"/>
      <text:p text:style-name="P30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8519872839" text:continue-list="list20028632232607" text:style-name="L1">
        <text:list-item text:start-value="1">
          <text:p text:style-name="P159">Ambas trayectorias académicas tienen como uno de sus ejes centrales el <text:span text:style-name="T124">análisis financiero </text:span>y la <text:span text:style-name="T124">economía</text:span> a un buen nivel de profundización, de tal suerte que ambos perfiles tienen conocimientos relativos a <text:span text:style-name="T124">costos</text:span>, así como instalación, operación y mantenimiento de <text:span text:style-name="T124">proyectos de instancia financiera, conocen sobre la operación de diversas instancias como bolsas de valores, poseen saberes sobre banca y </text:span><text:span text:style-name="T125">servicios bursátiles, y finalmente laboran en instancias gubernamentales </text:span><text:span text:style-name="T126">de tipo fiscal para auditar, averiguar y combatir delitos en materia de recaudación de impuestos</text:span>.</text:p>
        </text:list-item>
      </text:list>
      <text:p text:style-name="P42">Para esta afinidad, se tienen las siguientes diferencias:</text:p>
      <text:list xml:id="list1061352679" text:style-name="L4">
        <text:list-item>
          <text:p text:style-name="P168">El perfil del Licenciado en <text:span text:style-name="T126">Contaduría </text:span><text:span text:style-name="T127">junto con el del Licenciatura en Ingeniería Estadística y Económica </text:span><text:span text:style-name="T128">buscan analizar eventos financieros, sin embargo, mientras el perfil del Licenciado en Contaduría le permite hacer la recapitulación de los ingresos y egresos (tiempo pasado) el Licenciatura en Ingeniería Estadística y Económica analiza más bien proyecciones y pronósticos tanto favorables como no favorables para poder anticiparse (tiempo futuro), </text:span><text:span text:style-name="T213">y poder así realizar toma de desiciones.</text:span></text:p>
        </text:list-item>
        <text:list-item>
          <text:p text:style-name="P168"><text:span text:style-name="T214">Mi</text:span><text:span text:style-name="T129">entras el Licenciado en Contaduría </text:span><text:span text:style-name="T130">destaca más por su fortaleza en normas y leyes, </text:span><text:span text:style-name="T144">la</text:span><text:span text:style-name="T130"> Licenciatura en Ingeniería Estadística y Económica destacará más bien por su fortaleza </text:span><text:span text:style-name="T131">en modelos matemáticos en estadística de población y demografía.</text:span></text:p>
        </text:list-item>
        <text:list-item>
          <text:p text:style-name="P185"><text:span text:style-name="T144">L</text:span>a formación principal de la Licenciatura en Contaduría es de área 3, es decir, sociales y administrativas; el perfil de la Licenciatura en Ingeniería Estadística y Económica es de área 1, es decir, Físico-Matemáticas y de las ingenierías.</text:p>
        </text:list-item>
      </text:list>
      <text:p text:style-name="P207"/>
      <text:p text:style-name="P247"><text:span text:style-name="T132">Coincidencia</text:span> detectada: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4">Universidad Autónoma del Estado de México</text:p>
          </table:table-cell>
          <table:table-cell table:style-name="Tabla4.B1" office:value-type="string">
            <text:p text:style-name="P75">Universidad de Temascaltepec de González</text:p>
          </table:table-cell>
        </table:table-row>
        <table:table-row table:style-name="Tabla4.1">
          <table:table-cell table:style-name="Tabla4.A2" office:value-type="string">
            <text:p text:style-name="P94">Temascaltepec de González</text:p>
          </table:table-cell>
          <table:table-cell table:style-name="Tabla4.B2" office:value-type="string">
            <text:p text:style-name="P94">Temascaltepec de González</text:p>
          </table:table-cell>
        </table:table-row>
        <table:table-row table:style-name="Tabla4.1">
          <table:table-cell table:style-name="Tabla4.A2" office:value-type="string">
            <text:p text:style-name="P94">Centro Universitario Temascaltepec</text:p>
          </table:table-cell>
          <table:table-cell table:style-name="Tabla4.B2" office:value-type="string">
            <text:p text:style-name="P75">Unidad Homero Gómez González</text:p>
          </table:table-cell>
        </table:table-row>
        <table:table-row>
          <table:table-cell table:style-name="Tabla4.A4" office:value-type="string">
            <text:p text:style-name="P241">Maestría en Ciencias de la Computación</text:p>
          </table:table-cell>
          <table:table-cell table:style-name="Tabla4.B4" office:value-type="string">
            <text:p text:style-name="P119"><text:span text:style-name="T137">Bachillerato </text:span>Técnico en Computación y Electricidad</text:p>
          </table:table-cell>
        </table:table-row>
        <table:table-row>
          <table:table-cell table:style-name="Tabla4.A5" office:value-type="string">
            <text:p text:style-name="P125">Área 1: Físico-Matemáticas y de las Ingenierías </text:p>
          </table:table-cell>
          <table:table-cell table:style-name="Tabla4.B5" office:value-type="string">
            <text:p text:style-name="P125">Área 1: Físico-Matemáticas y de las Ingenierías</text:p>
          </table:table-cell>
        </table:table-row>
      </table:table>
      <text:p text:style-name="P13"/>
      <text:p text:style-name="P226"><text:span text:style-name="T193">Pese a que ambas trayectorias son enteramente de computación y, por ende, ambas poseen el mismo objeto de estudio, son de diferente nivel educativo, por ello, no se considera una colisión o u</text:span><text:span text:style-name="T194">n</text:span><text:span text:style-name="T193"> conflicto de interés, </text:span><text:span text:style-name="T195">sino que incluso se complementan, ya que el egresado del Bachillerato Técnico en Computación y Electricidad puede realizar sus estudios de licenciatura en cualquier institución educativa de su interés donde desee profundizar sus saberes de computación, y finalmente si es que sigue interesado en </text:span><text:span text:style-name="T196">realizar profundización de</text:span><text:span text:style-name="T195"> c</text:span><text:span text:style-name="T197">onocimientos, podría complementar su formación con la Maestría en Ciencia de la Computación de la </text:span><text:span text:style-name="T198">Universidad Autónoma del Estado de México</text:span><text:span text:style-name="T197">.</text:span></text:p>
      <text:p text:style-name="P207"/>
      <text:p text:style-name="P247"><text:span text:style-name="T140">Coin</text:span><text:span text:style-name="T141">cidencia</text:span> detectada: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4">Universidad Autónoma del Estado de México</text:p>
          </table:table-cell>
          <table:table-cell table:style-name="Tabla5.B1" office:value-type="string">
            <text:p text:style-name="P75">Universidad de Temascaltepec de González</text:p>
          </table:table-cell>
        </table:table-row>
        <table:table-row table:style-name="Tabla5.1">
          <table:table-cell table:style-name="Tabla5.A2" office:value-type="string">
            <text:p text:style-name="P94">Temascaltepec de González</text:p>
          </table:table-cell>
          <table:table-cell table:style-name="Tabla5.B2" office:value-type="string">
            <text:p text:style-name="P94">Temascaltepec de González</text:p>
          </table:table-cell>
        </table:table-row>
        <table:table-row table:style-name="Tabla5.1">
          <table:table-cell table:style-name="Tabla5.A2" office:value-type="string">
            <text:p text:style-name="P94">Centro Universitario Temascaltepec</text:p>
          </table:table-cell>
          <table:table-cell table:style-name="Tabla5.B2" office:value-type="string">
            <text:p text:style-name="P75">Unidad Homero Gómez González</text:p>
          </table:table-cell>
        </table:table-row>
        <table:table-row>
          <table:table-cell table:style-name="Tabla5.A5" office:value-type="string">
            <text:p text:style-name="P67">Maestría en Ciencias Agropecuarias y Recursos Naturales</text:p>
          </table:table-cell>
          <table:table-cell table:style-name="Tabla5.B5" table:number-rows-spanned="2" office:value-type="string">
            <text:p text:style-name="P144">Licenciatura en Ingeniería Geológica y Ambienta<text:span text:style-name="T133">l</text:span></text:p>
          </table:table-cell>
        </table:table-row>
        <table:table-row>
          <table:table-cell table:style-name="Tabla5.A5" office:value-type="string">
            <text:p text:style-name="P68"><text:span text:style-name="T135">Doctorado</text:span><text:span text:style-name="T134"> en Ciencias Agropecuarias y Recursos Naturales</text:span></text:p>
          </table:table-cell>
          <table:covered-table-cell/>
        </table:table-row>
        <table:table-row>
          <table:table-cell table:style-name="Tabla5.A6" office:value-type="string">
            <text:p text:style-name="P125">Área <text:span text:style-name="T133">2</text:span>: <text:span text:style-name="T136">Biológicas y de la salud</text:span></text:p>
          </table:table-cell>
          <table:table-cell table:style-name="Tabla5.B6" office:value-type="string">
            <text:p text:style-name="P125">Área <text:span text:style-name="T121">1</text:span>: Físico-Matemáticas y de las Ingenierías</text:p>
          </table:table-cell>
        </table:table-row>
      </table:table>
      <text:p text:style-name="P13"/>
      <text:p text:style-name="P50"><text:span text:style-name="T9">Pese a que </text:span><text:span text:style-name="T19">las</text:span><text:span text:style-name="T9"> trayectorias son </text:span><text:span text:style-name="T19">cercanas debido a que ambas tienen por objeto de estudio los recursos naturales del planeta, los posgrados de la </text:span><text:span text:style-name="T22">Universidad Autónoma del Estado de México</text:span><text:span text:style-name="T19"> de Maestría en Ciencias Agropecuarias y Recursos Naturales y Doctorado en Ciencias Agropecuarias y Recursos Naturales son más bien generales al abarcar cualquier recurso natural y de paso incluyen estudios en materia agropecuaria, mientras que la Licenciatura en Ingeniería Geológica y Ambiental solo puntualiza dos áreas de estudio particular de todos los recursos naturales</text:span><text:span text:style-name="T9">. </text:span><text:span text:style-name="T21">F</text:span><text:span text:style-name="T20">inalmente ambas son de</text:span><text:span text:style-name="T9"> diferente nivel educativo, por ello, no se considera una colisión o </text:span><text:span text:style-name="T19">un</text:span><text:span text:style-name="T9"> conflicto de interés.</text:span></text:p>
      <text:p text:style-name="P204"/>
      <text:p text:style-name="P248">Afinidad detectada: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7">Universidad Mexiquense del Bicentenario</text:p>
          </table:table-cell>
          <table:table-cell table:style-name="Tabla6.B1" office:value-type="string">
            <text:p text:style-name="P76">Universidad de Temascaltepec de González</text:p>
          </table:table-cell>
        </table:table-row>
        <table:table-row table:style-name="Tabla6.1">
          <table:table-cell table:style-name="Tabla6.A2" office:value-type="string">
            <text:p text:style-name="P107">Coatepec Harinas</text:p>
          </table:table-cell>
          <table:table-cell table:style-name="Tabla6.B2" office:value-type="string">
            <text:p text:style-name="P95">Temascaltepec de González</text:p>
          </table:table-cell>
        </table:table-row>
        <table:table-row table:style-name="Tabla6.1">
          <table:table-cell table:style-name="Tabla6.A2" office:value-type="string">
            <text:p text:style-name="P107">Sede Coatepec Harinas</text:p>
          </table:table-cell>
          <table:table-cell table:style-name="Tabla6.B2" office:value-type="string">
            <text:p text:style-name="P76">Unidad Homero Gómez González</text:p>
          </table:table-cell>
        </table:table-row>
        <table:table-row>
          <table:table-cell table:style-name="Tabla6.A4" office:value-type="string">
            <text:p text:style-name="P150">Licenciatura en <text:span text:style-name="T138">Contaduría</text:span></text:p>
          </table:table-cell>
          <table:table-cell table:style-name="Tabla6.B4" office:value-type="string">
            <text:p text:style-name="P150">Licenciatura en Ingeniería Estadística y Económica</text:p>
          </table:table-cell>
        </table:table-row>
        <table:table-row>
          <table:table-cell table:style-name="Tabla6.A5" office:value-type="string">
            <text:p text:style-name="P126">Área 3: Sociales y Administrativas</text:p>
          </table:table-cell>
          <table:table-cell table:style-name="Tabla6.B5" office:value-type="string">
            <text:p text:style-name="P126">Área 1: Físico-Matemáticas y de las Ingenierías</text:p>
          </table:table-cell>
        </table:table-row>
      </table:table>
      <text:p text:style-name="P14"/>
      <text:p text:style-name="P31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9336810533" text:continue-list="list20028519872839" text:style-name="L1">
        <text:list-item text:start-value="1">
          <text:p text:style-name="P160">Ambas trayectorias académicas tienen como uno de sus ejes centrales el <text:span text:style-name="T124">análisis financiero </text:span>y la <text:span text:style-name="T124">economía</text:span> a un buen nivel de profundización, de tal suerte que ambos perfiles tienen conocimientos relativos a <text:span text:style-name="T124">costos</text:span>, así como instalación, operación y mantenimiento de <text:span text:style-name="T124">proyectos de instancia financiera, conocen sobre la operación de diversas instancias como bolsas de valores, poseen saberes sobre banca y </text:span><text:span text:style-name="T125">servicios bursátiles, y finalmente laboran en instancias gubernamentales </text:span><text:span text:style-name="T126">de tipo fiscal para auditar, averiguar y combatir delitos en materia de recaudación de impuestos</text:span>.</text:p>
        </text:list-item>
      </text:list>
      <text:p text:style-name="P43">Para esta afinidad, se tienen las siguientes diferencias:</text:p>
      <text:list xml:id="list895679560" text:style-name="L5">
        <text:list-item>
          <text:p text:style-name="P169">El perfil del Licenciado en <text:span text:style-name="T126">Contaduría </text:span><text:span text:style-name="T127">junto con el del Licenciatura en Ingeniería Estadística y Económica </text:span><text:span text:style-name="T128">buscan analizar eventos financieros, sin embargo, mientras el perfil del Licenciado en Contaduría le permite hacer la recapitulación de los ingresos y egresos (tiempo pasado) el Licenciatura en Ingeniería Estadística y Económica analiza más bien proyecciones y pronósticos tanto favorables como no favorables para poder anticiparse (tiempo futuro), </text:span><text:span text:style-name="T215">para realizar así toma de decisiones.</text:span></text:p>
        </text:list-item>
        <text:list-item>
          <text:p text:style-name="P227"><text:span text:style-name="T199">M</text:span><text:span text:style-name="T200">ientras el Licenciado en Contaduría </text:span><text:span text:style-name="T201">destaca más por su fortaleza en normas y leyes, </text:span><text:span text:style-name="T202">mientras que la</text:span><text:span text:style-name="T201"> Licenciatura en Ingeniería Estadística y Económica destacará más bien por su fortaleza </text:span><text:span text:style-name="T203">en modelos matemáticos en estadística de población y demografía.</text:span></text:p>
        </text:list-item>
        <text:list-item>
          <text:p text:style-name="P186"><text:span text:style-name="T28">Finalmente, l</text:span><text:span text:style-name="T9">a formación principal de la Licenciatura en Contaduría es de área 3, es decir, sociales y administrativas; el perfil de la Licenciatura en Ingeniería Estadística y Económica es de área 1, es decir, Físico-Matemáticas y de las ingenierías.</text:span></text:p>
        </text:list-item>
      </text:list>
      <text:p text:style-name="P51"/>
      <text:p text:style-name="P208"/>
      <text:p text:style-name="P249"><text:span text:style-name="T142">Coincidencia</text:span> detectada: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8">Universidad Mexiquense del Bicentenario</text:p>
          </table:table-cell>
          <table:table-cell table:style-name="Tabla7.B1" office:value-type="string">
            <text:p text:style-name="P77">Universidad de Temascaltepec de González</text:p>
          </table:table-cell>
        </table:table-row>
        <table:table-row table:style-name="Tabla7.1">
          <table:table-cell table:style-name="Tabla7.A2" office:value-type="string">
            <text:p text:style-name="P108">Coatepec Harinas</text:p>
          </table:table-cell>
          <table:table-cell table:style-name="Tabla7.B2" office:value-type="string">
            <text:p text:style-name="P96">Temascaltepec de González</text:p>
          </table:table-cell>
        </table:table-row>
        <table:table-row table:style-name="Tabla7.1">
          <table:table-cell table:style-name="Tabla7.A2" office:value-type="string">
            <text:p text:style-name="P108">Sede Coatepec Harinas</text:p>
          </table:table-cell>
          <table:table-cell table:style-name="Tabla7.B2" office:value-type="string">
            <text:p text:style-name="P77">Unidad Homero Gómez González</text:p>
          </table:table-cell>
        </table:table-row>
        <table:table-row>
          <table:table-cell table:style-name="Tabla7.A4" office:value-type="string">
            <text:p text:style-name="P152">Licenciatura en <text:span text:style-name="T138">Enfermería</text:span></text:p>
          </table:table-cell>
          <table:table-cell table:style-name="Tabla7.B4" office:value-type="string">
            <text:p text:style-name="P155">Bachillerato Técnico en Enfermería y Nutrición</text:p>
          </table:table-cell>
        </table:table-row>
        <table:table-row>
          <table:table-cell table:style-name="Tabla7.A5" office:value-type="string">
            <text:p text:style-name="P127">Área <text:span text:style-name="T139">2</text:span>: <text:span text:style-name="T139">Biológicas y de la salud</text:span></text:p>
          </table:table-cell>
          <table:table-cell table:style-name="Tabla7.B5" office:value-type="string">
            <text:p text:style-name="P128">Área <text:span text:style-name="T139">2</text:span>: <text:span text:style-name="T139">Biológicas y de la salud</text:span></text:p>
          </table:table-cell>
        </table:table-row>
      </table:table>
      <text:p text:style-name="P15"/>
      <text:p text:style-name="P52"><text:span text:style-name="T9">Pese a que </text:span><text:span text:style-name="T19">las</text:span><text:span text:style-name="T9"> trayectorias son </text:span><text:span text:style-name="T26">completamente correspondidas</text:span><text:span text:style-name="T19"> debido a que ambas </text:span><text:span text:style-name="T26">son trayectorias académicas </text:span><text:span text:style-name="T27">completamente del área 2 del conocimiento, es decir, son del área Biológicas y de la Salud, y además son ambas trayectorias académicas</text:span><text:span text:style-name="T26"> en enfermería, no existe conflicto de intereses entre ambas ya que la Universidad Mexiquense del Bicentenario Sede Coatepec Harinas ofrece enfermería a nivel Licenciatura mientras que la Universidad de Temascaltepec de González la ofrece a nivel de Bachillerato Técnico. </text:span><text:span text:style-name="T29">Por el contrario,</text:span><text:span text:style-name="T26"> los egresados de la trayectoria académica de Bachillerato Técnico en Enfermería y Nutrición de la Universidad de Temascaltepec de González podrán </text:span><text:span text:style-name="T64">optar</text:span><text:span text:style-name="T29"> </text:span><text:span text:style-name="T26">por incorporarse </text:span><text:span text:style-name="T65">para sus estudios de nivel Licenciatura</text:span><text:span text:style-name="T26">, </text:span><text:span text:style-name="T27">o bien</text:span><text:span text:style-name="T26"> a la Licenciatura en Enfermería en la Universidad Mexiquense del Bicentenario Sede Coatepec Harinas, o bien a la Licenciatura en Medicina e Investigación Biomédica de la Universidad de Temascaltepec de González.</text:span></text:p>
      <text:p text:style-name="P56"/>
      <text:p text:style-name="P5"/>
      <text:p text:style-name="P69">Afinidad detectada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7">Universidad Mexiquense del Bicentenario</text:p>
          </table:table-cell>
          <table:table-cell table:style-name="Tabla8.B1" office:value-type="string">
            <text:p text:style-name="P78">Universidad de Temascaltepec de González</text:p>
          </table:table-cell>
        </table:table-row>
        <table:table-row table:style-name="Tabla8.1">
          <table:table-cell table:style-name="Tabla8.A2" office:value-type="string">
            <text:p text:style-name="P107">Coatepec Harinas</text:p>
          </table:table-cell>
          <table:table-cell table:style-name="Tabla8.B2" office:value-type="string">
            <text:p text:style-name="P97">Temascaltepec de González</text:p>
          </table:table-cell>
        </table:table-row>
        <table:table-row table:style-name="Tabla8.1">
          <table:table-cell table:style-name="Tabla8.A2" office:value-type="string">
            <text:p text:style-name="P107">Sede Coatepec Harinas</text:p>
          </table:table-cell>
          <table:table-cell table:style-name="Tabla8.B2" office:value-type="string">
            <text:p text:style-name="P78">Unidad Homero Gómez González</text:p>
          </table:table-cell>
        </table:table-row>
        <table:table-row>
          <table:table-cell table:style-name="Tabla8.A4" office:value-type="string">
            <text:p text:style-name="P60"><text:span text:style-name="T146">Licenciatura en </text:span><text:span text:style-name="T145">Ingeniería En Innovación Agrícola Sustentable</text:span></text:p>
          </table:table-cell>
          <table:table-cell table:style-name="Tabla8.B4" office:value-type="string">
            <text:p text:style-name="P141">Licenciatura en Ingeniería <text:span text:style-name="T150">Geológica y Ambiental</text:span></text:p>
          </table:table-cell>
        </table:table-row>
        <table:table-row>
          <table:table-cell table:style-name="Tabla8.A5" office:value-type="string">
            <text:p text:style-name="P129">Área 1: Físico-Matemáticas y de las Ingenierías</text:p>
          </table:table-cell>
          <table:table-cell table:style-name="Tabla8.B5" office:value-type="string">
            <text:p text:style-name="P129">Área 1: Físico-Matemáticas y de las Ingenierías</text:p>
          </table:table-cell>
        </table:table-row>
      </table:table>
      <text:p text:style-name="P16"/>
      <text:p text:style-name="P32"><text:span text:style-name="T23">P</text:span><text:span text:style-name="T26">ara </text:span><text:span text:style-name="T24">esta afinidad</text:span><text:span text:style-name="T25"> </text:span><text:span text:style-name="T24">se tienen las siguientes similitudes:</text:span></text:p>
      <text:list xml:id="list384378928" text:style-name="L6">
        <text:list-item>
          <text:p text:style-name="P188"><text:span text:style-name="T24">A</text:span><text:span text:style-name="T8">mbas licenciaturas contemplan una fuerte base relativa a conocimientos de área 1, es decir, Físico-Matemáticas y de las Ingenierías, así como de sus aplicaciones dentro de su ramo de conocimiento particular.</text:span></text:p>
        </text:list-item>
        <text:list-item>
          <text:p text:style-name="P218">Por otra parte, ambos poseen una formación puntual sobre área 2 (biológicas y de la salud), ya que propiamente su trayectoria académica lo requisita.</text:p>
        </text:list-item>
        <text:list-item>
          <text:p text:style-name="P218">Ambas trayectorias académicas contemplan para su formación conocimientos sobre cuidado terrestre, ecológico y del medio ambiente.</text:p>
        </text:list-item>
      </text:list>
      <text:p text:style-name="P1">Para esta afinidad, se tienen las siguientes diferencias:</text:p>
      <text:list xml:id="list407570100" text:style-name="L7">
        <text:list-item>
          <text:p text:style-name="P189"><text:span text:style-name="T8">Mientras que la </text:span><text:span text:style-name="T30">Licenciatura en Ingeniería Geológica y Ambiental se dedica de modo general a cierta parte de los recursos naturales (los que son propiamente del subsuelo terrestre así como los que se encuentran en el medio natural de los ecosistemas), la</text:span><text:span text:style-name="T8"> </text:span><text:span text:style-name="T30">Licenciatura en Ingeniería En Innovación Agrícola Sustentable se enfoca de lleno </text:span><text:span text:style-name="T31">una </text:span><text:span text:style-name="T30">formación que. de manera muy específica, </text:span><text:span text:style-name="T34">desarrolle</text:span><text:span text:style-name="T30"> nuevas tecnologías </text:span><text:span text:style-name="T31">relativas al campo agrícola </text:span><text:span text:style-name="T34">con enfoque ambiental</text:span><text:span text:style-name="T31">.</text:span></text:p>
        </text:list-item>
        <text:list-item>
          <text:p text:style-name="P190"><text:span text:style-name="T32">L</text:span><text:span text:style-name="T8">a </text:span><text:span text:style-name="T30">Licenciatura en Ingeniería Geológica y Ambiental </text:span><text:span text:style-name="T32">analizará las interacciones humano-naturaleza, mientras que </text:span><text:span text:style-name="T8">la </text:span><text:span text:style-name="T30">Licenciatura en Ingeniería </text:span><text:span text:style-name="T66">en Innovación Agrícola Sustentable </text:span><text:span text:style-name="T33">solo el desarrollo agrícola sostenible, es decir, no analizará interacciones humano-naturaleza como su objeto principal de estudio.</text:span></text:p>
        </text:list-item>
        <text:list-item>
          <text:p text:style-name="P228"><text:span text:style-name="T75">L</text:span><text:span text:style-name="T76">a </text:span><text:span text:style-name="T77">Licenciatura en Ingeniería Geológica y Ambiental </text:span><text:span text:style-name="T78">tendrá entre sus prioridades la protección del medio ambiente</text:span><text:span text:style-name="T75">, mientras que </text:span><text:span text:style-name="T76">la </text:span><text:span text:style-name="T77">Licenciatura en Ingeniería </text:span><text:span text:style-name="T79">en Innovación Agrícola Sustentable prioriza y puntualiza</text:span><text:span text:style-name="T78"> más en la producción del sector agrícola</text:span><text:span text:style-name="T76">.</text:span></text:p>
        </text:list-item>
      </text:list>
      <text:p text:style-name="P57"/>
      <text:p text:style-name="P209"/>
      <text:p text:style-name="P250">Afinidad detectada: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9">Universidad Mexiquense del Bicentenario</text:p>
          </table:table-cell>
          <table:table-cell table:style-name="Tabla9.B1" office:value-type="string">
            <text:p text:style-name="P79">Universidad de Temascaltepec de González</text:p>
          </table:table-cell>
        </table:table-row>
        <table:table-row table:style-name="Tabla9.1">
          <table:table-cell table:style-name="Tabla9.A2" office:value-type="string">
            <text:p text:style-name="P112">Tejuplco de Hidalgo</text:p>
          </table:table-cell>
          <table:table-cell table:style-name="Tabla9.B2" office:value-type="string">
            <text:p text:style-name="P98">Temascaltepec de González</text:p>
          </table:table-cell>
        </table:table-row>
        <table:table-row table:style-name="Tabla9.1">
          <table:table-cell table:style-name="Tabla9.A2" office:value-type="string">
            <text:p text:style-name="P109">Sede <text:span text:style-name="T151">Tejupilco</text:span></text:p>
          </table:table-cell>
          <table:table-cell table:style-name="Tabla9.B2" office:value-type="string">
            <text:p text:style-name="P79">Unidad Homero Gómez González</text:p>
          </table:table-cell>
        </table:table-row>
        <table:table-row>
          <table:table-cell table:style-name="Tabla9.A4" office:value-type="string">
            <text:p text:style-name="P63"><text:span text:style-name="T146">Licenciatura en </text:span><text:span text:style-name="T147">Arquitectura</text:span></text:p>
          </table:table-cell>
          <table:table-cell table:style-name="Tabla9.B4" office:value-type="string">
            <text:p text:style-name="P142">Licenciatura en Ingeniería <text:span text:style-name="T150">Geológica y Ambiental</text:span></text:p>
          </table:table-cell>
        </table:table-row>
        <table:table-row>
          <table:table-cell table:style-name="Tabla9.A5" office:value-type="string">
            <text:p text:style-name="P130">Área <text:span text:style-name="T171">4: Artes y Humanidades</text:span></text:p>
          </table:table-cell>
          <table:table-cell table:style-name="Tabla9.B5" office:value-type="string">
            <text:p text:style-name="P130">Área 1: Físico-Matemáticas y de las Ingenierías</text:p>
          </table:table-cell>
        </table:table-row>
      </table:table>
      <text:p text:style-name="P17"/>
      <text:p text:style-name="P33"><text:span text:style-name="T23">P</text:span><text:span text:style-name="T26">ara </text:span><text:span text:style-name="T24">esta afinidad</text:span><text:span text:style-name="T25"> </text:span><text:span text:style-name="T24">se tienen las siguientes similitudes.</text:span></text:p>
      <text:list xml:id="list874314359" text:style-name="L8">
        <text:list-item>
          <text:p text:style-name="P191"><text:span text:style-name="T8">Ambas licenciaturas realizan estudios de instancia terrestre, del subsuelo, </text:span><text:span text:style-name="T35">topografía, y</text:span><text:span text:style-name="T8"> de geociencias, en tanto son necesarias para el desarrollo de obras de infraestructura para edificaciones, vialidades, </text:span><text:span text:style-name="T36">y hacer </text:span><text:span text:style-name="T35">desarrollo </text:span><text:span text:style-name="T36">y planificación tanto</text:span><text:span text:style-name="T35"> municipal </text:span><text:span text:style-name="T36">como</text:span><text:span text:style-name="T35"> urbano.</text:span></text:p>
        </text:list-item>
      </text:list>
      <text:p text:style-name="P2">Para esta afinidad, se tienen las siguientes diferencias:</text:p>
      <text:list xml:id="list3375578367" text:style-name="L9">
        <text:list-item>
          <text:p text:style-name="P229"><text:span text:style-name="T76">L</text:span><text:span text:style-name="T73">a Licenciatura en Arquitectura </text:span><text:span text:style-name="T80">es de área 4, es decir, Artes y Humanidades; </text:span><text:span text:style-name="T81">por otr</text:span><text:span text:style-name="T82">o lado,</text:span><text:span text:style-name="T80"> la Licenciatura en Ingeniería Geológica y Ambiental es de área 1, es decir, Físico-Matemáticas y de las ingenierías.</text:span></text:p>
        </text:list-item>
        <text:list-item>
          <text:p text:style-name="P230"><text:span text:style-name="T80">E</text:span><text:span text:style-name="T81">l enfoque de la Licenciatura en Arquitectura, al ser una licenciatura de Artes y Humanidades, tiene primordialmente el objetivo de analizar la estética, la historia del arte, las corrientes históricas y como estas han influido en el diseño arquitectónico con variedad de edificaciones relativas a cada estilo artístico, mientras que la </text:span><text:span text:style-name="T83">Licenciatura en Ingeniería Geológica y Ambiental tiene por enfoque principal trabajar con los recursos del subsuelo más que solo estudiarlos en si, enfocándose no solo en la teoría relativa a este rubro sino que explotará este recurso natural para beneficio social, y lo complementará con la cuestión ambiental para </text:span><text:span text:style-name="T84">realizar labores propias del subsuelo</text:span><text:span text:style-name="T83"> sin dañar los medios naturales.</text:span></text:p>
        </text:list-item>
      </text:list>
      <text:p text:style-name="P6"/>
      <text:p text:style-name="P6"/>
      <text:p text:style-name="P251"><text:span text:style-name="T142">Coincidencia</text:span> detectada: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7">Universidad Mexiquense del Bicentenario</text:p>
          </table:table-cell>
          <table:table-cell table:style-name="Tabla10.B1" office:value-type="string">
            <text:p text:style-name="P80">Universidad de Temascaltepec de González</text:p>
          </table:table-cell>
        </table:table-row>
        <table:table-row table:style-name="Tabla10.1">
          <table:table-cell table:style-name="Tabla10.A2" office:value-type="string">
            <text:p text:style-name="P107">Tejupilco de Hidalgo</text:p>
          </table:table-cell>
          <table:table-cell table:style-name="Tabla10.B2" office:value-type="string">
            <text:p text:style-name="P99">Temascaltepec de González</text:p>
          </table:table-cell>
        </table:table-row>
        <table:table-row table:style-name="Tabla10.1">
          <table:table-cell table:style-name="Tabla10.A2" office:value-type="string">
            <text:p text:style-name="P107">Sede Tejupilco </text:p>
          </table:table-cell>
          <table:table-cell table:style-name="Tabla10.B2" office:value-type="string">
            <text:p text:style-name="P80">Unidad Homero Gómez González</text:p>
          </table:table-cell>
        </table:table-row>
        <table:table-row>
          <table:table-cell table:style-name="Tabla10.A4" office:value-type="string">
            <text:p text:style-name="P153">Licenciatura en <text:span text:style-name="T152">Nutrición</text:span></text:p>
          </table:table-cell>
          <table:table-cell table:style-name="Tabla10.B4" office:value-type="string">
            <text:p text:style-name="P156">Bachillerato Técnico en Enfermería y Nutrición</text:p>
          </table:table-cell>
        </table:table-row>
        <table:table-row>
          <table:table-cell table:style-name="Tabla10.A5" office:value-type="string">
            <text:p text:style-name="P131">Área <text:span text:style-name="T139">2</text:span>: <text:span text:style-name="T139">Biológicas y de la salud</text:span></text:p>
          </table:table-cell>
          <table:table-cell table:style-name="Tabla10.B5" office:value-type="string">
            <text:p text:style-name="P131">Área <text:span text:style-name="T139">2</text:span>: <text:span text:style-name="T139">Biológicas y de la salud</text:span></text:p>
          </table:table-cell>
        </table:table-row>
      </table:table>
      <text:p text:style-name="P18"/>
      <text:p text:style-name="P53"><text:span text:style-name="T9">Pese a que </text:span><text:span text:style-name="T19">las</text:span><text:span text:style-name="T9"> trayectorias son </text:span><text:span text:style-name="T26">completamente correspondidas</text:span><text:span text:style-name="T19"> debido a que ambas </text:span><text:span text:style-name="T26">son trayectorias académicas </text:span><text:span text:style-name="T27">completamente del área 2 del conocimiento, es decir, son del área Biológicas y de la Salud, y además son ambas trayectorias académicas</text:span><text:span text:style-name="T26"> en </text:span><text:span text:style-name="T39">nutrición</text:span><text:span text:style-name="T26">, no existe conflicto de intereses entre ambas ya que la Universidad Mexiquense del Bicentenario Sede </text:span><text:span text:style-name="T39">Tejupilco de Hidalgo</text:span><text:span text:style-name="T26"> ofrece </text:span><text:span text:style-name="T39">nutrición</text:span><text:span text:style-name="T26"> a nivel Licenciatura mientras que la Universidad de Temascaltepec de González la ofrece a nivel de Bachillerato Técnico. </text:span><text:span text:style-name="T29">Por el contrario,</text:span><text:span text:style-name="T26"> los egresados de la trayectoria académica de Bachillerato Técnico en Enfermería y Nutrición de la Universidad de Temascaltepec de González podrán optar por incorporarse, </text:span><text:span text:style-name="T27">o bien</text:span><text:span text:style-name="T26"> a la Licenciatura en </text:span><text:span text:style-name="T40">Nutrición</text:span><text:span text:style-name="T26"> en la Universidad Mexiquense del Bicentenario Sede </text:span><text:span text:style-name="T40">Tejupilco de Hidalgo</text:span><text:span text:style-name="T26">, o bien a la Licenciatura en Medicina e Investigación Biomédica de la Universidad de Temascaltepec de González.</text:span></text:p>
      <text:p text:style-name="P55"/>
      <text:p text:style-name="P211"/>
      <text:p text:style-name="P252">Afinidad detectada: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07">Universidades Tecnológicas</text:p>
          </table:table-cell>
          <table:table-cell table:style-name="Tabla11.B1" office:value-type="string">
            <text:p text:style-name="P81">Universidad de Temascaltepec de González</text:p>
          </table:table-cell>
        </table:table-row>
        <table:table-row table:style-name="Tabla11.1">
          <table:table-cell table:style-name="Tabla11.A2" office:value-type="string">
            <text:p text:style-name="P107">Tejupilco de Hidalgo</text:p>
          </table:table-cell>
          <table:table-cell table:style-name="Tabla11.B2" office:value-type="string">
            <text:p text:style-name="P100">Temascaltepec de González</text:p>
          </table:table-cell>
        </table:table-row>
        <table:table-row table:style-name="Tabla11.1">
          <table:table-cell table:style-name="Tabla11.A2" office:value-type="string">
            <text:p text:style-name="P107">Universidad Tecnológica del Sur del Estado de México</text:p>
          </table:table-cell>
          <table:table-cell table:style-name="Tabla11.B2" office:value-type="string">
            <text:p text:style-name="P81">Unidad Homero Gómez González</text:p>
          </table:table-cell>
        </table:table-row>
        <table:table-row>
          <table:table-cell table:style-name="Tabla11.A4" office:value-type="string">
            <text:p text:style-name="P151">Licenciatura en <text:span text:style-name="T138">Contaduría</text:span></text:p>
          </table:table-cell>
          <table:table-cell table:style-name="Tabla11.B4" office:value-type="string">
            <text:p text:style-name="P151">Licenciatura en Ingeniería Estadística y Económica</text:p>
          </table:table-cell>
        </table:table-row>
        <table:table-row>
          <table:table-cell table:style-name="Tabla11.A5" office:value-type="string">
            <text:p text:style-name="P132">Área 3: Sociales y Administrativas</text:p>
          </table:table-cell>
          <table:table-cell table:style-name="Tabla11.B5" office:value-type="string">
            <text:p text:style-name="P132">Área 1: Físico-Matemáticas y de las Ingenierías</text:p>
          </table:table-cell>
        </table:table-row>
      </table:table>
      <text:p text:style-name="P19"/>
      <text:p text:style-name="P34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7682168622" text:continue-list="list20029336810533" text:style-name="L1">
        <text:list-item text:start-value="1">
          <text:p text:style-name="P161">Ambas trayectorias académicas tienen como uno de sus ejes centrales el <text:span text:style-name="T124">análisis financiero </text:span>y la <text:span text:style-name="T124">economía</text:span> a un buen nivel de profundización, de tal suerte que ambos perfiles tienen conocimientos relativos a <text:span text:style-name="T124">costos</text:span>, así como instalación, operación y mantenimiento de <text:span text:style-name="T124">proyectos de instancia financiera, conocen sobre la operación de diversas instancias como bolsas de valores, poseen saberes sobre banca y </text:span><text:span text:style-name="T125">servicios bursátiles, y finalmente laboran en instancias gubernamentales </text:span><text:span text:style-name="T126">de tipo fiscal para auditar, averiguar y combatir delitos en materia de recaudación de impuestos</text:span>.</text:p>
        </text:list-item>
      </text:list>
      <text:p text:style-name="P44">Para esta afinidad, se tienen las siguientes diferencias:</text:p>
      <text:list xml:id="list2710253689" text:style-name="L10">
        <text:list-item>
          <text:p text:style-name="P170">El perfil del Licenciado en <text:span text:style-name="T126">Contaduría </text:span><text:span text:style-name="T127">junto con el del Licenciatura en Ingeniería Estadística y Económica </text:span><text:span text:style-name="T128">buscan analizar eventos financieros, sin embargo, mientras el perfil del Licenciado en Contaduría le permite hacer la recapitulación de los ingresos y egresos (tiempo pasado) el Licenciatura en Ingeniería Estadística y Económica analiza más bien proyecciones y pronósticos tanto favorables como no favorables para poder anticiparse (tiempo futuro), </text:span><text:span text:style-name="T216">realizando así toma de decisiones.</text:span></text:p>
        </text:list-item>
        <text:list-item>
          <text:p text:style-name="P170"><text:span text:style-name="T131">A</text:span><text:span text:style-name="T129">sí mismo, mientras el Licenciado en Contaduría </text:span><text:span text:style-name="T130">destaca más por su fortaleza en normas y leyes, </text:span><text:span text:style-name="T143">mientras que la</text:span><text:span text:style-name="T130"> Licenciatura en Ingeniería Estadística y Económica destacará más bien por su fortaleza </text:span><text:span text:style-name="T131">en modelos matemáticos en estadística de población y demografía.</text:span></text:p>
        </text:list-item>
        <text:list-item>
          <text:p text:style-name="P187"><text:span text:style-name="T28">Finalmente, l</text:span><text:span text:style-name="T9">a formación principal de la Licenciatura en Contaduría es de área 3, es decir, sociales y administrativas; el perfil de la Licenciatura en Ingeniería Estadística y Económica es de área 1, es decir, Físico-Matemáticas y de las ingenierías.</text:span></text:p>
        </text:list-item>
      </text:list>
      <text:p text:style-name="P212"/>
      <text:p text:style-name="P253"><text:span text:style-name="T142">Coincidencia</text:span> detectada:</text:p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07">Universidades Tecnológicas</text:p>
          </table:table-cell>
          <table:table-cell table:style-name="Tabla12.B1" office:value-type="string">
            <text:p text:style-name="P82">Universidad de Temascaltepec de González</text:p>
          </table:table-cell>
        </table:table-row>
        <table:table-row table:style-name="Tabla12.1">
          <table:table-cell table:style-name="Tabla12.A2" office:value-type="string">
            <text:p text:style-name="P107">Tejupilco de Hidalgo</text:p>
          </table:table-cell>
          <table:table-cell table:style-name="Tabla12.B2" office:value-type="string">
            <text:p text:style-name="P101">Temascaltepec de González</text:p>
          </table:table-cell>
        </table:table-row>
        <table:table-row table:style-name="Tabla12.1">
          <table:table-cell table:style-name="Tabla12.A2" office:value-type="string">
            <text:p text:style-name="P107">Universidad Tecnológica del Sur del Estado de México</text:p>
          </table:table-cell>
          <table:table-cell table:style-name="Tabla12.B2" office:value-type="string">
            <text:p text:style-name="P82">Unidad Homero Gómez González</text:p>
          </table:table-cell>
        </table:table-row>
        <table:table-row>
          <table:table-cell table:style-name="Tabla12.A4" office:value-type="string">
            <text:p text:style-name="P154">Licenciatura en <text:span text:style-name="T138">Enfermería</text:span></text:p>
          </table:table-cell>
          <table:table-cell table:style-name="Tabla12.B4" office:value-type="string">
            <text:p text:style-name="P157">Bachillerato Técnico en Enfermería y Nutrición</text:p>
          </table:table-cell>
        </table:table-row>
        <table:table-row>
          <table:table-cell table:style-name="Tabla12.A5" office:value-type="string">
            <text:p text:style-name="P133">Área <text:span text:style-name="T139">2</text:span>: <text:span text:style-name="T139">Biológicas y de la salud</text:span></text:p>
          </table:table-cell>
          <table:table-cell table:style-name="Tabla12.B5" office:value-type="string">
            <text:p text:style-name="P133">Área <text:span text:style-name="T139">2</text:span>: <text:span text:style-name="T139">Biológicas y de la salud</text:span></text:p>
          </table:table-cell>
        </table:table-row>
      </table:table>
      <text:p text:style-name="P20"/>
      <text:p text:style-name="P54"><text:span text:style-name="T9">Pese a que </text:span><text:span text:style-name="T19">las</text:span><text:span text:style-name="T9"> trayectorias son </text:span><text:span text:style-name="T26">completamente correspondidas</text:span><text:span text:style-name="T19"> debido a que ambas </text:span><text:span text:style-name="T26">son trayectorias académicas </text:span><text:span text:style-name="T27">completamente del área 2 del conocimiento, es decir, son del área Biológicas y de la Salud, y además son ambas trayectorias académicas</text:span><text:span text:style-name="T26"> en enfermería, no existe conflicto de intereses entre ambas ya que la Universidad Tecnológica del Sur del Estado de México ofrece enfermería a nivel Licenciatura mientras que la Universidad de Temascaltepec de González la ofrece a nivel de Bachillerato Técnico. </text:span><text:span text:style-name="T29">Por el contrario,</text:span><text:span text:style-name="T26"> los egresados de la trayectoria académica de Bachillerato Técnico en Enfermería y Nutrición de la Universidad de Temascaltepec de González podrán optar por incorporarse, </text:span><text:span text:style-name="T27">o bien</text:span><text:span text:style-name="T26"> a la Licenciatura en Enfermería en la Universidad Tecnológica del Sur del Estado de México, o bien a la Licenciatura en Medicina e Investigación Biomédica de la Universidad de Temascaltepec de González.</text:span></text:p>
      <text:p text:style-name="P213"/>
      <text:p text:style-name="P254">Afinidad detectada: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07">Universidades Tecnológicas</text:p>
          </table:table-cell>
          <table:table-cell table:style-name="Tabla13.B1" office:value-type="string">
            <text:p text:style-name="P84">Universidad de Temascaltepec de González</text:p>
          </table:table-cell>
        </table:table-row>
        <table:table-row table:style-name="Tabla13.1">
          <table:table-cell table:style-name="Tabla13.A2" office:value-type="string">
            <text:p text:style-name="P107">Tejupilco de Hidalgo</text:p>
          </table:table-cell>
          <table:table-cell table:style-name="Tabla13.B2" office:value-type="string">
            <text:p text:style-name="P103">Temascaltepec de González</text:p>
          </table:table-cell>
        </table:table-row>
        <table:table-row table:style-name="Tabla13.1">
          <table:table-cell table:style-name="Tabla13.A2" office:value-type="string">
            <text:p text:style-name="P107">Universidad Tecnológica del Sur del Estado de México</text:p>
          </table:table-cell>
          <table:table-cell table:style-name="Tabla13.B2" office:value-type="string">
            <text:p text:style-name="P84">Unidad Homero Gómez González</text:p>
          </table:table-cell>
        </table:table-row>
        <table:table-row>
          <table:table-cell table:style-name="Tabla13.A4" office:value-type="string">
            <text:p text:style-name="P114"><text:span text:style-name="T110">Licenciatura</text:span><text:span text:style-name="T111"> en </text:span>In<text:span text:style-name="T155">geniería Mecatrónica</text:span></text:p>
          </table:table-cell>
          <table:table-cell table:style-name="Tabla13.B4" office:value-type="string">
            <text:p text:style-name="P116">Licenciatura en Ingeniería Telemática e Hidroeléctrica</text:p>
          </table:table-cell>
        </table:table-row>
        <table:table-row>
          <table:table-cell table:style-name="Tabla13.A5" office:value-type="string">
            <text:p text:style-name="P135">Área 1: Físico-Matemáticas y de las Ingenierías</text:p>
          </table:table-cell>
          <table:table-cell table:style-name="Tabla13.B5" office:value-type="string">
            <text:p text:style-name="P136">Área 1: Físico-Matemáticas y de las Ingenierías</text:p>
          </table:table-cell>
        </table:table-row>
      </table:table>
      <text:p text:style-name="P22"/>
      <text:p text:style-name="P37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8715603922" text:continue-list="list20027682168622" text:style-name="L1">
        <text:list-item text:start-value="1">
          <text:p text:style-name="P162">Ambas trayectorias académicas tienen como uno de sus ejes centrales <text:span text:style-name="T156">la planificación, </text:span><text:span text:style-name="T157">diseño e implementación</text:span><text:span text:style-name="T156"> de máquinas, </text:span><text:span text:style-name="T157">mecanismos y los sistemas derivados de estos</text:span>, de tal suerte que ambos perfiles tienen conocimientos relativos a lenguajes de <text:span text:style-name="T158">matemáticas, física, materiales, fluidos</text:span>, así como instalación, operación y mantenimiento de <text:span text:style-name="T158">equipo electromecánico</text:span>.</text:p>
        </text:list-item>
      </text:list>
      <text:p text:style-name="P45">Para esta afinidad, se tienen las siguientes diferencias:</text:p>
      <text:list xml:id="list81267625" text:style-name="L11">
        <text:list-item>
          <text:p text:style-name="P171">El perfil del Licenciado en <text:span text:style-name="T158">Ingeniería</text:span> <text:span text:style-name="T158">Mecatrónica se enfoca principalmente en sistemas automatizados o inteligentes <text:s/>(o ambos), mientras que el Licenciado en Ingeniería en Telemática e Hidroeléctrica se enfocará en la integración de sistemas mecatrónicos, mecánicos, hidráulicos, hídricos, eléctricos, y cualquier otro que guarde relación con </text:span><text:span text:style-name="T159">electricidad e hidráulica.</text:span></text:p>
        </text:list-item>
        <text:list-item>
          <text:p text:style-name="P194">Su área de trabajo es distinta, ya que en la Licenciatura en Ingeniería Mecatrónica <text:span text:style-name="T160">tendrá por campo laboral </text:span><text:span text:style-name="T161">cuestiones como la robótica o la producción de artículos inteligentes, mientras que el Licenciado en Ingeniería Telemática e Hidroeléctrica se enfocará en cuestiones de mantenimiento de maquinaria y producción energética.</text:span></text:p>
        </text:list-item>
      </text:list>
      <text:p text:style-name="P202"/>
      <text:p text:style-name="P255">Afinidad detectada: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02">Universidad Autónoma del Estado de México</text:p>
          </table:table-cell>
          <table:table-cell table:style-name="Tabla14.B1" office:value-type="string">
            <text:p text:style-name="P83">Universidad de Temascaltepec de González</text:p>
          </table:table-cell>
        </table:table-row>
        <table:table-row table:style-name="Tabla14.1">
          <table:table-cell table:style-name="Tabla14.A2" office:value-type="string">
            <text:p text:style-name="P102">Temascaltepec de González</text:p>
          </table:table-cell>
          <table:table-cell table:style-name="Tabla14.B2" office:value-type="string">
            <text:p text:style-name="P102">Temascaltepec de González</text:p>
          </table:table-cell>
        </table:table-row>
        <table:table-row table:style-name="Tabla14.1">
          <table:table-cell table:style-name="Tabla14.A2" office:value-type="string">
            <text:p text:style-name="P102">Centro Universitario Temascaltepec</text:p>
          </table:table-cell>
          <table:table-cell table:style-name="Tabla14.B2" office:value-type="string">
            <text:p text:style-name="P83">Unidad Homero Gómez González</text:p>
          </table:table-cell>
        </table:table-row>
        <table:table-row>
          <table:table-cell table:style-name="Tabla14.A4" office:value-type="string">
            <text:p text:style-name="P64"><text:span text:style-name="T118">Licenciatura de </text:span><text:span text:style-name="T117">Ingenier</text:span><text:span text:style-name="T119">ía en Procesos Alimentarios</text:span></text:p>
          </table:table-cell>
          <table:table-cell table:style-name="Tabla14.B4" office:value-type="string">
            <text:p text:style-name="P147">Licenciatura en Ingeniería en Biotecnología y Alimentos.</text:p>
          </table:table-cell>
        </table:table-row>
        <table:table-row>
          <table:table-cell table:style-name="Tabla14.A5" office:value-type="string">
            <text:p text:style-name="P134">Área <text:span text:style-name="T121">1</text:span>: <text:span text:style-name="T121">Físico-Matemáticas y de las Ingenierías</text:span></text:p>
          </table:table-cell>
          <table:table-cell table:style-name="Tabla14.B5" office:value-type="string">
            <text:p text:style-name="P134">Área <text:span text:style-name="T121">1</text:span>: Físico-Matemáticas y de las Ingenierías</text:p>
          </table:table-cell>
        </table:table-row>
      </table:table>
      <text:p text:style-name="P21"/>
      <text:p text:style-name="P35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7588064729" text:continue-list="list20028715603922" text:style-name="L1">
        <text:list-item text:start-value="1">
          <text:p text:style-name="P163">Ambas trayectorias académicas tienen como uno de sus ejes centrales el desarrollo <text:span text:style-name="T121">de productos </text:span><text:span text:style-name="T162">alimentos para </text:span><text:span text:style-name="T121">el ser humano. </text:span></text:p>
        </text:list-item>
        <text:list-item>
          <text:p text:style-name="P163"><text:span text:style-name="T123">E</text:span><text:span text:style-name="T121">n la base, ambos contemplan fuertes conocimientos </text:span><text:span text:style-name="T122">relativos tanto a biología y química (acercándose de manera imperativa e intensiva al área 2) a su vez que reciben conocimientos relativos al área 1 a modo de breviario cultural, entre los que destacan los relativos a física y matemáticas, así como las aplicaciones de estos dentro de su área del conocimiento.</text:span></text:p>
        </text:list-item>
      </text:list>
      <text:p text:style-name="P46">Para esta afinidad, se tienen las siguientes diferencias:</text:p>
      <text:list xml:id="list3606746254" text:style-name="L12">
        <text:list-item>
          <text:p text:style-name="P172"><text:span text:style-name="T9">El perfil </text:span><text:span text:style-name="T10">de la </text:span><text:span text:style-name="T41">Licenciatura de Ingeniería en Procesos Alimentarios</text:span><text:span text:style-name="T10"> </text:span><text:span text:style-name="T42">se enfoca completamente en la producción de los alimentos, mientras que la Licenciatura en Ingeniería en Biotecnología y Alimentos contará con conocimientos adicionales para poder verificar la calidad de la producción alimentaria, mediante análisis químicos y biológicos, propios y especializados </text:span><text:span text:style-name="T67">de esta formación académica</text:span><text:span text:style-name="T42">.</text:span></text:p>
        </text:list-item>
        <text:list-item>
          <text:p text:style-name="P196"><text:span text:style-name="T8">Su área de trabajo difiere, en tanto </text:span><text:span text:style-name="T10">la </text:span><text:span text:style-name="T41">Licenciatura de Ingeniería en Procesos Alimentarios </text:span><text:span text:style-name="T8">tendrá una formación más adecuada para el diseño de plantas de producción alimentaria o la auditoría de las cadenas de suministro, mientras que la Licenciatura en Ingeniería en Biotecnología y Alimentos </text:span><text:span text:style-name="T43">se enfoca más en la investigación sobre temas alimentarios, así como su desarrollo, formulación, y áreas de oportunidad </text:span><text:span text:style-name="T68">así</text:span><text:span text:style-name="T43"> como de investigación de frontera</text:span><text:span text:style-name="T8">.</text:span></text:p>
        </text:list-item>
        <text:list-item>
          <text:p text:style-name="P231"><text:span text:style-name="T85">L</text:span><text:span text:style-name="T86">a </text:span><text:span text:style-name="T87">Licenciatura de Ingeniería en Procesos Alimentarios </text:span><text:span text:style-name="T85">adquirirá conocimientos para poder implementar y optimizar procesos de producción alimentaria</text:span><text:span text:style-name="T88">, mientras que la Licenciatura en Ingeniería en Biotecnología y Alimentos </text:span><text:span text:style-name="T89">investigará</text:span><text:span text:style-name="T85"> nuev</text:span><text:span text:style-name="T89">os métodos</text:span><text:span text:style-name="T85"> para la producción alimentaria </text:span><text:span text:style-name="T89">y</text:span><text:span text:style-name="T85"> como mejorar la calidad de la producción alimentaria </text:span><text:span text:style-name="T90">desde</text:span><text:span text:style-name="T85"> en aspectos sensoriales </text:span><text:span text:style-name="T90">hasta</text:span><text:span text:style-name="T85"> en aspectos nutricionales.</text:span></text:p>
        </text:list-item>
      </text:list>
      <text:p text:style-name="P214"/>
      <text:p text:style-name="P256">Afinidad detectada: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10">Universidades Tecnológicas</text:p>
          </table:table-cell>
          <table:table-cell table:style-name="Tabla15.B1" office:value-type="string">
            <text:p text:style-name="P85">Universidad de Temascaltepec de González</text:p>
          </table:table-cell>
        </table:table-row>
        <table:table-row table:style-name="Tabla15.1">
          <table:table-cell table:style-name="Tabla15.A2" office:value-type="string">
            <text:p text:style-name="P110">Tejupilco de Hidalgo</text:p>
          </table:table-cell>
          <table:table-cell table:style-name="Tabla15.B2" office:value-type="string">
            <text:p text:style-name="P104">Temascaltepec de González</text:p>
          </table:table-cell>
        </table:table-row>
        <table:table-row table:style-name="Tabla15.1">
          <table:table-cell table:style-name="Tabla15.A2" office:value-type="string">
            <text:p text:style-name="P110">Universidad Tecnológica del Sur del Estado de México</text:p>
          </table:table-cell>
          <table:table-cell table:style-name="Tabla15.B2" office:value-type="string">
            <text:p text:style-name="P85">Unidad Homero Gómez González</text:p>
          </table:table-cell>
        </table:table-row>
        <table:table-row>
          <table:table-cell table:style-name="Tabla15.A4" office:value-type="string">
            <text:p text:style-name="P60"><text:span text:style-name="T164">Licenciatura en I</text:span><text:span text:style-name="T163">ngeniería en Tecnologías de la Información y Comunicación </text:span></text:p>
          </table:table-cell>
          <table:table-cell table:style-name="Tabla15.B4" office:value-type="string">
            <text:p text:style-name="P117">Licenciatura en Ingeniería Telemática e Hidroeléctrica</text:p>
          </table:table-cell>
        </table:table-row>
        <table:table-row>
          <table:table-cell table:style-name="Tabla15.A5" office:value-type="string">
            <text:p text:style-name="P137">Área 1: Físico-Matemáticas y de las Ingenierías</text:p>
          </table:table-cell>
          <table:table-cell table:style-name="Tabla15.B5" office:value-type="string">
            <text:p text:style-name="P137">Área 1: Físico-Matemáticas y de las Ingenierías</text:p>
          </table:table-cell>
        </table:table-row>
      </table:table>
      <text:p text:style-name="P23"/>
      <text:p text:style-name="P38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9025150707" text:continue-list="list20027588064729" text:style-name="L1">
        <text:list-item text:start-value="1">
          <text:p text:style-name="P164">Ambas trayectorias académicas tienen como uno de sus ejes centrales el desarrollo de software y la programación a un buen nivel de profundización, de tal suerte que ambos perfiles tienen conocimientos relativos a lenguajes de programación, así como instalación, operación y mantenimiento de software.</text:p>
        </text:list-item>
      </text:list>
      <text:p text:style-name="P49">Para esta afinidad, se tienen las siguientes diferencias:</text:p>
      <text:list xml:id="list517439101" text:style-name="L13">
        <text:list-item>
          <text:p text:style-name="P173"><text:span text:style-name="T44">El perfil de </text:span><text:span text:style-name="T45">la Licenciatura en Ingeniería en Tecnologías de la Información y Comunicación es, en s</text:span><text:span text:style-name="T46">u forma más amplia, la de un comunicador social pero con conocimiento de herramientas computacionales, mientras que el de la Licenciatura en Ingeniería Telemática e Hidroeléctrica </text:span><text:span text:style-name="T47">es el de un profesional </text:span><text:span text:style-name="T48">que, no solo se enfoca </text:span><text:span text:style-name="T49">en el uso de tecnologías, sino en la investigación, desarrollo e implementación de tecnologías de diversos rubros, como la electricidad, la mecánica, la hidráulica, el cómputo y las telecomunicaciones.</text:span></text:p>
        </text:list-item>
        <text:list-item>
          <text:p text:style-name="P197"><text:span text:style-name="T49">L</text:span><text:span text:style-name="T8">a Licenciatura </text:span><text:span text:style-name="T50">en Ingeniería en Tecnologías de la Información y Comunicación difiere ya que solo se dedica al uso de las herramientas computacionales para hacer difusión en medios de información masiva </text:span><text:span text:style-name="T51">siendo su lugar de trabajo agencias de sistemas de información, marketing digital, e-commerce, </text:span><text:span text:style-name="T53">y </text:span><text:span text:style-name="T51">consultoría tecnológica;</text:span><text:span text:style-name="T50"> mientras que la Licenciatura en Ingeniería Telemática e Hidroeléctrica se encarga de mantener una infraestructura confiable para la operatividad tecnológica, </text:span><text:span text:style-name="T52">siendo sus áreas de trabajo organizaciones de telecomunicaciones, proveedores de servicios de internet, desarrollo de software para redes o consultoría en telecomunicaciones.</text:span></text:p>
        </text:list-item>
        <text:list-item>
          <text:p text:style-name="P179"><text:span text:style-name="T50">La Licenciatura en Ingeniería en Tecnologías de la Información y Comunicación </text:span><text:span text:style-name="T51">tiene el enfoque de la</text:span><text:span text:style-name="T50"> </text:span><text:span text:style-name="T51">planificación</text:span><text:span text:style-name="T50"> relativa a los rubros sociales,</text:span><text:span text:style-name="T51"> como negocios, educación, promoción de la salud, mientras que la Ingeniería Telemática e Hidroeléctrica se enfoca en el diseño, implementación y gestión de redes de comunicación y sistemas de telecomunicaciones por radio, telefonía, satelital, y cualquier otro que implique telecomunicaciones a distancia.</text:span></text:p>
        </text:list-item>
      </text:list>
      <text:p text:style-name="P215"/>
      <text:p text:style-name="P257">Afinidad detectada:</text:p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107">Tecnológico Nacional de México</text:p>
          </table:table-cell>
          <table:table-cell table:style-name="Tabla16.B1" office:value-type="string">
            <text:p text:style-name="P70">Universidad de Temascaltepec de González</text:p>
          </table:table-cell>
        </table:table-row>
        <table:table-row table:style-name="Tabla16.1">
          <table:table-cell table:style-name="Tabla16.A2" office:value-type="string">
            <text:p text:style-name="P107">Valle De Bravo</text:p>
          </table:table-cell>
          <table:table-cell table:style-name="Tabla16.B2" office:value-type="string">
            <text:p text:style-name="P89">Temascaltepec de González</text:p>
          </table:table-cell>
        </table:table-row>
        <table:table-row table:style-name="Tabla16.1">
          <table:table-cell table:style-name="Tabla16.A2" office:value-type="string">
            <text:p text:style-name="P107">Instituto de Tecnológico de Estudios Superiores de Valle de Bravo </text:p>
          </table:table-cell>
          <table:table-cell table:style-name="Tabla16.B2" office:value-type="string">
            <text:p text:style-name="P70">Unidad Homero Gómez González</text:p>
          </table:table-cell>
        </table:table-row>
        <table:table-row>
          <table:table-cell table:style-name="Tabla16.A4" office:value-type="string">
            <text:p text:style-name="P61"><text:span text:style-name="T146">Licenciatura en </text:span><text:span text:style-name="T147">Arqui</text:span><text:span text:style-name="T148">t</text:span><text:span text:style-name="T147">ectura</text:span></text:p>
          </table:table-cell>
          <table:table-cell table:style-name="Tabla16.B4" office:value-type="string">
            <text:p text:style-name="P140">Licenciatura en Ingeniería <text:span text:style-name="T150">Geológica y Ambiental</text:span></text:p>
          </table:table-cell>
        </table:table-row>
        <table:table-row>
          <table:table-cell table:style-name="Tabla16.A5" office:value-type="string">
            <text:p text:style-name="P120">Área <text:span text:style-name="T169">4</text:span>: <text:span text:style-name="T170">Artes y Humanidades</text:span></text:p>
          </table:table-cell>
          <table:table-cell table:style-name="Tabla16.B5" office:value-type="string">
            <text:p text:style-name="P120">Área 1: Físico-Matemáticas y de las Ingenierías</text:p>
          </table:table-cell>
        </table:table-row>
      </table:table>
      <text:p text:style-name="P7"/>
      <text:p text:style-name="P36"><text:span text:style-name="T23">P</text:span><text:span text:style-name="T26">ara </text:span><text:span text:style-name="T24">esta afinidad</text:span><text:span text:style-name="T25"> </text:span><text:span text:style-name="T24">se tienen las siguientes similitudes.</text:span></text:p>
      <text:list xml:id="list1896650967" text:style-name="L14">
        <text:list-item>
          <text:p text:style-name="P180"><text:span text:style-name="T54">Ambas licenciaturas realizan estudios de instancia terrestre, del subsuelo, </text:span><text:span text:style-name="T35">topografía, y</text:span><text:span text:style-name="T54"> de geociencias, en tanto son necesarias para el desarrollo de obras de infraestructura para edificaciones, vialidades, </text:span><text:span text:style-name="T36">y hacer </text:span><text:span text:style-name="T35">desarrollo </text:span><text:span text:style-name="T36">y planificación tanto</text:span><text:span text:style-name="T35"> municipal </text:span><text:span text:style-name="T36">como</text:span><text:span text:style-name="T35"> urbano.</text:span></text:p>
        </text:list-item>
      </text:list>
      <text:p text:style-name="P3">Para esta afinidad, se tienen las siguientes diferencias:</text:p>
      <text:list xml:id="list613459344" text:style-name="L15">
        <text:list-item>
          <text:p text:style-name="P232"><text:span text:style-name="T76">L</text:span><text:span text:style-name="T73">a Licenciatura en Arquitectura </text:span><text:span text:style-name="T80">es de área 4, es decir, Artes y Humanidades; </text:span><text:span text:style-name="T91">mientras</text:span><text:span text:style-name="T80"> que la Licenciatura en Ingeniería Geológica y Ambiental es de área 1, es decir, Físico-Matemáticas y de las ingenierías.</text:span></text:p>
        </text:list-item>
        <text:list-item>
          <text:p text:style-name="P193"><text:span text:style-name="T37">El enfoque de la Licenciatura en Arquitectura, al ser una licenciatura de Artes y Humanidades, tiene primordialmente el objetivo de analizar la estética, la historia del arte, las corrientes históricas y como estas han influido en el diseño arquitectónico con variedad de edificaciones relativas a cada estilo artístico, mientras que la </text:span><text:span text:style-name="T38">Licenciatura en Ingeniería Geológica y Ambiental tiene por enfoque principal trabajar con los recursos del subsuelo más que solo estudiarlos en si, enfocándose no solo en la teoría relativa a este rubro sino que explotará este recurso natural para beneficio social, y lo complementará con la cuestión ambiental para hacerlo sin dañar los medios naturales.</text:span></text:p>
        </text:list-item>
      </text:list>
      <text:p text:style-name="P199"><text:span text:style-name="T154"/></text:p>
      <text:p text:style-name="P263"><text:span text:style-name="T154">Coincidencia</text:span><text:span text:style-name="T153"> detectada:</text:span>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7">Tecnológico Nacional de México</text:p>
          </table:table-cell>
          <table:table-cell table:style-name="Tabla17.B1" office:value-type="string">
            <text:p text:style-name="P71">Universidad de Temascaltepec de González</text:p>
          </table:table-cell>
        </table:table-row>
        <table:table-row table:style-name="Tabla17.1">
          <table:table-cell table:style-name="Tabla17.A2" office:value-type="string">
            <text:p text:style-name="P107">Valle De Bravo</text:p>
          </table:table-cell>
          <table:table-cell table:style-name="Tabla17.B2" office:value-type="string">
            <text:p text:style-name="P90">Temascaltepec de González</text:p>
          </table:table-cell>
        </table:table-row>
        <table:table-row table:style-name="Tabla17.1">
          <table:table-cell table:style-name="Tabla17.A2" office:value-type="string">
            <text:p text:style-name="P107">Instituto de Tecnológico de Estudios Superiores de Valle de Bravo </text:p>
          </table:table-cell>
          <table:table-cell table:style-name="Tabla17.B2" office:value-type="string">
            <text:p text:style-name="P71">Unidad Homero Gómez González</text:p>
          </table:table-cell>
        </table:table-row>
        <table:table-row>
          <table:table-cell table:style-name="Tabla17.A4" office:value-type="string">
            <text:p text:style-name="P62"><text:span text:style-name="T118">Licenciatura </text:span><text:span text:style-name="T120">en Gastronomía</text:span></text:p>
          </table:table-cell>
          <table:table-cell table:style-name="Tabla17.B4" office:value-type="string">
            <text:p text:style-name="P145"><text:span text:style-name="T173">Bachillerato </text:span><text:span text:style-name="T174">Técnico en Gastronomía</text:span> y Alimentos.</text:p>
          </table:table-cell>
        </table:table-row>
        <table:table-row>
          <table:table-cell table:style-name="Tabla17.A5" office:value-type="string">
            <text:p text:style-name="P121">Área <text:span text:style-name="T172">3</text:span>: <text:span text:style-name="T172">Sociales y Administrativas</text:span></text:p>
          </table:table-cell>
          <table:table-cell table:style-name="Tabla17.B5" office:value-type="string">
            <text:p text:style-name="P121">Área <text:span text:style-name="T121">1</text:span>: Físico-Matemáticas y de las Ingenierías</text:p>
          </table:table-cell>
        </table:table-row>
      </table:table>
      <text:p text:style-name="P8"/>
      <text:p text:style-name="P58"><text:span text:style-name="T9">Pese a que </text:span><text:span text:style-name="T19">las</text:span><text:span text:style-name="T9"> trayectorias son </text:span><text:span text:style-name="T26">completamente correspondidas</text:span><text:span text:style-name="T19"> debido a que ambas </text:span><text:span text:style-name="T26">son trayectorias académicas </text:span><text:span text:style-name="T55">que ahondan en conocimientos relativos a química y biología aplicada a los alimentos,</text:span><text:span text:style-name="T27"> y además son ambas trayectorias académicas</text:span><text:span text:style-name="T26"> en </text:span><text:span text:style-name="T55">gastronomía</text:span><text:span text:style-name="T26">, no existe conflicto de intereses entre ambas ya que </text:span><text:span text:style-name="T55">el</text:span><text:span text:style-name="T26"> Instituto de Tecnológico de Estudios Superiores de Valle de Bravo ofrece </text:span><text:span text:style-name="T55">Gastronomía</text:span><text:span text:style-name="T26"> a nivel Licenciatura mientras que la Universidad de Temascaltepec de González la ofrece a nivel de Bachillerato Técnico. </text:span><text:span text:style-name="T29">Por el contrario,</text:span><text:span text:style-name="T26"> los egresados de la trayectoria académica de Bachillerato Técnico en </text:span><text:span text:style-name="T55">Gastronomía y Alimentos</text:span><text:span text:style-name="T26"> de la Universidad de Temascaltepec de González podrán optar por incorporarse, </text:span><text:span text:style-name="T27">o bien</text:span><text:span text:style-name="T26"> a la Licenciatura en </text:span><text:span text:style-name="T55">Gastronomía</text:span><text:span text:style-name="T26"> en </text:span><text:span text:style-name="T56">el</text:span><text:span text:style-name="T26"> Instituto de Tecnológico de Estudios Superiores de Valle de Bravo, o bien a la Licenciatura en </text:span><text:span text:style-name="T56">Biotecnología y Alimentos</text:span><text:span text:style-name="T26"> de la Universidad de Temascaltepec de González.</text:span></text:p>
      <text:p text:style-name="P216"/>
      <text:p text:style-name="P258">Afinidad detectada: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111">Tecnológico Nacional de México</text:p>
          </table:table-cell>
          <table:table-cell table:style-name="Tabla18.B1" office:value-type="string">
            <text:p text:style-name="P86">Universidad de Temascaltepec de González</text:p>
          </table:table-cell>
        </table:table-row>
        <table:table-row table:style-name="Tabla18.1">
          <table:table-cell table:style-name="Tabla18.A2" office:value-type="string">
            <text:p text:style-name="P111">Valle De Bravo</text:p>
          </table:table-cell>
          <table:table-cell table:style-name="Tabla18.B2" office:value-type="string">
            <text:p text:style-name="P105">Temascaltepec de González</text:p>
          </table:table-cell>
        </table:table-row>
        <table:table-row table:style-name="Tabla18.1">
          <table:table-cell table:style-name="Tabla18.A2" office:value-type="string">
            <text:p text:style-name="P111">Instituto de Tecnológico de Estudios Superiores de Valle de Bravo </text:p>
          </table:table-cell>
          <table:table-cell table:style-name="Tabla18.B2" office:value-type="string">
            <text:p text:style-name="P86">Unidad Homero Gómez González</text:p>
          </table:table-cell>
        </table:table-row>
        <table:table-row>
          <table:table-cell table:style-name="Tabla18.A4" office:value-type="string">
            <text:p text:style-name="P65"><text:span text:style-name="T146">Licenciatura en </text:span><text:span text:style-name="T149">Ingeniería Civil</text:span></text:p>
          </table:table-cell>
          <table:table-cell table:style-name="Tabla18.B4" office:value-type="string">
            <text:p text:style-name="P143">Licenciatura en Ingeniería <text:span text:style-name="T150">Geológica y Ambiental</text:span></text:p>
          </table:table-cell>
        </table:table-row>
        <table:table-row>
          <table:table-cell table:style-name="Tabla18.A5" office:value-type="string">
            <text:p text:style-name="P138">Área 1: Físico-Matemáticas y de las Ingenierías</text:p>
          </table:table-cell>
          <table:table-cell table:style-name="Tabla18.B5" office:value-type="string">
            <text:p text:style-name="P138">Área 1: Físico-Matemáticas y de las Ingenierías</text:p>
          </table:table-cell>
        </table:table-row>
      </table:table>
      <text:p text:style-name="P24"/>
      <text:p text:style-name="P39"><text:span text:style-name="T23">P</text:span><text:span text:style-name="T26">ara </text:span><text:span text:style-name="T24">esta afinidad</text:span><text:span text:style-name="T25"> </text:span><text:span text:style-name="T24">se tienen las siguientes similitudes.</text:span></text:p>
      <text:list xml:id="list3250454637" text:style-name="L16">
        <text:list-item>
          <text:p text:style-name="P223"><text:span text:style-name="T71">Ambas licenciaturas realizan estudios de instancia terrestre, del subsuelo, </text:span><text:span text:style-name="T72">topografía, y</text:span><text:span text:style-name="T71"> de geociencias, en tanto son necesarias para el desarrollo de obras de infraestructura para edificaciones, vialidades, </text:span><text:span text:style-name="T73">y hacer </text:span><text:span text:style-name="T72">desarrollo </text:span><text:span text:style-name="T73">y planificación tanto</text:span><text:span text:style-name="T72"> municipal </text:span><text:span text:style-name="T73">como</text:span><text:span text:style-name="T72"> urbano </text:span><text:span text:style-name="T74">e incluso con el medio ambiente y los recursos naturales. Además, ambas trayectorias tienen perfil de Ingeniería, por lo cual tendrán una base científica sólida constituida por conocimientos en matemáticas, física, química, entre otros.</text:span></text:p>
        </text:list-item>
      </text:list>
      <text:p text:style-name="P4">Para esta afinidad, se tienen las siguientes diferencias:</text:p>
      <text:list xml:id="list811800513" text:style-name="L17">
        <text:list-item>
          <text:p text:style-name="P192"><text:span text:style-name="T33">L</text:span><text:span text:style-name="T26">a Licenciatura e</text:span><text:span text:style-name="T57">n Ingeniería Civil tendrá un enfoque de tal manera que realizará más bien Diseño, construcción y mantenimiento de infraestructuras (edificios, puentes, carreteras, etc.), </text:span><text:span text:style-name="T58">mientras que la Licenciatura en Ingeniería </text:span><text:span text:style-name="T59">Geológica y Ambiental se enfoca de lleno en estudios de la Tierra, sus materiales y procesos, con aplicación </text:span><text:span text:style-name="T60">a proyectos realizados por equipos de ingenieros.</text:span></text:p>
        </text:list-item>
        <text:list-item>
          <text:p text:style-name="P219">Entre las destrezas y habilidades, existen diferencias ya que la Licenciatura en Ingeniería Civil dominará más el análisis para mecánica de suelos, estructuras, hidráulica y materiales de construcción por mencionar algunas, mientras que las habilidades y destrezas emanadas de la Licenciatura en Ingeniería Geológica y Ambiental serán más enfocadas geología, geofísica, hidrogeología, mecánica de rocas y suelos, y cualquier otra relativa a estudios del subsuelo.</text:p>
        </text:list-item>
        <text:list-item>
          <text:p text:style-name="P219">Finalmente, el objetivo de la Licenciatura en Ingeniería Civil será más bien el de crear obras civiles que sean tanto seguras como sostenibles, por lo que laborarán en consultoras u organizaciones de construcción, tanto privadas como gubernamentales; mientras que la Licenciatura en Ingeniería Geológica y Ambiental tendrá <text:span text:style-name="T217">entre algunos de sus</text:span> objetivos (a modo de ejemplo) la exploración del terreno o la identificación de riesgos geológicos, por lo que laborará más bien en empresas de exploración minera, consultoras u organizaciones de excavación y explotación de lo recursos del subsuelo o industrias extractivas, tanto de instancia privada así como de índole pública.</text:p>
        </text:list-item>
      </text:list>
      <text:p text:style-name="P217"/>
      <text:p text:style-name="P259">Afinidad detectada:</text:p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11">Tecnológico Nacional de México</text:p>
          </table:table-cell>
          <table:table-cell table:style-name="Tabla19.B1" office:value-type="string">
            <text:p text:style-name="P87">Universidad de Temascaltepec de González</text:p>
          </table:table-cell>
        </table:table-row>
        <table:table-row table:style-name="Tabla19.1">
          <table:table-cell table:style-name="Tabla19.A2" office:value-type="string">
            <text:p text:style-name="P111">Valle De Bravo</text:p>
          </table:table-cell>
          <table:table-cell table:style-name="Tabla19.B2" office:value-type="string">
            <text:p text:style-name="P106">Temascaltepec de González</text:p>
          </table:table-cell>
        </table:table-row>
        <table:table-row table:style-name="Tabla19.1">
          <table:table-cell table:style-name="Tabla19.A2" office:value-type="string">
            <text:p text:style-name="P111">Instituto de Tecnológico de Estudios Superiores de Valle de Bravo </text:p>
          </table:table-cell>
          <table:table-cell table:style-name="Tabla19.B2" office:value-type="string">
            <text:p text:style-name="P87">Unidad Homero Gómez González</text:p>
          </table:table-cell>
        </table:table-row>
        <table:table-row>
          <table:table-cell table:style-name="Tabla19.A4" office:value-type="string">
            <text:p text:style-name="P66"><text:span text:style-name="T165">Licenciatura en </text:span><text:span text:style-name="T163">Ingeniería Eléctrica</text:span></text:p>
          </table:table-cell>
          <table:table-cell table:style-name="Tabla19.B4" office:value-type="string">
            <text:p text:style-name="P118">Licenciatura en Ingeniería Telemática e Hidroeléctrica</text:p>
          </table:table-cell>
        </table:table-row>
        <table:table-row>
          <table:table-cell table:style-name="Tabla19.A5" office:value-type="string">
            <text:p text:style-name="P139">Área 1: Físico-Matemáticas y de las Ingenierías</text:p>
          </table:table-cell>
          <table:table-cell table:style-name="Tabla19.B5" office:value-type="string">
            <text:p text:style-name="P139">Área 1: Físico-Matemáticas y de las Ingenierías</text:p>
          </table:table-cell>
        </table:table-row>
      </table:table>
      <text:p text:style-name="P25"/>
      <text:p text:style-name="P40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8111113506" text:continue-list="list20029025150707" text:style-name="L1">
        <text:list-item text:start-value="1">
          <text:p text:style-name="P233"><text:span text:style-name="T204">Ambas trayectorias académicas tienen como uno de sus ejes centrales el desarrollo de </text:span><text:span text:style-name="T205">circuitería eléctrica, electrónica </text:span><text:span text:style-name="T206">y</text:span><text:span text:style-name="T205"> manejo de máquinas eléctricas</text:span><text:span text:style-name="T204">. </text:span><text:span text:style-name="T207">P</text:span><text:span text:style-name="T208">or ello</text:span><text:span text:style-name="T207"> </text:span><text:span text:style-name="T206">ambos </text:span><text:span text:style-name="T207">requerirán de una base científica en matemáticas, física, y algunos tópicos derivados de estos como la teoría electrómagnética, el análisis de circuitos eléctricos, </text:span><text:span text:style-name="T206">y el</text:span><text:span text:style-name="T207"> </text:span><text:span text:style-name="T209">análisis de circuitos electrónicos analógicos y digitales.</text:span></text:p>
        </text:list-item>
      </text:list>
      <text:p text:style-name="P47">Para esta afinidad, se tienen las siguientes diferencias:</text:p>
      <text:list xml:id="list3903816562" text:style-name="L18">
        <text:list-item>
          <text:p text:style-name="P235"><text:span text:style-name="T85">El perfil de </text:span><text:span text:style-name="T92">la Licenciatura en Ingeniería </text:span><text:span text:style-name="T93">Eléctrica </text:span><text:span text:style-name="T94">se enfoca en </text:span><text:span text:style-name="T95">d</text:span><text:span text:style-name="T94">iseño, desarrollo, instalación y mantenimiento de sistemas eléctricos de potencia, generación </text:span><text:span text:style-name="T96">de energía eléctrica</text:span><text:span text:style-name="T94"> </text:span><text:span text:style-name="T96">y</text:span><text:span text:style-name="T94"> </text:span><text:span text:style-name="T96">su</text:span><text:span text:style-name="T94"> distribución, </text:span><text:span text:style-name="T97">mientras que la Licenciatura en Ingeniería en Telemática e Hidroeléctrica se enfoca </text:span><text:span text:style-name="T96">puntualmente</text:span><text:span text:style-name="T97"> en desarrollo e implementación de sistemas </text:span><text:span text:style-name="T98">eléctr</text:span><text:span text:style-name="T96">omecánicos, hidromecánicos, y telecomunicaciones</text:span><text:span text:style-name="T97">.</text:span></text:p>
        </text:list-item>
        <text:list-item>
          <text:p text:style-name="P198"><text:span text:style-name="T61">L</text:span><text:span text:style-name="T8">a Licenciatura en Ingeniería Eléctrica tendrá por objetivo generar, transmitir y distribuir ingeniería de manera eficiente y segura, mientras que el objetivo de la Licenciatura en Ingeniería Telemática e Hidroeléctrica diseñará máquinas para generación de energía eléctrica en plantas hidroeléctricas, sin enfocarse tanto en la tarea de distribuir la energía eléctrica generada.</text:span></text:p>
        </text:list-item>
        <text:list-item>
          <text:p text:style-name="P198"><text:span text:style-name="T8">Mientras que el campo laboral de la Licenciatura en Ingeniería Eléctrica será el de organizaciones dedicadas a la producción de energía eléctrica (tanto públicas como pr</text:span><text:span text:style-name="T62">ivadas), el Licenciado en Ingeniería en Telemática e Hidroeléctrica podrá trabajar </text:span><text:span text:style-name="T63">no solo en el sector energético, sino también en el sector dedicado a las telecomunicaciones, las redes de cómputo y hasta el desarrollo de software.</text:span></text:p>
        </text:list-item>
      </text:list>
      <text:p text:style-name="P220"/>
      <text:p text:style-name="P260">Afinidad detectada:</text:p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64">Tecnológico Nacional de México</text:p>
          </table:table-cell>
          <table:table-cell table:style-name="Tabla20.B1" office:value-type="string">
            <text:p text:style-name="P267">Universidad de Temascaltepec de González</text:p>
          </table:table-cell>
        </table:table-row>
        <table:table-row table:style-name="Tabla20.1">
          <table:table-cell table:style-name="Tabla20.A2" office:value-type="string">
            <text:p text:style-name="P264">Valle De Bravo</text:p>
          </table:table-cell>
          <table:table-cell table:style-name="Tabla20.B2" office:value-type="string">
            <text:p text:style-name="P270">Temascaltepec de González</text:p>
          </table:table-cell>
        </table:table-row>
        <table:table-row table:style-name="Tabla20.1">
          <table:table-cell table:style-name="Tabla20.A2" office:value-type="string">
            <text:p text:style-name="P264">Instituto de Tecnológico de Estudios Superiores de Valle de Bravo </text:p>
          </table:table-cell>
          <table:table-cell table:style-name="Tabla20.B2" office:value-type="string">
            <text:p text:style-name="P267">Unidad Homero Gómez González</text:p>
          </table:table-cell>
        </table:table-row>
        <table:table-row>
          <table:table-cell table:style-name="Tabla20.A4" office:value-type="string">
            <text:p text:style-name="P243"><text:span text:style-name="T167">Licenciatura en </text:span><text:span text:style-name="T166">Ingeniería </text:span><text:span text:style-name="T168">en Sistemas Computacionales</text:span></text:p>
          </table:table-cell>
          <table:table-cell table:style-name="Tabla20.B4" office:value-type="string">
            <text:p text:style-name="P273">Licenciatura en Ingeniería Telemática e Hidroeléctrica</text:p>
          </table:table-cell>
        </table:table-row>
        <table:table-row>
          <table:table-cell table:style-name="Tabla20.A5" office:value-type="string">
            <text:p text:style-name="P276">Área 1: Físico-Matemáticas y de las Ingenierías</text:p>
          </table:table-cell>
          <table:table-cell table:style-name="Tabla20.B5" office:value-type="string">
            <text:p text:style-name="P276">Área 1: Físico-Matemáticas y de las Ingenierías</text:p>
          </table:table-cell>
        </table:table-row>
      </table:table>
      <text:p text:style-name="P182"/>
      <text:p text:style-name="P200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8857540454" text:continue-list="list20028111113506" text:style-name="L1">
        <text:list-item text:start-value="1">
          <text:p text:style-name="P234"><text:span text:style-name="T204">Ambas trayectorias académicas tienen como uno de sus ejes centrales el desarrollo </text:span><text:span text:style-name="T210">tanto de hardware como de software, tanto de manera teórica como tecnológica</text:span><text:span text:style-name="T204">. </text:span><text:span text:style-name="T207">P</text:span><text:span text:style-name="T208">or ello</text:span><text:span text:style-name="T207"> </text:span><text:span text:style-name="T206">ambos </text:span><text:span text:style-name="T207">requerirán de una base científica en matemáticas, física, y algunos tópicos derivados de estos como el análisis de circuitos eléctricos</text:span><text:span text:style-name="T209"> analógicos y digitales </text:span><text:span text:style-name="T210">para</text:span><text:span text:style-name="T209"> </text:span><text:span text:style-name="T210">el diseño electrónico de computadoras, el desarrollo de </text:span><text:span text:style-name="T212">redes o</text:span><text:span text:style-name="T210"> sistemas operativos, y finalmente el desarrollo de software</text:span><text:span text:style-name="T211">.</text:span></text:p>
        </text:list-item>
      </text:list>
      <text:p text:style-name="P174">Para esta afinidad, se tienen las siguientes diferencias:</text:p>
      <text:list xml:id="list3991432615" text:style-name="L19">
        <text:list-item>
          <text:p text:style-name="P236"><text:span text:style-name="T100">Pese a que ambos ingenieros dominan áreas cuyo listado abarca matemáticas, física, electricidad, electrónica, hardware, software, sistemas operativos o redes (entre otros), el</text:span><text:span text:style-name="T85"> perfil de </text:span><text:span text:style-name="T92">la Licenciatura en Ingeniería </text:span><text:span text:style-name="T99">en Sistemas Computacio</text:span><text:span text:style-name="T100">nales domina (adicionalmente) bases de datos y portales web</text:span><text:span text:style-name="T94">, </text:span><text:span text:style-name="T97">mientras que la Licenciatura en Ingeniería en Telemática e Hidroeléctrica </text:span><text:span text:style-name="T100">domina (adicionalmente)</text:span><text:span text:style-name="T97"> desarrollo e implementación </text:span><text:span text:style-name="T96">gestión de redes de comunicación, sistemas de transmisión de datos y protocolos de comunicación</text:span><text:span text:style-name="T97">.</text:span></text:p>
        </text:list-item>
        <text:list-item>
          <text:p text:style-name="P237"><text:span text:style-name="T97">L</text:span><text:span text:style-name="T98">a </text:span><text:span text:style-name="T92">Licenciatura en Ingeniería </text:span><text:span text:style-name="T99">en Sistemas Computacio</text:span><text:span text:style-name="T100">nales</text:span><text:span text:style-name="T98"> tendrá por objetivo soluciones </text:span><text:span text:style-name="T101">computacionales</text:span><text:span text:style-name="T98"> eficientes y seguras para resolver problemas en diversos ámbitos </text:span><text:span text:style-name="T101">que requieran procesamiento de datos mediante cómputo</text:span><text:span text:style-name="T98">, mientras que el objetivo de la Licenciatura en Ingeniería Telemática e Hidroeléctrica </text:span><text:span text:style-name="T101">se inclina más hacia d</text:span><text:span text:style-name="T98">iseñar, implementar y mantener sistemas de comunicación eficientes y seguros para la transmisión de datos.</text:span></text:p>
        </text:list-item>
        <text:list-item>
          <text:p text:style-name="P221">Mientras que el campo laboral de <text:span text:style-name="T218">la Licenciatura en Ingeniería </text:span><text:span text:style-name="T220">en Sistemas Computacio</text:span><text:span text:style-name="T221">nales</text:span> será el de organizaciones dedicadas a la <text:span text:style-name="T222">d</text:span>esarrollo de software, inteligencia artificial, big data, gestión de proyectos <text:span text:style-name="T222">e</text:span> informátic<text:span text:style-name="T222">a administrativa</text:span> (tanto públicas como pr<text:span text:style-name="T219">ivadas); el Licenciado en Ingeniería en Telemática e Hidroeléctrica podrá trabajar </text:span><text:span text:style-name="T222">en el sector relativo a t</text:span><text:span text:style-name="T219">elecomunicaciones, proveedores de servicios de internet, redes móviles, diseño de sistemas de comunicación, seguridad de redes.</text:span></text:p>
        </text:list-item>
      </text:list>
      <text:p text:style-name="P261">Afinidad detectada: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65">Tecnológico Nacional de México</text:p>
          </table:table-cell>
          <table:table-cell table:style-name="Tabla21.B1" office:value-type="string">
            <text:p text:style-name="P268">Universidad de Temascaltepec de González</text:p>
          </table:table-cell>
        </table:table-row>
        <table:table-row table:style-name="Tabla21.1">
          <table:table-cell table:style-name="Tabla21.A2" office:value-type="string">
            <text:p text:style-name="P265">Valle De Bravo</text:p>
          </table:table-cell>
          <table:table-cell table:style-name="Tabla21.B2" office:value-type="string">
            <text:p text:style-name="P271">Temascaltepec de González</text:p>
          </table:table-cell>
        </table:table-row>
        <table:table-row table:style-name="Tabla21.1">
          <table:table-cell table:style-name="Tabla21.A2" office:value-type="string">
            <text:p text:style-name="P265">Instituto de Tecnológico de Estudios Superiores de Valle de Bravo </text:p>
          </table:table-cell>
          <table:table-cell table:style-name="Tabla21.B2" office:value-type="string">
            <text:p text:style-name="P268">Unidad Homero Gómez González</text:p>
          </table:table-cell>
        </table:table-row>
        <table:table-row>
          <table:table-cell table:style-name="Tabla21.A4" office:value-type="string">
            <text:p text:style-name="P242"><text:span text:style-name="T146">Licenciatura en </text:span><text:span text:style-name="T149">Ingeniería Forestal </text:span></text:p>
          </table:table-cell>
          <table:table-cell table:style-name="Tabla21.B4" office:value-type="string">
            <text:p text:style-name="P279">Licenciatura en Ingeniería <text:span text:style-name="T150">Geológica y Ambiental</text:span></text:p>
          </table:table-cell>
        </table:table-row>
        <table:table-row>
          <table:table-cell table:style-name="Tabla21.A5" office:value-type="string">
            <text:p text:style-name="P277">Área 1: Físico-Matemáticas y de las Ingenierías</text:p>
          </table:table-cell>
          <table:table-cell table:style-name="Tabla21.B5" office:value-type="string">
            <text:p text:style-name="P277">Área 1: Físico-Matemáticas y de las Ingenierías</text:p>
          </table:table-cell>
        </table:table-row>
      </table:table>
      <text:p text:style-name="P183"/>
      <text:p text:style-name="P238"><text:span text:style-name="T102">P</text:span><text:span text:style-name="T103">ara </text:span><text:span text:style-name="T104">esta afinidad</text:span><text:span text:style-name="T105"> </text:span><text:span text:style-name="T104">se tienen las siguientes similitudes:</text:span></text:p>
      <text:list xml:id="list17332230" text:style-name="L21">
        <text:list-item>
          <text:p text:style-name="P239"><text:span text:style-name="T74">Lo primero a rescatar como </text:span><text:span text:style-name="T106">similitud</text:span><text:span text:style-name="T74"> en ambas es el enfoque medioambiental ya que ambas carreras se centran en la protección y gestión del medio ambiente, </text:span><text:span text:style-name="T106">igualmente se centran hacia </text:span><text:span text:style-name="T74">recursos naturales, su estudio y gestión; el trabajo de campo para recolectar datos y realizar estudios </text:span><text:span text:style-name="T106">sobre ecosistemas</text:span><text:span text:style-name="T74"> y el valor de la sostenibilidad, ya que ambas buscan promover prácticas sostenibles y minimizar </text:span><text:span text:style-name="T106">daño</text:span><text:span text:style-name="T74"> ambiental.</text:span></text:p>
        </text:list-item>
      </text:list>
      <text:p text:style-name="P222">Para esta afinidad, se tienen las siguientes diferencias:</text:p>
      <text:list xml:id="list880796856" text:style-name="L20">
        <text:list-item>
          <text:p text:style-name="P280"><text:span text:style-name="T223">La Licenciatura en Ingeniería forestal tiene por enfoque la g</text:span>estión sostenible de los bosques y recursos forestales, incluyendo la silvicultura, manejo de fauna, conservación de suelos y agua. <text:span text:style-name="T223">Por otra parte, la Licenciatura en Ingeniería Geológica y Ambiental guarda más el enfoque de e</text:span>studio<text:span text:style-name="T223">s</text:span> de la Tierra, sus materiales, procesos y su interacción con el medio ambiente, con énfasis en la evaluación de riesgos geológicos y la gestión ambiental.</text:p>
        </text:list-item>
        <text:list-item>
          <text:p text:style-name="P281"><text:span text:style-name="T108">El o</text:span><text:span text:style-name="T107">bjetivo </text:span><text:span text:style-name="T108">de la Licenciatura en Ingeniería Forestal es el de Promover el uso sostenible de los bosques, conservar la biodiversidad y </text:span><text:span text:style-name="T107">mitigar el cambio climático; </text:span><text:span text:style-name="T108">mientras que el objetivo de la Licenciatura en Ingeniería Geológica y ambiental es el de </text:span><text:span text:style-name="T107">valuar riesgos geológicos, gestionar los recursos hídricos, prevenir la contaminación y promover el desarrollo sostenible.</text:span></text:p>
        </text:list-item>
        <text:list-item>
          <text:p text:style-name="P240"><text:span text:style-name="T108">Finalmente, el campo laboral de ambas difiere de manera sutil pero sustancial, ya que mientras la Licenciatura en Ingeniería Forestal se encarga más de labores propias </text:span><text:span text:style-name="T107">de bosques, industria maderera, conservación de la naturaleza, gestión de áreas protegidas, consultoría </text:span><text:span text:style-name="T108">forestal, en tanto la Licenciatura en Ingeniería Geológica y Ambiental es más cercana a e</text:span><text:span text:style-name="T107">mpresas de exploración minera, consultoras geológicas, agencias gubernamentales </text:span><text:span text:style-name="T108">dedicadas a sectores extractivos</text:span><text:span text:style-name="T107">, gestión de residuos </text:span><text:span text:style-name="T108">y</text:span><text:span text:style-name="T107"> estudios de impacto ambiental.</text:span></text:p>
        </text:list-item>
      </text:list>
      <text:p text:style-name="P262">Afinidad detectada:</text:p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64">Tecnológico Nacional de México</text:p>
          </table:table-cell>
          <table:table-cell table:style-name="Tabla22.B1" office:value-type="string">
            <text:p text:style-name="P269">Universidad de Temascaltepec de González</text:p>
          </table:table-cell>
        </table:table-row>
        <table:table-row table:style-name="Tabla22.1">
          <table:table-cell table:style-name="Tabla22.A2" office:value-type="string">
            <text:p text:style-name="P264">Valle De Bravo</text:p>
          </table:table-cell>
          <table:table-cell table:style-name="Tabla22.B2" office:value-type="string">
            <text:p text:style-name="P272">Temascaltepec de González</text:p>
          </table:table-cell>
        </table:table-row>
        <table:table-row table:style-name="Tabla22.1">
          <table:table-cell table:style-name="Tabla22.A2" office:value-type="string">
            <text:p text:style-name="P264">Instituto de Tecnológico de Estudios Superiores de Valle de Bravo </text:p>
          </table:table-cell>
          <table:table-cell table:style-name="Tabla22.B2" office:value-type="string">
            <text:p text:style-name="P269">Unidad Homero Gómez González</text:p>
          </table:table-cell>
        </table:table-row>
        <table:table-row>
          <table:table-cell table:style-name="Tabla22.A4" office:value-type="string">
            <text:p text:style-name="P275"><text:span text:style-name="T110">Licenciatura</text:span><text:span text:style-name="T111"> en </text:span>In<text:span text:style-name="T155">geniería Mecatrónica</text:span></text:p>
          </table:table-cell>
          <table:table-cell table:style-name="Tabla22.B4" office:value-type="string">
            <text:p text:style-name="P274">Licenciatura en Ingeniería Telemática e Hidroeléctrica</text:p>
          </table:table-cell>
        </table:table-row>
        <table:table-row>
          <table:table-cell table:style-name="Tabla22.A5" office:value-type="string">
            <text:p text:style-name="P278">Área 1: Físico-Matemáticas y de las Ingenierías</text:p>
          </table:table-cell>
          <table:table-cell table:style-name="Tabla22.B5" office:value-type="string">
            <text:p text:style-name="P278">Área 1: Físico-Matemáticas y de las Ingenierías</text:p>
          </table:table-cell>
        </table:table-row>
      </table:table>
      <text:p text:style-name="P184"/>
      <text:p text:style-name="P201"><text:span text:style-name="T109">P</text:span>ara <text:span text:style-name="T112">esta afinidad</text:span><text:span text:style-name="T110"> </text:span><text:span text:style-name="T112">se tienen las siguientes similitudes:</text:span></text:p>
      <text:list xml:id="list20027556333422" text:continue-list="list20028857540454" text:style-name="L1">
        <text:list-item text:start-value="1">
          <text:p text:style-name="P165">Ambas trayectorias académicas tienen como uno de sus ejes centrales <text:span text:style-name="T156">la planificación, </text:span><text:span text:style-name="T157">diseño e implementación</text:span><text:span text:style-name="T156"> de máquinas, </text:span><text:span text:style-name="T157">mecanismos y los sistemas derivados de estos</text:span>, de tal suerte que ambos perfiles tienen conocimientos relativos a lenguajes de <text:span text:style-name="T158">matemáticas, física, materiales, fluidos</text:span>, así como instalación, operación y mantenimiento de <text:span text:style-name="T158">equipo electromecánico</text:span>.</text:p>
        </text:list-item>
      </text:list>
      <text:p text:style-name="P176">Para esta afinidad, se tienen las siguientes diferencias:</text:p>
      <text:list xml:id="list985340931" text:style-name="L22">
        <text:list-item>
          <text:p text:style-name="P175">El perfil del Licenciado en <text:span text:style-name="T158">Ingeniería</text:span> <text:span text:style-name="T158">Mecatrónica se enfoca principalmente en sistemas automatizados o inteligentes <text:s/>(o ambos), mientras que el Licenciado en Ingeniería en Telemática e Hidroeléctrica se enfocará en la integración de sistemas mecatrónicos, mecánicos, hidráulicos, hídricos, eléctricos, y cualquier otro que guarde relación con </text:span><text:span text:style-name="T159">electricidad e hidráulica.</text:span></text:p>
        </text:list-item>
        <text:list-item>
          <text:p text:style-name="P195"><text:span text:style-name="T107">Su área de trabajo es distinta, ya que en la Licenciatura en Ingeniería Mecatrónica </text:span><text:span text:style-name="T69">tendrá por campo laboral </text:span><text:span text:style-name="T70">cuestiones como la robótica o la producción de artículos inteligentes, mientras que el Licenciado en Ingeniería Telemática e Hidroeléctrica se enfocará en cuestiones de mantenimiento de maquinaria y producción energétic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UTG_5f_4dk3" draw:display-name="UTG_4dk3" xlink:href="Pictures/1000020100000DAC00000DAC192427C552B4F2EE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39cm" style:writing-mode="lr-tb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style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9.5pt" style:font-size-asian="8.30000019073486pt" style:font-size-complex="9.5pt"/>
    </style:style>
    <style:style style:name="Bullet_20_Symbols" style:display-name="Bullet Symbols" style:family="text">
      <style:text-properties fo:color="#000000" loext:opacity="100%" style:font-name="Arial1" fo:font-family="Arial" style:font-family-generic="swiss" style:font-pitch="variable" fo:font-size="9pt" fo:font-weight="bold" style:font-name-asian="OpenSymbol" style:font-family-asian="OpenSymbol" style:font-charset-asian="x-symbol" style:font-size-asian="7.84999990463257pt" style:font-weight-asian="bold" style:font-name-complex="OpenSymbol" style:font-family-complex="OpenSymbol" style:font-charset-complex="x-symbol" style:font-size-complex="9pt" style:font-weight-complex="bold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UTG_5f_4dk3" draw:fill-image-width="9.999cm" draw:fill-image-height="9.999cm" style:repeat="no-repeat" draw:fill-image-ref-point-x="0%" draw:fill-image-ref-point-y="0%" draw:fill-image-ref-point="center" style:footnote-max-height="0cm">
        <style:background-image xlink:href="Pictures/1000020100000DAC00000DAC192427C552B4F2EE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UTG_5f_4dk3" draw:fill-image-width="9.999cm" draw:fill-image-height="9.999cm" style:repeat="no-repeat" draw:fill-image-ref-point-x="0%" draw:fill-image-ref-point-y="0%" draw:fill-image-ref-point="center" draw:background-size="border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00:54:22.951197179</meta:creation-date>
    <meta:generator>LibreOffice/7.0.0.1$Linux_X86_64 LibreOffice_project/04ba7e3f1e51af6c5d653e543a620e36719083fd</meta:generator>
    <dc:date>2024-11-29T02:00:26.541730464</dc:date>
    <meta:editing-duration>PT13H37M5S</meta:editing-duration>
    <meta:editing-cycles>253</meta:editing-cycles>
    <meta:document-statistic meta:table-count="22" meta:image-count="0" meta:object-count="0" meta:page-count="23" meta:paragraph-count="349" meta:word-count="6200" meta:character-count="42969" meta:non-whitespace-character-count="37165"/>
  </office:meta>
</office:document-meta>
</file>